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83cm" style:rel-column-width="16509*"/>
    </style:style>
    <style:style style:name="Table1.B" style:family="table-column">
      <style:table-column-properties style:column-width="7.05cm" style:rel-column-width="27178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 Light" officeooo:rsid="000e49ab" officeooo:paragraph-rsid="000e49ab"/>
    </style:style>
    <style:style style:name="P2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center" style:justify-single-word="false"/>
      <style:text-properties officeooo:rsid="01a65f84" officeooo:paragraph-rsid="01a65f84"/>
    </style:style>
    <style:style style:name="P4" style:family="paragraph" style:parent-style-name="Text_20_body">
      <style:paragraph-properties fo:text-align="center" style:justify-single-word="false"/>
      <style:text-properties officeooo:rsid="003c2cf9" officeooo:paragraph-rsid="003c2cf9"/>
    </style:style>
    <style:style style:name="P5" style:family="paragraph" style:parent-style-name="Text_20_body">
      <style:paragraph-properties fo:text-align="center" style:justify-single-word="false"/>
      <style:text-properties officeooo:rsid="01dd6def" officeooo:paragraph-rsid="01dd6def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Heading_20_1" style:list-style-name="">
      <style:paragraph-properties fo:break-before="page"/>
      <style:text-properties officeooo:rsid="012f305f" officeooo:paragraph-rsid="012f305f"/>
    </style:style>
    <style:style style:name="P11" style:family="paragraph" style:parent-style-name="Standard" style:list-style-name="L1">
      <style:text-properties fo:font-weight="bold" officeooo:rsid="014f348e" officeooo:paragraph-rsid="014f348e" style:font-weight-asian="bold" style:font-weight-complex="bold"/>
    </style:style>
    <style:style style:name="P12" style:family="paragraph" style:parent-style-name="Standard" style:list-style-name="L1">
      <style:text-properties fo:font-weight="normal" officeooo:rsid="014f348e" officeooo:paragraph-rsid="01511b66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1757bcf" officeooo:paragraph-rsid="01757bcf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175ae1b" officeooo:paragraph-rsid="0175ae1b" style:font-weight-asian="normal" style:font-weight-complex="normal"/>
    </style:style>
    <style:style style:name="P15" style:family="paragraph" style:parent-style-name="Standard" style:list-style-name="L1">
      <style:text-properties fo:font-weight="bold" officeooo:rsid="01696793" officeooo:paragraph-rsid="01696793" style:font-weight-asian="bold" style:font-weight-complex="bold"/>
    </style:style>
    <style:style style:name="P16" style:family="paragraph" style:parent-style-name="Standard" style:list-style-name="L1">
      <style:text-properties fo:font-weight="normal" officeooo:rsid="01696793" officeooo:paragraph-rsid="01696793" style:font-weight-asian="normal" style:font-weight-complex="normal"/>
    </style:style>
    <style:style style:name="P17" style:family="paragraph" style:parent-style-name="Standard" style:list-style-name="L1">
      <style:text-properties officeooo:rsid="012f305f" officeooo:paragraph-rsid="01587ea1"/>
    </style:style>
    <style:style style:name="P18" style:family="paragraph" style:parent-style-name="Standard" style:list-style-name="L1">
      <style:text-properties fo:font-weight="bold" officeooo:rsid="012f305f" officeooo:paragraph-rsid="014e382c" style:font-weight-asian="bold" style:font-weight-complex="bold"/>
    </style:style>
    <style:style style:name="P19" style:family="paragraph" style:parent-style-name="Standard" style:list-style-name="L1">
      <style:text-properties officeooo:paragraph-rsid="014e382c"/>
    </style:style>
    <style:style style:name="P20" style:family="paragraph" style:parent-style-name="Standard" style:list-style-name="L1">
      <style:text-properties officeooo:rsid="0155568c" officeooo:paragraph-rsid="0155568c"/>
    </style:style>
    <style:style style:name="P21" style:family="paragraph" style:parent-style-name="Standard" style:list-style-name="L1">
      <style:text-properties officeooo:rsid="014e382c" officeooo:paragraph-rsid="014e382c"/>
    </style:style>
    <style:style style:name="P22" style:family="paragraph" style:parent-style-name="Standard" style:list-style-name="L1">
      <style:text-properties officeooo:rsid="012f305f" officeooo:paragraph-rsid="0150bdf5"/>
    </style:style>
    <style:style style:name="P23" style:family="paragraph" style:parent-style-name="Standard" style:list-style-name="L1">
      <style:text-properties officeooo:rsid="01696793" officeooo:paragraph-rsid="01696793"/>
    </style:style>
    <style:style style:name="P24" style:family="paragraph" style:parent-style-name="Standard" style:list-style-name="L1">
      <style:text-properties officeooo:rsid="0149a1fe" officeooo:paragraph-rsid="0149a1fe"/>
    </style:style>
    <style:style style:name="P25" style:family="paragraph" style:parent-style-name="Standard" style:list-style-name="L1">
      <style:text-properties officeooo:paragraph-rsid="014b4c24"/>
    </style:style>
    <style:style style:name="P26" style:family="paragraph" style:parent-style-name="Standard" style:list-style-name="L1">
      <style:text-properties officeooo:rsid="014b4c24" officeooo:paragraph-rsid="014b4c24"/>
    </style:style>
    <style:style style:name="P27" style:family="paragraph" style:parent-style-name="Standard" style:list-style-name="L1">
      <style:text-properties officeooo:rsid="020324bf" officeooo:paragraph-rsid="020324bf"/>
    </style:style>
    <style:style style:name="P28" style:family="paragraph" style:parent-style-name="Standard" style:list-style-name="L1">
      <style:text-properties fo:font-weight="bold" officeooo:rsid="01a7e0d8" officeooo:paragraph-rsid="01a7e0d8" style:font-weight-asian="bold" style:font-weight-complex="bold"/>
    </style:style>
    <style:style style:name="P29" style:family="paragraph" style:parent-style-name="Standard" style:list-style-name="L1">
      <style:text-properties officeooo:rsid="01a7e0d8" officeooo:paragraph-rsid="01a7e0d8"/>
    </style:style>
    <style:style style:name="P30" style:family="paragraph" style:parent-style-name="Standard" style:list-style-name="L1">
      <style:text-properties officeooo:rsid="02002df1" officeooo:paragraph-rsid="02002df1"/>
    </style:style>
    <style:style style:name="P31" style:family="paragraph" style:parent-style-name="Standard" style:list-style-name="L1">
      <style:text-properties fo:font-weight="bold" officeooo:paragraph-rsid="014b4c24" style:font-weight-asian="bold" style:font-weight-complex="bold"/>
    </style:style>
    <style:style style:name="P32" style:family="paragraph" style:parent-style-name="Standard" style:list-style-name="L1">
      <style:text-properties officeooo:rsid="0149a1fe" officeooo:paragraph-rsid="0150bdf5"/>
    </style:style>
    <style:style style:name="P33" style:family="paragraph" style:parent-style-name="Standard" style:list-style-name="L1">
      <style:text-properties officeooo:rsid="0149a1fe" officeooo:paragraph-rsid="017152ae"/>
    </style:style>
    <style:style style:name="P34" style:family="paragraph" style:parent-style-name="Standard" style:list-style-name="L1">
      <style:text-properties officeooo:rsid="01964096" officeooo:paragraph-rsid="01964096"/>
    </style:style>
    <style:style style:name="P35" style:family="paragraph" style:parent-style-name="Standard" style:list-style-name="L1">
      <style:text-properties officeooo:rsid="0197c4b9" officeooo:paragraph-rsid="0197c4b9"/>
    </style:style>
    <style:style style:name="P36" style:family="paragraph" style:parent-style-name="Standard" style:list-style-name="L1">
      <style:text-properties officeooo:rsid="014ddf84" officeooo:paragraph-rsid="0150bdf5"/>
    </style:style>
    <style:style style:name="P37" style:family="paragraph" style:parent-style-name="Standard" style:list-style-name="L1">
      <style:text-properties officeooo:rsid="014e382c" officeooo:paragraph-rsid="0150bdf5"/>
    </style:style>
    <style:style style:name="P38" style:family="paragraph" style:parent-style-name="Standard" style:list-style-name="L1">
      <style:text-properties fo:font-weight="bold" officeooo:rsid="014f348e" officeooo:paragraph-rsid="0150bdf5" style:font-weight-asian="bold" style:font-weight-complex="bold"/>
    </style:style>
    <style:style style:name="P39" style:family="paragraph" style:parent-style-name="Standard" style:list-style-name="L1">
      <style:text-properties officeooo:rsid="014f348e" officeooo:paragraph-rsid="0150bdf5"/>
    </style:style>
    <style:style style:name="P40" style:family="paragraph" style:parent-style-name="Standard" style:list-style-name="L1">
      <style:text-properties fo:font-weight="bold" officeooo:rsid="015ab633" officeooo:paragraph-rsid="015ab633" style:font-weight-asian="bold" style:font-weight-complex="bold"/>
    </style:style>
    <style:style style:name="P41" style:family="paragraph" style:parent-style-name="Standard" style:list-style-name="L1">
      <style:text-properties officeooo:rsid="015ab633" officeooo:paragraph-rsid="015ab633"/>
    </style:style>
    <style:style style:name="P42" style:family="paragraph" style:parent-style-name="Standard" style:list-style-name="L1">
      <style:text-properties officeooo:rsid="015e3eb2" officeooo:paragraph-rsid="015e3eb2"/>
    </style:style>
    <style:style style:name="P43" style:family="paragraph" style:parent-style-name="Standard" style:list-style-name="L1">
      <style:text-properties fo:font-weight="bold" officeooo:rsid="015f2fa1" officeooo:paragraph-rsid="0167bf95" style:font-weight-asian="bold" style:font-weight-complex="bold"/>
    </style:style>
    <style:style style:name="P44" style:family="paragraph" style:parent-style-name="Standard" style:list-style-name="L1">
      <style:text-properties officeooo:rsid="015f2fa1" officeooo:paragraph-rsid="0167bf95"/>
    </style:style>
    <style:style style:name="P45" style:family="paragraph" style:parent-style-name="Standard" style:list-style-name="L1">
      <style:text-properties fo:font-weight="bold" officeooo:rsid="0160b2d6" officeooo:paragraph-rsid="0167bf95" style:font-weight-asian="bold" style:font-weight-complex="bold"/>
    </style:style>
    <style:style style:name="P46" style:family="paragraph" style:parent-style-name="Standard" style:list-style-name="L1">
      <style:text-properties officeooo:rsid="0160b2d6" officeooo:paragraph-rsid="0167bf95"/>
    </style:style>
    <style:style style:name="P47" style:family="paragraph" style:parent-style-name="Standard" style:list-style-name="L1">
      <style:text-properties officeooo:rsid="01661166" officeooo:paragraph-rsid="01661166"/>
    </style:style>
    <style:style style:name="P48" style:family="paragraph" style:parent-style-name="Standard" style:list-style-name="L1">
      <style:text-properties officeooo:rsid="01638091" officeooo:paragraph-rsid="01661166"/>
    </style:style>
    <style:style style:name="P49" style:family="paragraph" style:parent-style-name="Standard" style:list-style-name="L1">
      <style:text-properties officeooo:rsid="0166bd53" officeooo:paragraph-rsid="0166bd53"/>
    </style:style>
    <style:style style:name="P50" style:family="paragraph" style:parent-style-name="Standard" style:list-style-name="L1">
      <style:text-properties fo:font-weight="bold" officeooo:rsid="01732527" officeooo:paragraph-rsid="01732527" style:font-weight-asian="bold" style:font-weight-complex="bold"/>
    </style:style>
    <style:style style:name="P51" style:family="paragraph" style:parent-style-name="Standard" style:list-style-name="L1">
      <style:text-properties officeooo:rsid="01732527" officeooo:paragraph-rsid="01732527"/>
    </style:style>
    <style:style style:name="P52" style:family="paragraph" style:parent-style-name="Standard">
      <style:text-properties fo:font-weight="bold" officeooo:rsid="01b1bb93" officeooo:paragraph-rsid="01b1bb93" style:font-weight-asian="bold" style:font-weight-complex="bold"/>
    </style:style>
    <style:style style:name="P53" style:family="paragraph" style:parent-style-name="Standard" style:list-style-name="L1">
      <style:text-properties fo:font-weight="normal" officeooo:paragraph-rsid="01b1bb93" style:font-weight-asian="normal" style:font-weight-complex="normal"/>
    </style:style>
    <style:style style:name="P54" style:family="paragraph" style:parent-style-name="Standard" style:list-style-name="L1">
      <style:text-properties fo:font-weight="bold" officeooo:rsid="01a99ba0" officeooo:paragraph-rsid="01a99ba0" style:font-weight-asian="bold" style:font-weight-complex="bold"/>
    </style:style>
    <style:style style:name="P55" style:family="paragraph" style:parent-style-name="Standard" style:list-style-name="L1">
      <style:text-properties officeooo:rsid="01a99ba0" officeooo:paragraph-rsid="01a99ba0"/>
    </style:style>
    <style:style style:name="P56" style:family="paragraph" style:parent-style-name="Standard" style:list-style-name="L1">
      <style:text-properties fo:font-weight="bold" officeooo:rsid="01c34931" officeooo:paragraph-rsid="01c34931" style:font-weight-asian="bold" style:font-weight-complex="bold"/>
    </style:style>
    <style:style style:name="P57" style:family="paragraph" style:parent-style-name="Standard" style:list-style-name="L1">
      <style:text-properties fo:font-weight="normal" officeooo:paragraph-rsid="01c34931" style:font-weight-asian="normal" style:font-weight-complex="normal"/>
    </style:style>
    <style:style style:name="P58" style:family="paragraph" style:parent-style-name="Standard" style:list-style-name="L1">
      <style:text-properties fo:font-weight="normal" officeooo:rsid="01c34931" officeooo:paragraph-rsid="01c34931" style:font-weight-asian="normal" style:font-weight-complex="normal"/>
    </style:style>
    <style:style style:name="P59" style:family="paragraph" style:parent-style-name="Standard" style:list-style-name="L1">
      <style:text-properties fo:font-weight="normal" officeooo:rsid="01c34931" officeooo:paragraph-rsid="01c95473" style:font-weight-asian="normal" style:font-weight-complex="normal"/>
    </style:style>
    <style:style style:name="P60" style:family="paragraph" style:parent-style-name="Standard" style:list-style-name="L1">
      <style:text-properties fo:font-weight="normal" officeooo:rsid="01d7a2cd" officeooo:paragraph-rsid="01d7a2cd" style:font-weight-asian="normal" style:font-weight-complex="normal"/>
    </style:style>
    <style:style style:name="P61" style:family="paragraph" style:parent-style-name="Text_20_body" style:list-style-name="">
      <style:text-properties officeooo:rsid="012f305f" officeooo:paragraph-rsid="012f305f"/>
    </style:style>
    <style:style style:name="P62" style:family="paragraph" style:parent-style-name="Text_20_body">
      <style:paragraph-properties fo:break-before="page"/>
    </style:style>
    <style:style style:name="P63" style:family="paragraph" style:parent-style-name="Standard">
      <style:text-properties style:font-name="Calibri Light" officeooo:rsid="003c2cf9" officeooo:paragraph-rsid="003c2cf9"/>
    </style:style>
    <style:style style:name="P64" style:family="paragraph" style:parent-style-name="Standard">
      <style:text-properties style:font-name="Calibri Light" officeooo:rsid="003d2d00" officeooo:paragraph-rsid="003d2d00"/>
    </style:style>
    <style:style style:name="P65" style:family="paragraph" style:parent-style-name="Standard">
      <style:text-properties style:font-name="Calibri Light" officeooo:rsid="003e3ba0" officeooo:paragraph-rsid="003e3ba0"/>
    </style:style>
    <style:style style:name="P66" style:family="paragraph" style:parent-style-name="Standard">
      <style:text-properties style:font-name="Calibri Light" officeooo:rsid="003fb26d" officeooo:paragraph-rsid="003fb26d"/>
    </style:style>
    <style:style style:name="P67" style:family="paragraph" style:parent-style-name="Standard">
      <style:text-properties style:font-name="Calibri Light" officeooo:rsid="00416d11" officeooo:paragraph-rsid="00416d11"/>
    </style:style>
    <style:style style:name="P68" style:family="paragraph" style:parent-style-name="Standard">
      <style:text-properties style:font-name="Calibri Light" officeooo:rsid="0040052e" officeooo:paragraph-rsid="0040052e"/>
    </style:style>
    <style:style style:name="P69" style:family="paragraph" style:parent-style-name="Standard">
      <style:text-properties style:font-name="Calibri Light" officeooo:rsid="0042e507" officeooo:paragraph-rsid="0042e507"/>
    </style:style>
    <style:style style:name="P70" style:family="paragraph" style:parent-style-name="Standard">
      <style:text-properties style:font-name="Calibri Light" officeooo:rsid="004455b2" officeooo:paragraph-rsid="004455b2"/>
    </style:style>
    <style:style style:name="P71" style:family="paragraph" style:parent-style-name="Standard">
      <style:text-properties style:font-name="Calibri Light" officeooo:rsid="005e00ac" officeooo:paragraph-rsid="005e00ac"/>
    </style:style>
    <style:style style:name="P72" style:family="paragraph" style:parent-style-name="Standard">
      <style:text-properties style:font-name="Calibri Light" officeooo:rsid="005fac61" officeooo:paragraph-rsid="005fac61"/>
    </style:style>
    <style:style style:name="P73" style:family="paragraph" style:parent-style-name="Standard">
      <style:text-properties style:font-name="Calibri Light" officeooo:rsid="00630a6e" officeooo:paragraph-rsid="00630a6e"/>
    </style:style>
    <style:style style:name="P74" style:family="paragraph" style:parent-style-name="Standard">
      <style:text-properties style:font-name="Calibri Light" officeooo:rsid="0063567e" officeooo:paragraph-rsid="0063567e"/>
    </style:style>
    <style:style style:name="P75" style:family="paragraph" style:parent-style-name="Standard">
      <style:text-properties style:font-name="Calibri Light" officeooo:rsid="0063670b" officeooo:paragraph-rsid="0063670b"/>
    </style:style>
    <style:style style:name="P76" style:family="paragraph" style:parent-style-name="Standard" style:list-style-name="L2">
      <style:text-properties style:font-name="Calibri Light" officeooo:rsid="0063670b" officeooo:paragraph-rsid="0063670b"/>
    </style:style>
    <style:style style:name="P77" style:family="paragraph" style:parent-style-name="Standard" style:list-style-name="L2">
      <style:text-properties style:font-name="Calibri Light" officeooo:rsid="0063e49a" officeooo:paragraph-rsid="0063e49a"/>
    </style:style>
    <style:style style:name="P78" style:family="paragraph" style:parent-style-name="Standard" style:list-style-name="L2">
      <style:text-properties style:font-name="Calibri Light" officeooo:rsid="006537aa" officeooo:paragraph-rsid="006537aa"/>
    </style:style>
    <style:style style:name="P79" style:family="paragraph" style:parent-style-name="Standard" style:list-style-name="L2">
      <style:text-properties style:font-name="Calibri Light" officeooo:rsid="0065c916" officeooo:paragraph-rsid="0065c916"/>
    </style:style>
    <style:style style:name="P80" style:family="paragraph" style:parent-style-name="Standard" style:list-style-name="L2">
      <style:text-properties style:font-name="Calibri Light" officeooo:rsid="00684f09" officeooo:paragraph-rsid="00684f09"/>
    </style:style>
    <style:style style:name="P81" style:family="paragraph" style:parent-style-name="Standard">
      <style:text-properties style:font-name="Calibri Light" officeooo:rsid="00664ef0" officeooo:paragraph-rsid="00664ef0"/>
    </style:style>
    <style:style style:name="P82" style:family="paragraph" style:parent-style-name="Standard">
      <style:text-properties style:font-name="Calibri Light" officeooo:rsid="00684f09" officeooo:paragraph-rsid="00684f09"/>
    </style:style>
    <style:style style:name="P83" style:family="paragraph" style:parent-style-name="Standard" style:list-style-name="L3">
      <style:text-properties style:font-name="Calibri Light" officeooo:rsid="00684f09" officeooo:paragraph-rsid="00684f09"/>
    </style:style>
    <style:style style:name="P84" style:family="paragraph" style:parent-style-name="Standard" style:list-style-name="L3">
      <style:text-properties officeooo:rsid="00684f09" officeooo:paragraph-rsid="00684f09"/>
    </style:style>
    <style:style style:name="P85" style:family="paragraph" style:parent-style-name="Standard" style:list-style-name="L3">
      <style:text-properties officeooo:rsid="0069bb09" officeooo:paragraph-rsid="0069bb09"/>
    </style:style>
    <style:style style:name="P86" style:family="paragraph" style:parent-style-name="Standard" style:list-style-name="L3">
      <style:text-properties style:font-name="Calibri Light" officeooo:rsid="0069bb09" officeooo:paragraph-rsid="0069bb09"/>
    </style:style>
    <style:style style:name="P87" style:family="paragraph" style:parent-style-name="Standard" style:list-style-name="L3">
      <style:text-properties style:font-name="Calibri Light" officeooo:rsid="006a5ed9" officeooo:paragraph-rsid="006a5ed9"/>
    </style:style>
    <style:style style:name="P88" style:family="paragraph" style:parent-style-name="Standard" style:list-style-name="L3">
      <style:text-properties style:font-name="Calibri Light" officeooo:rsid="0073b193" officeooo:paragraph-rsid="0073b193"/>
    </style:style>
    <style:style style:name="P89" style:family="paragraph" style:parent-style-name="Standard" style:list-style-name="L3">
      <style:text-properties style:font-name="Calibri Light" officeooo:rsid="0076fc4f" officeooo:paragraph-rsid="0076fc4f"/>
    </style:style>
    <style:style style:name="P90" style:family="paragraph" style:parent-style-name="Standard" style:list-style-name="L3">
      <style:text-properties style:font-name="Calibri Light" officeooo:rsid="00788932" officeooo:paragraph-rsid="00788932"/>
    </style:style>
    <style:style style:name="P91" style:family="paragraph" style:parent-style-name="Standard" style:list-style-name="L3">
      <style:text-properties style:font-name="Calibri Light" officeooo:rsid="00845bfc" officeooo:paragraph-rsid="00845bfc"/>
    </style:style>
    <style:style style:name="P92" style:family="paragraph" style:parent-style-name="Standard" style:list-style-name="L3">
      <style:text-properties style:font-name="Calibri Light" officeooo:rsid="00d1382d" officeooo:paragraph-rsid="00d1382d"/>
    </style:style>
    <style:style style:name="P93" style:family="paragraph" style:parent-style-name="Standard">
      <style:text-properties style:font-name="Calibri Light" officeooo:rsid="009145b6" officeooo:paragraph-rsid="009145b6"/>
    </style:style>
    <style:style style:name="P94" style:family="paragraph" style:parent-style-name="Standard">
      <style:text-properties style:font-name="Calibri Light" officeooo:rsid="00630a6e" officeooo:paragraph-rsid="0066143c"/>
    </style:style>
    <style:style style:name="P95" style:family="paragraph" style:parent-style-name="Standard">
      <style:text-properties style:font-name="Calibri Light" officeooo:rsid="0066143c" officeooo:paragraph-rsid="0066143c"/>
    </style:style>
    <style:style style:name="P96" style:family="paragraph" style:parent-style-name="Standard">
      <style:text-properties style:font-name="Calibri Light" officeooo:rsid="006ffad3" officeooo:paragraph-rsid="006ffad3"/>
    </style:style>
    <style:style style:name="P97" style:family="paragraph" style:parent-style-name="Standard">
      <style:text-properties style:font-name="Calibri Light" officeooo:rsid="007c4456" officeooo:paragraph-rsid="007c4456"/>
    </style:style>
    <style:style style:name="P98" style:family="paragraph" style:parent-style-name="Standard">
      <style:text-properties style:font-name="Calibri Light" officeooo:rsid="0071cce5" officeooo:paragraph-rsid="0071cce5"/>
    </style:style>
    <style:style style:name="P99" style:family="paragraph" style:parent-style-name="Standard">
      <style:text-properties style:font-name="Calibri Light" officeooo:rsid="0073b193" officeooo:paragraph-rsid="0073b193"/>
    </style:style>
    <style:style style:name="P100" style:family="paragraph" style:parent-style-name="Standard">
      <style:text-properties style:font-name="Calibri Light" officeooo:rsid="0072b711" officeooo:paragraph-rsid="0073b193"/>
    </style:style>
    <style:style style:name="P101" style:family="paragraph" style:parent-style-name="Standard">
      <style:text-properties style:font-name="Calibri Light" officeooo:rsid="00750354" officeooo:paragraph-rsid="00750354"/>
    </style:style>
    <style:style style:name="P102" style:family="paragraph" style:parent-style-name="Standard">
      <style:text-properties style:font-name="Calibri Light" officeooo:rsid="00673e92" officeooo:paragraph-rsid="00673e92"/>
    </style:style>
    <style:style style:name="P103" style:family="paragraph" style:parent-style-name="Standard">
      <style:text-properties style:font-name="Calibri Light" officeooo:rsid="006c8d66" officeooo:paragraph-rsid="006c8d66"/>
    </style:style>
    <style:style style:name="P104" style:family="paragraph" style:parent-style-name="Standard">
      <style:text-properties style:font-name="Calibri Light" officeooo:rsid="00416d11" officeooo:paragraph-rsid="003d2d00"/>
    </style:style>
    <style:style style:name="P105" style:family="paragraph" style:parent-style-name="Standard">
      <style:text-properties style:font-name="Calibri Light" officeooo:rsid="00684f09" officeooo:paragraph-rsid="00788932"/>
    </style:style>
    <style:style style:name="P106" style:family="paragraph" style:parent-style-name="Standard">
      <style:text-properties style:font-name="Calibri Light" officeooo:rsid="007b6b71" officeooo:paragraph-rsid="007b6b71"/>
    </style:style>
    <style:style style:name="P107" style:family="paragraph" style:parent-style-name="Standard">
      <style:text-properties style:font-name="Calibri Light" officeooo:rsid="00684f09" officeooo:paragraph-rsid="007b6b71"/>
    </style:style>
    <style:style style:name="P108" style:family="paragraph" style:parent-style-name="Standard">
      <style:text-properties style:font-name="Calibri Light" officeooo:rsid="00684f09" officeooo:paragraph-rsid="0069bb09"/>
    </style:style>
    <style:style style:name="P109" style:family="paragraph" style:parent-style-name="Standard">
      <style:text-properties style:font-name="Calibri Light" officeooo:rsid="0069bb09" officeooo:paragraph-rsid="00812648"/>
    </style:style>
    <style:style style:name="P110" style:family="paragraph" style:parent-style-name="Standard">
      <style:text-properties style:font-name="Calibri Light" officeooo:rsid="00788932" officeooo:paragraph-rsid="00788932"/>
    </style:style>
    <style:style style:name="P111" style:family="paragraph" style:parent-style-name="Standard" style:list-style-name="L4">
      <style:text-properties style:font-name="Calibri Light" officeooo:rsid="00788932" officeooo:paragraph-rsid="00788932"/>
    </style:style>
    <style:style style:name="P112" style:family="paragraph" style:parent-style-name="Standard" style:list-style-name="L4">
      <style:text-properties style:font-name="Calibri Light" officeooo:rsid="007c4456" officeooo:paragraph-rsid="007c4456"/>
    </style:style>
    <style:style style:name="P113" style:family="paragraph" style:parent-style-name="Standard" style:list-style-name="L4">
      <style:text-properties style:font-name="Calibri Light" officeooo:rsid="008a7c82" officeooo:paragraph-rsid="008a7c82"/>
    </style:style>
    <style:style style:name="P114" style:family="paragraph" style:parent-style-name="Standard">
      <style:text-properties style:font-name="Calibri Light" officeooo:rsid="007d9ed7" officeooo:paragraph-rsid="00812648"/>
    </style:style>
    <style:style style:name="P115" style:family="paragraph" style:parent-style-name="Standard">
      <style:text-properties style:font-name="Calibri Light" officeooo:rsid="00845bfc" officeooo:paragraph-rsid="00845bfc"/>
    </style:style>
    <style:style style:name="P116" style:family="paragraph" style:parent-style-name="Standard" style:list-style-name="L5">
      <style:text-properties style:font-name="Calibri Light" officeooo:rsid="00664ef0" officeooo:paragraph-rsid="00664ef0"/>
    </style:style>
    <style:style style:name="P117" style:family="paragraph" style:parent-style-name="Standard" style:list-style-name="L5">
      <style:text-properties style:font-name="Calibri Light" officeooo:rsid="00673e92" officeooo:paragraph-rsid="00673e92"/>
    </style:style>
    <style:style style:name="P118" style:family="paragraph" style:parent-style-name="Standard">
      <style:text-properties style:font-name="Calibri Light" officeooo:rsid="008bc01a" officeooo:paragraph-rsid="008bc01a"/>
    </style:style>
    <style:style style:name="P119" style:family="paragraph" style:parent-style-name="Standard" style:list-style-name="L6">
      <style:text-properties officeooo:paragraph-rsid="008bc01a"/>
    </style:style>
    <style:style style:name="P120" style:family="paragraph" style:parent-style-name="Standard" style:list-style-name="L6">
      <style:text-properties style:font-name="Calibri Light" officeooo:rsid="008bc01a" officeooo:paragraph-rsid="008bc01a"/>
    </style:style>
    <style:style style:name="P121" style:family="paragraph" style:parent-style-name="Standard" style:list-style-name="L6">
      <style:text-properties style:font-name="Calibri Light" officeooo:rsid="008c488a" officeooo:paragraph-rsid="008c488a"/>
    </style:style>
    <style:style style:name="P122" style:family="paragraph" style:parent-style-name="Standard" style:list-style-name="L6">
      <style:text-properties officeooo:rsid="008e2676" officeooo:paragraph-rsid="008e2676"/>
    </style:style>
    <style:style style:name="P123" style:family="paragraph" style:parent-style-name="Standard" style:list-style-name="L6">
      <style:text-properties style:font-name="Calibri Light" officeooo:rsid="008e2676" officeooo:paragraph-rsid="008e2676"/>
    </style:style>
    <style:style style:name="P124" style:family="paragraph" style:parent-style-name="Standard" style:list-style-name="L6">
      <style:text-properties style:font-name="Calibri Light" officeooo:rsid="00902087" officeooo:paragraph-rsid="00902087"/>
    </style:style>
    <style:style style:name="P125" style:family="paragraph" style:parent-style-name="Standard" style:list-style-name="L6">
      <style:text-properties style:font-name="Calibri Light" officeooo:rsid="0094cf3a" officeooo:paragraph-rsid="0094cf3a"/>
    </style:style>
    <style:style style:name="P126" style:family="paragraph" style:parent-style-name="Standard" style:list-style-name="L6">
      <style:text-properties style:font-name="Calibri Light" officeooo:rsid="00950e3a" officeooo:paragraph-rsid="00950e3a"/>
    </style:style>
    <style:style style:name="P127" style:family="paragraph" style:parent-style-name="Standard" style:list-style-name="L6">
      <style:text-properties officeooo:rsid="00968037" officeooo:paragraph-rsid="00968037"/>
    </style:style>
    <style:style style:name="P128" style:family="paragraph" style:parent-style-name="Standard">
      <style:text-properties officeooo:rsid="00968037" officeooo:paragraph-rsid="00968037"/>
    </style:style>
    <style:style style:name="P129" style:family="paragraph" style:parent-style-name="Standard">
      <style:text-properties officeooo:rsid="00e44250" officeooo:paragraph-rsid="00e44250"/>
    </style:style>
    <style:style style:name="P130" style:family="paragraph" style:parent-style-name="Standard">
      <style:text-properties officeooo:rsid="0246d32b" officeooo:paragraph-rsid="0246d32b"/>
    </style:style>
    <style:style style:name="P131" style:family="paragraph" style:parent-style-name="Standard">
      <style:text-properties officeooo:rsid="00e7108e" officeooo:paragraph-rsid="024799e3"/>
    </style:style>
    <style:style style:name="P132" style:family="paragraph" style:parent-style-name="Standard">
      <style:text-properties fo:font-weight="bold" officeooo:rsid="0246d32b" officeooo:paragraph-rsid="0246d32b" style:font-weight-asian="bold" style:font-weight-complex="bold"/>
    </style:style>
    <style:style style:name="P133" style:family="paragraph" style:parent-style-name="Heading_20_1">
      <style:paragraph-properties fo:break-before="page"/>
      <style:text-properties officeooo:paragraph-rsid="003c2cf9"/>
    </style:style>
    <style:style style:name="P134" style:family="paragraph" style:parent-style-name="Standard" style:list-style-name="L7">
      <style:text-properties style:font-name="Calibri Light" officeooo:rsid="000e49ab" officeooo:paragraph-rsid="000e49ab"/>
    </style:style>
    <style:style style:name="P135" style:family="paragraph" style:parent-style-name="Standard" style:list-style-name="L7">
      <style:text-properties style:font-name="Calibri Light" officeooo:rsid="01aad94c" officeooo:paragraph-rsid="01abec1e"/>
    </style:style>
    <style:style style:name="P136" style:family="paragraph" style:parent-style-name="Standard" style:list-style-name="L7">
      <style:text-properties style:font-name="Calibri Light" officeooo:rsid="00327b8c" officeooo:paragraph-rsid="00327b8c"/>
    </style:style>
    <style:style style:name="P137" style:family="paragraph" style:parent-style-name="Standard" style:list-style-name="L7">
      <style:text-properties style:font-name="Calibri Light" officeooo:rsid="023b9ff9" officeooo:paragraph-rsid="023b9ff9"/>
    </style:style>
    <style:style style:name="P138" style:family="paragraph" style:parent-style-name="Standard" style:list-style-name="L7">
      <style:text-properties style:font-name="Calibri Light" officeooo:rsid="0033efe4" officeooo:paragraph-rsid="0033efe4"/>
    </style:style>
    <style:style style:name="P139" style:family="paragraph" style:parent-style-name="Standard" style:list-style-name="L7">
      <style:text-properties style:font-name="Calibri Light" officeooo:rsid="013828b0" officeooo:paragraph-rsid="013828b0"/>
    </style:style>
    <style:style style:name="P140" style:family="paragraph" style:parent-style-name="Standard" style:list-style-name="L7">
      <style:text-properties style:font-name="Calibri Light" officeooo:rsid="01bac1d8" officeooo:paragraph-rsid="01bac1d8"/>
    </style:style>
    <style:style style:name="P141" style:family="paragraph" style:parent-style-name="Standard">
      <style:text-properties style:font-name="Calibri Light" officeooo:rsid="0030db38" officeooo:paragraph-rsid="01aad94c"/>
    </style:style>
    <style:style style:name="P142" style:family="paragraph" style:parent-style-name="Standard">
      <style:text-properties style:font-name="Calibri Light" officeooo:rsid="023b9ff9" officeooo:paragraph-rsid="023c446c"/>
    </style:style>
    <style:style style:name="P143" style:family="paragraph" style:parent-style-name="Standard">
      <style:text-properties style:font-name="Calibri Light" officeooo:rsid="01b06d27" officeooo:paragraph-rsid="01b06d27"/>
    </style:style>
    <style:style style:name="P144" style:family="paragraph" style:parent-style-name="Standard">
      <style:text-properties style:font-name="Calibri Light" officeooo:rsid="0139f730" officeooo:paragraph-rsid="0139f730"/>
    </style:style>
    <style:style style:name="P145" style:family="paragraph" style:parent-style-name="Standard" style:list-style-name="L8">
      <style:text-properties officeooo:paragraph-rsid="0139f730"/>
    </style:style>
    <style:style style:name="P146" style:family="paragraph" style:parent-style-name="Standard">
      <style:text-properties style:font-name="Calibri Light" style:text-underline-style="solid" style:text-underline-type="double" style:text-underline-width="auto" style:text-underline-color="font-color" officeooo:rsid="0030db38" officeooo:paragraph-rsid="0030db38"/>
    </style:style>
    <style:style style:name="P147" style:family="paragraph" style:parent-style-name="Standard">
      <style:text-properties style:font-name="Calibri Light" officeooo:rsid="000e49ab" officeooo:paragraph-rsid="00361e2e"/>
    </style:style>
    <style:style style:name="P148" style:family="paragraph" style:parent-style-name="Standard">
      <style:text-properties style:font-name="Calibri Light" fo:font-weight="bold" officeooo:rsid="000e49ab" officeooo:paragraph-rsid="00361e2e" style:font-weight-asian="bold" style:font-weight-complex="bold"/>
    </style:style>
    <style:style style:name="P149" style:family="paragraph" style:parent-style-name="Standard">
      <style:text-properties style:font-name="Calibri Light" fo:font-weight="bold" officeooo:rsid="0033efe4" officeooo:paragraph-rsid="0033efe4" style:font-weight-asian="bold" style:font-weight-complex="bold"/>
    </style:style>
    <style:style style:name="P150" style:family="paragraph" style:parent-style-name="Standard">
      <style:text-properties style:font-name="Calibri Light" officeooo:rsid="00349e3b" officeooo:paragraph-rsid="00349e3b"/>
    </style:style>
    <style:style style:name="P151" style:family="paragraph" style:parent-style-name="Standard">
      <style:text-properties style:font-name="Calibri Light" officeooo:rsid="0036b23f" officeooo:paragraph-rsid="0036b23f"/>
    </style:style>
    <style:style style:name="P152" style:family="paragraph" style:parent-style-name="Standard">
      <style:text-properties style:font-name="Calibri Light" fo:font-style="normal" fo:font-weight="normal" officeooo:rsid="003968b9" officeooo:paragraph-rsid="003968b9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style:font-name="Calibri Light" officeooo:rsid="000e8867" officeooo:paragraph-rsid="000e8867"/>
    </style:style>
    <style:style style:name="P154" style:family="paragraph" style:parent-style-name="Standard">
      <style:text-properties style:font-name="Calibri Light" officeooo:rsid="01a65f84" officeooo:paragraph-rsid="01a65f84"/>
    </style:style>
    <style:style style:name="P155" style:family="paragraph" style:parent-style-name="Standard">
      <style:text-properties style:font-name="Calibri Light" officeooo:rsid="000e49ab" officeooo:paragraph-rsid="000e8867"/>
    </style:style>
    <style:style style:name="P156" style:family="paragraph" style:parent-style-name="Standard" style:list-style-name="L9">
      <style:text-properties style:font-name="Calibri Light" officeooo:rsid="000e8867" officeooo:paragraph-rsid="000e8867"/>
    </style:style>
    <style:style style:name="P157" style:family="paragraph" style:parent-style-name="Standard" style:list-style-name="L10">
      <style:text-properties officeooo:paragraph-rsid="000e9695"/>
    </style:style>
    <style:style style:name="P158" style:family="paragraph" style:parent-style-name="Standard" style:list-style-name="L10">
      <style:text-properties officeooo:paragraph-rsid="01b693dd"/>
    </style:style>
    <style:style style:name="P159" style:family="paragraph" style:parent-style-name="Standard" style:list-style-name="L10">
      <style:text-properties style:font-name="Calibri Light" officeooo:rsid="01ad4994" officeooo:paragraph-rsid="01b2e02b"/>
    </style:style>
    <style:style style:name="P160" style:family="paragraph" style:parent-style-name="Standard" style:list-style-name="L10">
      <style:text-properties officeooo:rsid="000e9695" officeooo:paragraph-rsid="000e9695"/>
    </style:style>
    <style:style style:name="P161" style:family="paragraph" style:parent-style-name="Standard" style:list-style-name="L10">
      <style:text-properties style:font-name="Calibri Light" officeooo:rsid="000e9695" officeooo:paragraph-rsid="000e9695"/>
    </style:style>
    <style:style style:name="P162" style:family="paragraph" style:parent-style-name="Standard" style:list-style-name="L10">
      <style:text-properties style:font-name="Calibri Light" officeooo:rsid="01ae7b26" officeooo:paragraph-rsid="01ae7b26"/>
    </style:style>
    <style:style style:name="P163" style:family="paragraph" style:parent-style-name="Standard">
      <style:text-properties style:font-name="Calibri Light" officeooo:rsid="000e9695" officeooo:paragraph-rsid="000e9695"/>
    </style:style>
    <style:style style:name="P164" style:family="paragraph" style:parent-style-name="Standard">
      <style:text-properties style:font-name="Calibri Light" officeooo:rsid="019ab393" officeooo:paragraph-rsid="019ab393"/>
    </style:style>
    <style:style style:name="P165" style:family="paragraph" style:parent-style-name="Standard">
      <style:text-properties style:font-name="Calibri Light" fo:font-weight="bold" officeooo:rsid="019c1b0c" officeooo:paragraph-rsid="019c1b0c" style:font-weight-asian="bold" style:font-weight-complex="bold"/>
    </style:style>
    <style:style style:name="P166" style:family="paragraph" style:parent-style-name="Standard">
      <style:text-properties style:font-name="Calibri Light" fo:font-weight="bold" officeooo:rsid="019fa387" officeooo:paragraph-rsid="019fa387" style:font-weight-asian="bold" style:font-weight-complex="bold"/>
    </style:style>
    <style:style style:name="P167" style:family="paragraph" style:parent-style-name="Standard">
      <style:text-properties style:font-name="Calibri Light" fo:font-weight="normal" officeooo:rsid="01a3996d" officeooo:paragraph-rsid="01a3996d" style:font-weight-asian="normal" style:font-weight-complex="normal"/>
    </style:style>
    <style:style style:name="P168" style:family="paragraph" style:parent-style-name="Standard">
      <style:text-properties fo:color="#d4d4d4" loext:opacity="100%" style:font-name="Consolas" fo:font-size="8.25pt" fo:font-weight="normal" officeooo:rsid="01a3996d" officeooo:paragraph-rsid="01a3996d" fo:background-color="#1e1e1e" style:font-weight-asian="normal" style:font-weight-complex="normal"/>
    </style:style>
    <style:style style:name="P169" style:family="paragraph" style:parent-style-name="Standard">
      <style:text-properties style:font-name="Calibri Light" fo:font-weight="normal" officeooo:rsid="01a3fd82" officeooo:paragraph-rsid="01a3fd82" style:font-weight-asian="normal" style:font-weight-complex="normal"/>
    </style:style>
    <style:style style:name="P170" style:family="paragraph" style:parent-style-name="Standard">
      <style:text-properties fo:color="#d4d4d4" loext:opacity="100%" style:font-name="Calibri Light" fo:font-weight="normal" officeooo:rsid="01a3fd82" officeooo:paragraph-rsid="01a3fd82" fo:background-color="#1e1e1e" style:font-weight-asian="normal" style:font-weight-complex="normal"/>
    </style:style>
    <style:style style:name="P171" style:family="paragraph" style:parent-style-name="Standard">
      <style:paragraph-properties style:line-height-at-least="0.397cm"/>
      <style:text-properties fo:color="#d4d4d4" loext:opacity="100%" fo:background-color="#1e1e1e"/>
    </style:style>
    <style:style style:name="P172" style:family="paragraph" style:parent-style-name="Standard">
      <style:text-properties style:font-name="Calibri Light" officeooo:rsid="019c1b0c" officeooo:paragraph-rsid="019c1b0c"/>
    </style:style>
    <style:style style:name="P173" style:family="paragraph" style:parent-style-name="Standard">
      <style:text-properties style:font-name="Calibri Light" officeooo:rsid="019b2bb0" officeooo:paragraph-rsid="019b2bb0"/>
    </style:style>
    <style:style style:name="P174" style:family="paragraph" style:parent-style-name="Standard">
      <style:text-properties style:font-name="Calibri Light" officeooo:rsid="000e8867" officeooo:paragraph-rsid="000e9695"/>
    </style:style>
    <style:style style:name="P175" style:family="paragraph" style:parent-style-name="Standard">
      <style:text-properties style:font-name="Calibri Light" officeooo:rsid="01788324" officeooo:paragraph-rsid="01788324"/>
    </style:style>
    <style:style style:name="P176" style:family="paragraph" style:parent-style-name="Standard">
      <style:text-properties style:font-name="Calibri Light" officeooo:rsid="018d436e" officeooo:paragraph-rsid="018d436e"/>
    </style:style>
    <style:style style:name="P177" style:family="paragraph" style:parent-style-name="Standard">
      <style:text-properties style:font-name="Calibri Light" officeooo:rsid="017a05ec" officeooo:paragraph-rsid="017a05ec"/>
    </style:style>
    <style:style style:name="P178" style:family="paragraph" style:parent-style-name="Standard">
      <style:text-properties style:font-name="Calibri Light" officeooo:rsid="01929bb7" officeooo:paragraph-rsid="01929bb7"/>
    </style:style>
    <style:style style:name="P179" style:family="paragraph" style:parent-style-name="Standard">
      <style:text-properties style:font-name="Calibri Light" officeooo:rsid="017a05ec" officeooo:paragraph-rsid="017d5acd"/>
    </style:style>
    <style:style style:name="P180" style:family="paragraph" style:parent-style-name="Standard">
      <style:text-properties style:font-name="Calibri Light" officeooo:rsid="017d5acd" officeooo:paragraph-rsid="017d5acd"/>
    </style:style>
    <style:style style:name="P181" style:family="paragraph" style:parent-style-name="Text_20_body">
      <style:text-properties officeooo:rsid="0204e350" officeooo:paragraph-rsid="0204e350"/>
    </style:style>
    <style:style style:name="P182" style:family="paragraph" style:parent-style-name="Text_20_body">
      <style:text-properties officeooo:rsid="02099d75" officeooo:paragraph-rsid="02099d75"/>
    </style:style>
    <style:style style:name="P183" style:family="paragraph" style:parent-style-name="Text_20_body" style:list-style-name="L11">
      <style:text-properties officeooo:rsid="02069888" officeooo:paragraph-rsid="02069888"/>
    </style:style>
    <style:style style:name="P184" style:family="paragraph" style:parent-style-name="Text_20_body" style:list-style-name="L11">
      <style:text-properties officeooo:rsid="02099d75" officeooo:paragraph-rsid="02099d75"/>
    </style:style>
    <style:style style:name="P185" style:family="paragraph" style:parent-style-name="Standard">
      <style:text-properties style:font-name="Calibri Light" officeooo:rsid="000f8ec4" officeooo:paragraph-rsid="000e8867"/>
    </style:style>
    <style:style style:name="P186" style:family="paragraph" style:parent-style-name="Heading_20_1">
      <style:paragraph-properties fo:break-before="page"/>
      <style:text-properties officeooo:paragraph-rsid="000f8ec4"/>
    </style:style>
    <style:style style:name="P187" style:family="paragraph" style:parent-style-name="Standard">
      <style:text-properties style:font-name="Calibri Light" officeooo:rsid="000f8ec4" officeooo:paragraph-rsid="000f8ec4"/>
    </style:style>
    <style:style style:name="P188" style:family="paragraph" style:parent-style-name="Table_20_Contents">
      <style:text-properties style:font-name="Calibri Light" fo:font-weight="bold" officeooo:rsid="000f8ec4" officeooo:paragraph-rsid="000f8ec4" style:font-weight-asian="bold" style:font-weight-complex="bold"/>
    </style:style>
    <style:style style:name="P189" style:family="paragraph" style:parent-style-name="Table_20_Contents">
      <style:text-properties style:font-name="Calibri Light" officeooo:rsid="000f8ec4" officeooo:paragraph-rsid="000f8ec4"/>
    </style:style>
    <style:style style:name="P190" style:family="paragraph" style:parent-style-name="Table_20_Contents">
      <style:text-properties style:font-name="Calibri Light" officeooo:rsid="00103adc" officeooo:paragraph-rsid="00103adc"/>
    </style:style>
    <style:style style:name="P191" style:family="paragraph" style:parent-style-name="Standard">
      <style:text-properties style:font-name="Calibri Light" officeooo:rsid="0013d3c3" officeooo:paragraph-rsid="0013d3c3"/>
    </style:style>
    <style:style style:name="P192" style:family="paragraph" style:parent-style-name="Standard">
      <style:text-properties style:font-name="Calibri Light" officeooo:rsid="000f8ec4" officeooo:paragraph-rsid="0011609a"/>
    </style:style>
    <style:style style:name="P193" style:family="paragraph" style:parent-style-name="Standard">
      <style:text-properties style:font-name="Calibri Light" officeooo:rsid="0011609a" officeooo:paragraph-rsid="0011609a"/>
    </style:style>
    <style:style style:name="P194" style:family="paragraph" style:parent-style-name="Standard">
      <style:text-properties style:font-name="Calibri Light" officeooo:rsid="010cd7de" officeooo:paragraph-rsid="010cd7de"/>
    </style:style>
    <style:style style:name="P195" style:family="paragraph" style:parent-style-name="Standard">
      <style:paragraph-properties fo:break-before="page"/>
      <style:text-properties style:font-name="Calibri Light" officeooo:rsid="000f8ec4" officeooo:paragraph-rsid="000f8ec4"/>
    </style:style>
    <style:style style:name="P196" style:family="paragraph" style:parent-style-name="Standard">
      <style:text-properties style:font-name="Calibri Light" officeooo:rsid="001a46c5" officeooo:paragraph-rsid="001a46c5"/>
    </style:style>
    <style:style style:name="P197" style:family="paragraph" style:parent-style-name="Standard" style:list-style-name="L12">
      <style:text-properties officeooo:paragraph-rsid="001a46c5"/>
    </style:style>
    <style:style style:name="P198" style:family="paragraph" style:parent-style-name="Text_20_body">
      <style:paragraph-properties fo:break-before="page"/>
      <style:text-properties officeooo:paragraph-rsid="0108d727"/>
    </style:style>
    <style:style style:name="P199" style:family="paragraph" style:parent-style-name="Heading_20_1">
      <style:text-properties officeooo:paragraph-rsid="00f78e3c"/>
    </style:style>
    <style:style style:name="P200" style:family="paragraph" style:parent-style-name="Heading_20_2">
      <style:text-properties fo:font-weight="normal" officeooo:rsid="021e9de6" officeooo:paragraph-rsid="021e9de6" style:font-weight-asian="normal" style:font-weight-complex="normal"/>
    </style:style>
    <style:style style:name="P201" style:family="paragraph" style:parent-style-name="Text_20_body">
      <style:text-properties officeooo:rsid="021e9de6" officeooo:paragraph-rsid="0220f1dd"/>
    </style:style>
    <style:style style:name="P202" style:family="paragraph" style:parent-style-name="Heading_20_2">
      <style:text-properties fo:font-weight="normal" style:font-weight-asian="normal" style:font-weight-complex="normal"/>
    </style:style>
    <style:style style:name="P203" style:family="paragraph" style:parent-style-name="Standard">
      <style:text-properties style:font-name="Calibri Light" fo:font-weight="normal" officeooo:rsid="00f9d037" officeooo:paragraph-rsid="01f35085" style:font-weight-asian="normal" style:font-weight-complex="normal"/>
    </style:style>
    <style:style style:name="P204" style:family="paragraph" style:parent-style-name="Standard" style:list-style-name="L13">
      <style:text-properties style:font-name="Calibri Light" fo:font-weight="normal" officeooo:rsid="022838a0" officeooo:paragraph-rsid="022838a0" style:font-weight-asian="normal" style:font-weight-complex="normal"/>
    </style:style>
    <style:style style:name="P205" style:family="paragraph" style:parent-style-name="Standard" style:list-style-name="L13">
      <style:text-properties style:font-name="Calibri Light" fo:font-weight="normal" officeooo:rsid="01f35085" officeooo:paragraph-rsid="01f35085" style:font-weight-asian="normal" style:font-weight-complex="normal"/>
    </style:style>
    <style:style style:name="P206" style:family="paragraph" style:parent-style-name="Standard" style:list-style-name="L13">
      <style:text-properties style:font-name="Calibri Light" fo:font-weight="normal" officeooo:rsid="01f35085" officeooo:paragraph-rsid="01f4d5b8" style:font-weight-asian="normal" style:font-weight-complex="normal"/>
    </style:style>
    <style:style style:name="P207" style:family="paragraph" style:parent-style-name="Standard" style:list-style-name="L13">
      <style:text-properties style:font-name="Calibri Light" fo:font-weight="normal" officeooo:rsid="0239f3e2" officeooo:paragraph-rsid="0239f3e2" style:font-weight-asian="normal" style:font-weight-complex="normal"/>
    </style:style>
    <style:style style:name="P208" style:family="paragraph" style:parent-style-name="Standard" style:list-style-name="L13">
      <style:text-properties style:font-name="Calibri Light" fo:font-weight="normal" officeooo:rsid="01f35085" officeooo:paragraph-rsid="022ec1ec" style:font-weight-asian="normal" style:font-weight-complex="normal"/>
    </style:style>
    <style:style style:name="P209" style:family="paragraph" style:parent-style-name="Standard">
      <style:text-properties style:font-name="Calibri Light" fo:font-weight="normal" officeooo:rsid="00f9d037" officeooo:paragraph-rsid="00f9d037" style:font-weight-asian="normal" style:font-weight-complex="normal"/>
    </style:style>
    <style:style style:name="P210" style:family="paragraph" style:parent-style-name="Standard">
      <style:text-properties style:font-name="Calibri Light" fo:font-weight="bold" officeooo:rsid="00f90b80" officeooo:paragraph-rsid="01f43d1c" style:font-weight-asian="bold" style:font-weight-complex="bold"/>
    </style:style>
    <style:style style:name="P211" style:family="paragraph" style:parent-style-name="Standard">
      <style:text-properties style:font-name="Calibri Light" fo:font-weight="normal" officeooo:rsid="00f90b80" officeooo:paragraph-rsid="01f43d1c" style:font-weight-asian="normal" style:font-weight-complex="normal"/>
    </style:style>
    <style:style style:name="P212" style:family="paragraph" style:parent-style-name="Standard">
      <style:text-properties style:font-name="Calibri Light" fo:font-weight="normal" officeooo:rsid="00f9d037" officeooo:paragraph-rsid="00fa00a2" style:font-weight-asian="normal" style:font-weight-complex="normal"/>
    </style:style>
    <style:style style:name="P213" style:family="paragraph" style:parent-style-name="Standard">
      <style:text-properties style:font-name="Calibri Light" fo:font-weight="normal" officeooo:rsid="021c6623" officeooo:paragraph-rsid="021c6623" style:font-weight-asian="normal" style:font-weight-complex="normal"/>
    </style:style>
    <style:style style:name="P214" style:family="paragraph" style:parent-style-name="Table_20_Contents">
      <style:text-properties style:font-name="Courier New" fo:font-size="10pt" style:font-size-asian="10pt" style:font-size-complex="10pt"/>
    </style:style>
    <style:style style:name="P215" style:family="paragraph" style:parent-style-name="Standard">
      <style:text-properties style:font-name="Calibri Light" fo:font-weight="bold" officeooo:rsid="021c6623" officeooo:paragraph-rsid="021c6623" style:font-weight-asian="bold" style:font-weight-complex="bold"/>
    </style:style>
    <style:style style:name="P216" style:family="paragraph" style:parent-style-name="Standard">
      <style:text-properties style:font-name="Calibri Light" fo:font-weight="normal" officeooo:rsid="021d2b17" officeooo:paragraph-rsid="021d2b17" style:font-weight-asian="normal" style:font-weight-complex="normal"/>
    </style:style>
    <style:style style:name="P217" style:family="paragraph" style:parent-style-name="Standard">
      <style:text-properties style:font-name="Calibri Light" fo:font-weight="normal" officeooo:rsid="00f9d037" officeooo:paragraph-rsid="01d91521" style:font-weight-asian="normal" style:font-weight-complex="normal"/>
    </style:style>
    <style:style style:name="P218" style:family="paragraph" style:parent-style-name="Standard">
      <style:text-properties style:font-name="Calibri Light" fo:font-weight="normal" officeooo:rsid="01f5ed9e" officeooo:paragraph-rsid="01f5ed9e" style:font-weight-asian="normal" style:font-weight-complex="normal"/>
    </style:style>
    <style:style style:name="P219" style:family="paragraph" style:parent-style-name="Standard">
      <style:text-properties style:font-name="Calibri Light" fo:font-weight="normal" officeooo:rsid="01f5ee1e" officeooo:paragraph-rsid="01f5ee1e" style:font-weight-asian="normal" style:font-weight-complex="normal"/>
    </style:style>
    <style:style style:name="P220" style:family="paragraph" style:parent-style-name="Standard" style:list-style-name="L14">
      <style:text-properties style:font-name="Calibri Light" fo:font-weight="normal" officeooo:rsid="01f5ee1e" officeooo:paragraph-rsid="01f5ee1e" style:font-weight-asian="normal" style:font-weight-complex="normal"/>
    </style:style>
    <style:style style:name="P221" style:family="paragraph" style:parent-style-name="Standard">
      <style:text-properties style:font-name="Calibri Light" fo:font-weight="normal" officeooo:rsid="00f9d037" officeooo:paragraph-rsid="01f43d1c" style:font-weight-asian="normal" style:font-weight-complex="normal"/>
    </style:style>
    <style:style style:name="P222" style:family="paragraph" style:parent-style-name="Standard" style:list-style-name="L13">
      <style:text-properties style:font-name="Calibri Light" fo:font-weight="bold" officeooo:rsid="00f9d037" officeooo:paragraph-rsid="01f43d1c" style:font-weight-asian="bold" style:font-weight-complex="bold"/>
    </style:style>
    <style:style style:name="P223" style:family="paragraph" style:parent-style-name="Heading_20_2">
      <style:text-properties fo:font-weight="normal" officeooo:rsid="01f43d1c" officeooo:paragraph-rsid="01f43d1c" style:font-weight-asian="normal" style:font-weight-complex="normal"/>
    </style:style>
    <style:style style:name="P224" style:family="paragraph" style:parent-style-name="Standard" style:list-style-name="L13">
      <style:text-properties style:font-name="Calibri Light" fo:font-weight="normal" officeooo:rsid="01f35085" officeooo:paragraph-rsid="0240b9da" style:font-weight-asian="normal" style:font-weight-complex="normal"/>
    </style:style>
    <style:style style:name="P225" style:family="paragraph" style:parent-style-name="Standard" style:list-style-name="L13">
      <style:text-properties style:font-name="Calibri Light" fo:font-weight="normal" officeooo:rsid="01f5be44" officeooo:paragraph-rsid="01f5be44" style:font-weight-asian="normal" style:font-weight-complex="normal"/>
    </style:style>
    <style:style style:name="P226" style:family="paragraph" style:parent-style-name="Standard">
      <style:text-properties style:font-name="Calibri Light" officeooo:rsid="00f78e3c" officeooo:paragraph-rsid="00f78e3c"/>
    </style:style>
    <style:style style:name="P227" style:family="paragraph" style:parent-style-name="Standard">
      <style:paragraph-properties fo:break-before="page"/>
      <style:text-properties style:font-name="Calibri Light" officeooo:rsid="001a46c5" officeooo:paragraph-rsid="001a46c5"/>
    </style:style>
    <style:style style:name="P228" style:family="paragraph" style:parent-style-name="Standard">
      <style:text-properties style:font-name="Calibri Light" officeooo:rsid="00cca783" officeooo:paragraph-rsid="00cca783"/>
    </style:style>
    <style:style style:name="P229" style:family="paragraph" style:parent-style-name="Standard">
      <style:text-properties style:font-name="Calibri Light" fo:font-size="10pt" officeooo:rsid="00ee6dba" officeooo:paragraph-rsid="02177021" style:font-size-asian="10pt" style:font-size-complex="10pt"/>
    </style:style>
    <style:style style:name="P230" style:family="paragraph" style:parent-style-name="Standard">
      <style:text-properties fo:color="#000000" loext:opacity="100%" style:font-name="Calibri Light" fo:font-size="10pt" fo:font-weight="normal" officeooo:rsid="00ee6dba" officeooo:paragraph-rsid="02177021" style:font-size-asian="10pt" style:font-weight-asian="normal" style:font-size-complex="10pt" style:font-weight-complex="normal"/>
    </style:style>
    <style:style style:name="P231" style:family="paragraph" style:parent-style-name="Standard">
      <style:text-properties style:font-name="Calibri Light" fo:font-size="10pt" officeooo:rsid="00ee6dba" officeooo:paragraph-rsid="0218a79b" style:font-size-asian="10pt" style:font-size-complex="10pt"/>
    </style:style>
    <style:style style:name="P232" style:family="paragraph" style:parent-style-name="Standard">
      <style:text-properties style:font-name="Calibri Light" fo:font-size="10pt" officeooo:rsid="00cca783" officeooo:paragraph-rsid="00cca783" style:font-size-asian="10pt" style:font-size-complex="10pt"/>
    </style:style>
    <style:style style:name="P233" style:family="paragraph" style:parent-style-name="Standard">
      <style:text-properties style:font-name="Calibri Light" fo:font-size="10pt" officeooo:rsid="00cca783" officeooo:paragraph-rsid="00cdde10" style:font-size-asian="10pt" style:font-size-complex="10pt"/>
    </style:style>
    <style:style style:name="P234" style:family="paragraph" style:parent-style-name="Standard">
      <style:text-properties style:font-name="Calibri Light" fo:font-size="10pt" officeooo:rsid="01e06056" officeooo:paragraph-rsid="01e06056" style:font-size-asian="10pt" style:font-size-complex="10pt"/>
    </style:style>
    <style:style style:name="P235" style:family="paragraph" style:parent-style-name="Standard">
      <style:text-properties style:font-name="Calibri Light" fo:font-size="10pt" officeooo:rsid="00cca783" officeooo:paragraph-rsid="00cf4e1f" style:font-size-asian="10pt" style:font-size-complex="10pt"/>
    </style:style>
    <style:style style:name="P236" style:family="paragraph" style:parent-style-name="Standard">
      <style:text-properties style:font-name="Calibri Light" fo:font-size="10pt" officeooo:rsid="00cdde10" officeooo:paragraph-rsid="00f36890" style:font-size-asian="10pt" style:font-size-complex="10pt"/>
    </style:style>
    <style:style style:name="P237" style:family="paragraph" style:parent-style-name="Standard">
      <style:text-properties style:font-name="Calibri Light" fo:font-size="10pt" officeooo:rsid="00cdde10" officeooo:paragraph-rsid="00cdde10" style:font-size-asian="10pt" style:font-size-complex="10pt"/>
    </style:style>
    <style:style style:name="P238" style:family="paragraph" style:parent-style-name="Standard">
      <style:text-properties style:font-name="Calibri Light" fo:font-size="10pt" officeooo:rsid="00cdde10" officeooo:paragraph-rsid="00d0d5c8" style:font-size-asian="10pt" style:font-size-complex="10pt"/>
    </style:style>
    <style:style style:name="P239" style:family="paragraph" style:parent-style-name="Standard">
      <style:text-properties style:font-name="Calibri Light" fo:font-size="10pt" officeooo:rsid="00ce291e" officeooo:paragraph-rsid="00d0d5c8" style:font-size-asian="10pt" style:font-size-complex="10pt"/>
    </style:style>
    <style:style style:name="P240" style:family="paragraph" style:parent-style-name="Standard">
      <style:text-properties style:font-name="Calibri Light" fo:font-size="10pt" officeooo:rsid="00ee6dba" officeooo:paragraph-rsid="00ee6dba" style:font-size-asian="10pt" style:font-size-complex="10pt"/>
    </style:style>
    <style:style style:name="P241" style:family="paragraph" style:parent-style-name="Standard">
      <style:text-properties style:font-name="Calibri Light" fo:font-size="10pt" officeooo:rsid="00ce291e" officeooo:paragraph-rsid="00ce291e" style:font-size-asian="10pt" style:font-size-complex="10pt"/>
    </style:style>
    <style:style style:name="P242" style:family="paragraph" style:parent-style-name="Standard">
      <style:text-properties style:font-name="Calibri Light" officeooo:rsid="010dfefc" officeooo:paragraph-rsid="010dfefc"/>
    </style:style>
    <style:style style:name="P243" style:family="paragraph" style:parent-style-name="Standard" style:list-style-name="L15">
      <style:text-properties officeooo:paragraph-rsid="010dfefc"/>
    </style:style>
    <style:style style:name="P244" style:family="paragraph" style:parent-style-name="Standard" style:list-style-name="L15">
      <style:text-properties officeooo:rsid="010dfefc" officeooo:paragraph-rsid="0143f3f6"/>
    </style:style>
    <style:style style:name="P245" style:family="paragraph" style:parent-style-name="Standard" style:list-style-name="L15">
      <style:text-properties fo:font-weight="bold" officeooo:rsid="010dfefc" officeooo:paragraph-rsid="010dfefc" style:font-weight-asian="bold" style:font-weight-complex="bold"/>
    </style:style>
    <style:style style:name="P246" style:family="paragraph" style:parent-style-name="Standard" style:list-style-name="L15">
      <style:text-properties officeooo:rsid="010dfefc" officeooo:paragraph-rsid="010dfefc"/>
    </style:style>
    <style:style style:name="P247" style:family="paragraph" style:parent-style-name="Standard">
      <style:text-properties officeooo:rsid="010dfefc" officeooo:paragraph-rsid="010dfefc"/>
    </style:style>
    <style:style style:name="P248" style:family="paragraph" style:parent-style-name="Heading_20_1">
      <style:paragraph-properties fo:break-before="page"/>
      <style:text-properties officeooo:rsid="01e2264c" officeooo:paragraph-rsid="01e2264c"/>
    </style:style>
    <style:style style:name="P249" style:family="paragraph" style:parent-style-name="Standard">
      <style:text-properties officeooo:rsid="01f00a35" officeooo:paragraph-rsid="01f00a35"/>
    </style:style>
    <style:style style:name="P250" style:family="paragraph" style:parent-style-name="Standard">
      <style:text-properties officeooo:paragraph-rsid="01e2264c"/>
    </style:style>
    <style:style style:name="P251" style:family="paragraph" style:parent-style-name="Standard" style:list-style-name="L16">
      <style:text-properties officeooo:rsid="01e2264c" officeooo:paragraph-rsid="01e2264c"/>
    </style:style>
    <style:style style:name="P252" style:family="paragraph" style:parent-style-name="Standard" style:list-style-name="L16">
      <style:text-properties officeooo:paragraph-rsid="01e2264c"/>
    </style:style>
    <style:style style:name="P253" style:family="paragraph" style:parent-style-name="Standard">
      <style:text-properties officeooo:rsid="01e2264c" officeooo:paragraph-rsid="01e2264c"/>
    </style:style>
    <style:style style:name="P254" style:family="paragraph" style:parent-style-name="Standard">
      <style:text-properties officeooo:rsid="01e28852" officeooo:paragraph-rsid="01e28852"/>
    </style:style>
    <style:style style:name="P255" style:family="paragraph" style:parent-style-name="Standard" style:list-style-name="L17">
      <style:text-properties officeooo:rsid="01e28852" officeooo:paragraph-rsid="01e28852"/>
    </style:style>
    <style:style style:name="P256" style:family="paragraph" style:parent-style-name="Standard" style:list-style-name="L17">
      <style:text-properties officeooo:paragraph-rsid="01e28852"/>
    </style:style>
    <style:style style:name="P257" style:family="paragraph" style:parent-style-name="Standard" style:list-style-name="L18">
      <style:text-properties officeooo:paragraph-rsid="01e28852"/>
    </style:style>
    <style:style style:name="P258" style:family="paragraph" style:parent-style-name="Standard" style:list-style-name="L18">
      <style:text-properties officeooo:rsid="01e39422" officeooo:paragraph-rsid="01e39422"/>
    </style:style>
    <style:style style:name="P259" style:family="paragraph" style:parent-style-name="Standard">
      <style:text-properties officeooo:rsid="01e75841" officeooo:paragraph-rsid="01e75841"/>
    </style:style>
    <style:style style:name="P260" style:family="paragraph" style:parent-style-name="Standard">
      <style:text-properties officeooo:rsid="01e75841" officeooo:paragraph-rsid="01e9198d"/>
    </style:style>
    <style:style style:name="P261" style:family="paragraph" style:parent-style-name="Standard">
      <style:text-properties officeooo:rsid="01e39422" officeooo:paragraph-rsid="01e39422"/>
    </style:style>
    <style:style style:name="P262" style:family="paragraph" style:parent-style-name="Standard">
      <style:text-properties officeooo:rsid="01e5ea8e" officeooo:paragraph-rsid="01e5ea8e"/>
    </style:style>
    <style:style style:name="P263" style:family="paragraph" style:parent-style-name="Standard" style:list-style-name="L19">
      <style:text-properties officeooo:rsid="01e5ea8e" officeooo:paragraph-rsid="01e5ea8e"/>
    </style:style>
    <style:style style:name="P264" style:family="paragraph" style:parent-style-name="Standard" style:list-style-name="L20">
      <style:text-properties officeooo:rsid="01e5ea8e" officeooo:paragraph-rsid="01e5ea8e"/>
    </style:style>
    <style:style style:name="P265" style:family="paragraph" style:parent-style-name="Standard">
      <style:text-properties officeooo:rsid="0111eae1" officeooo:paragraph-rsid="01e2264c"/>
    </style:style>
    <style:style style:name="P266" style:family="paragraph" style:parent-style-name="Standard">
      <style:text-properties officeooo:rsid="01eb1f8d" officeooo:paragraph-rsid="01eb1f8d"/>
    </style:style>
    <style:style style:name="P267" style:family="paragraph" style:parent-style-name="Standard" style:list-style-name="L21">
      <style:text-properties fo:font-weight="normal" officeooo:rsid="01eb1f8d" officeooo:paragraph-rsid="01eb1f8d" style:font-weight-asian="normal" style:font-weight-complex="normal"/>
    </style:style>
    <style:style style:name="P268" style:family="paragraph" style:parent-style-name="Standard">
      <style:text-properties fo:font-weight="normal" officeooo:rsid="01ec9a54" officeooo:paragraph-rsid="01ec9a54" style:font-weight-asian="normal" style:font-weight-complex="normal"/>
    </style:style>
    <style:style style:name="P269" style:family="paragraph" style:parent-style-name="Standard" style:list-style-name="L22">
      <style:text-properties fo:font-weight="normal" officeooo:rsid="01ec9a54" officeooo:paragraph-rsid="01ec9a54" style:font-weight-asian="normal" style:font-weight-complex="normal"/>
    </style:style>
    <style:style style:name="P270" style:family="paragraph" style:parent-style-name="Standard">
      <style:text-properties officeooo:rsid="01ec9a54" officeooo:paragraph-rsid="01ec9a54"/>
    </style:style>
    <style:style style:name="P271" style:family="paragraph" style:parent-style-name="Standard" style:list-style-name="L23">
      <style:text-properties fo:font-weight="normal" officeooo:rsid="01f0f758" officeooo:paragraph-rsid="01f0f758" style:font-weight-asian="normal" style:font-weight-complex="normal"/>
    </style:style>
    <style:style style:name="P272" style:family="paragraph" style:parent-style-name="Heading_20_1">
      <style:text-properties officeooo:rsid="011ae5fb" officeooo:paragraph-rsid="011ae5fb"/>
    </style:style>
    <style:style style:name="P273" style:family="paragraph" style:parent-style-name="Standard">
      <style:text-properties officeooo:paragraph-rsid="02485cb4"/>
    </style:style>
    <style:style style:name="P274" style:family="paragraph" style:parent-style-name="Standard" style:list-style-name="L24">
      <style:text-properties officeooo:paragraph-rsid="02485cb4"/>
    </style:style>
    <style:style style:name="P275" style:family="paragraph" style:parent-style-name="Standard" style:list-style-name="L24">
      <style:text-properties officeooo:rsid="02485cb4" officeooo:paragraph-rsid="02485cb4"/>
    </style:style>
    <style:style style:name="P276" style:family="paragraph" style:parent-style-name="Heading_20_2">
      <style:paragraph-properties fo:margin-top="0cm" fo:margin-bottom="0cm" style:contextual-spacing="false"/>
    </style:style>
    <style:style style:name="P277" style:family="paragraph" style:parent-style-name="Text_20_body">
      <style:text-properties officeooo:rsid="011ae5fb" officeooo:paragraph-rsid="011ae5fb"/>
    </style:style>
    <style:style style:name="P278" style:family="paragraph" style:parent-style-name="Standard">
      <style:text-properties fo:font-weight="normal" officeooo:rsid="0111eae1" officeooo:paragraph-rsid="0111eae1" style:font-weight-asian="normal" style:font-weight-complex="normal"/>
    </style:style>
    <style:style style:name="P279" style:family="paragraph" style:parent-style-name="Standard" style:list-style-name="L25">
      <style:text-properties officeooo:paragraph-rsid="0111eae1"/>
    </style:style>
    <style:style style:name="P280" style:family="paragraph" style:parent-style-name="Standard" style:list-style-name="L25">
      <style:text-properties officeooo:rsid="0111eae1" officeooo:paragraph-rsid="0111eae1"/>
    </style:style>
    <style:style style:name="P281" style:family="paragraph" style:parent-style-name="Standard">
      <style:text-properties officeooo:rsid="0111eae1" officeooo:paragraph-rsid="0111eae1"/>
    </style:style>
    <style:style style:name="P282" style:family="paragraph" style:parent-style-name="Standard" style:list-style-name="L26">
      <style:text-properties officeooo:rsid="0111eae1" officeooo:paragraph-rsid="0111eae1"/>
    </style:style>
    <style:style style:name="P283" style:family="paragraph" style:parent-style-name="Standard">
      <style:text-properties officeooo:rsid="011e29c9" officeooo:paragraph-rsid="011e29c9"/>
    </style:style>
    <style:style style:name="P284" style:family="paragraph" style:parent-style-name="Standard">
      <style:text-properties officeooo:paragraph-rsid="0111eae1"/>
    </style:style>
    <style:style style:name="P285" style:family="paragraph" style:parent-style-name="Standard" style:list-style-name="L27">
      <style:text-properties officeooo:rsid="011e29c9" officeooo:paragraph-rsid="011e29c9"/>
    </style:style>
    <style:style style:name="P286" style:family="paragraph" style:parent-style-name="Standard" style:list-style-name="L28">
      <style:text-properties officeooo:rsid="011e29c9" officeooo:paragraph-rsid="011e29c9"/>
    </style:style>
    <style:style style:name="P287" style:family="paragraph" style:parent-style-name="Standard" style:list-style-name="L29">
      <style:text-properties officeooo:rsid="011ae5fb" officeooo:paragraph-rsid="011ae5fb"/>
    </style:style>
    <style:style style:name="P288" style:family="paragraph" style:parent-style-name="Standard">
      <style:text-properties officeooo:rsid="011ae5fb" officeooo:paragraph-rsid="011ae5fb"/>
    </style:style>
    <style:style style:name="P289" style:family="paragraph" style:parent-style-name="Standard">
      <style:text-properties style:font-name="Courier New" fo:font-size="9pt" officeooo:rsid="011ae5fb" officeooo:paragraph-rsid="011ae5fb" style:font-size-asian="9pt" style:font-size-complex="9pt"/>
    </style:style>
    <style:style style:name="P290" style:family="paragraph" style:parent-style-name="Standard">
      <style:text-properties style:font-name="Calibri Light" officeooo:rsid="0249cdc1" officeooo:paragraph-rsid="0249cdc1"/>
    </style:style>
    <style:style style:name="P291" style:family="paragraph" style:parent-style-name="Standard" style:list-style-name="L30">
      <style:text-properties style:font-name="Calibri Light" officeooo:rsid="0249cdc1" officeooo:paragraph-rsid="0249cdc1"/>
    </style:style>
    <style:style style:name="P292" style:family="paragraph" style:parent-style-name="Standard" style:list-style-name="L30">
      <style:text-properties style:font-name="Calibri Light" officeooo:rsid="0249cdc1" officeooo:paragraph-rsid="024d20f3"/>
    </style:style>
    <style:style style:name="P293" style:family="paragraph" style:parent-style-name="Standard">
      <style:text-properties style:font-name="Calibri Light" officeooo:rsid="0251ba31" officeooo:paragraph-rsid="0251ba31"/>
    </style:style>
    <style:style style:name="P294" style:family="paragraph" style:parent-style-name="Standard" style:list-style-name="L31">
      <style:text-properties officeooo:paragraph-rsid="0251ba31"/>
    </style:style>
    <style:style style:name="P295" style:family="paragraph" style:parent-style-name="Standard" style:list-style-name="L31">
      <style:text-properties style:font-name="Calibri Light" officeooo:rsid="0249cdc1" officeooo:paragraph-rsid="0251cf7c"/>
    </style:style>
    <style:style style:name="P296" style:family="paragraph" style:parent-style-name="Standard" style:list-style-name="L32">
      <style:text-properties style:font-name="Calibri Light" fo:font-weight="bold" officeooo:rsid="0249cdc1" officeooo:paragraph-rsid="02566b0f" style:font-weight-asian="bold" style:font-weight-complex="bold"/>
    </style:style>
    <style:style style:name="P297" style:family="paragraph" style:parent-style-name="Standard" style:list-style-name="L32">
      <style:text-properties style:font-name="Calibri Light" officeooo:rsid="0249cdc1" officeooo:paragraph-rsid="0249cdc1"/>
    </style:style>
    <style:style style:name="P298" style:family="paragraph" style:parent-style-name="Standard">
      <style:text-properties style:font-name="Calibri Light" officeooo:rsid="00cca783" officeooo:paragraph-rsid="0256b59c"/>
    </style:style>
    <style:style style:name="P299" style:family="paragraph" style:parent-style-name="Table_20_Contents">
      <style:text-properties fo:font-weight="bold" style:font-weight-asian="bold" style:font-weight-complex="bold"/>
    </style:style>
    <style:style style:name="P300" style:family="paragraph" style:parent-style-name="Standard">
      <style:text-properties style:font-name="Calibri Light" fo:font-weight="normal" officeooo:rsid="0256b59c" officeooo:paragraph-rsid="0257efc4" style:font-weight-asian="normal" style:font-weight-complex="normal"/>
    </style:style>
    <style:style style:name="P301" style:family="paragraph" style:parent-style-name="Standard">
      <style:text-properties fo:color="#158466" loext:opacity="100%" style:font-name="Calibri Light" fo:font-weight="normal" officeooo:rsid="0256b59c" officeooo:paragraph-rsid="0257efc4" style:font-weight-asian="normal" style:font-weight-complex="normal"/>
    </style:style>
    <style:style style:name="P302" style:family="paragraph" style:parent-style-name="Table_20_Contents">
      <style:text-properties fo:color="#bf0041" loext:opacity="100%" officeooo:rsid="0257efc4" officeooo:paragraph-rsid="0257efc4"/>
    </style:style>
    <style:style style:name="P303" style:family="paragraph" style:parent-style-name="Table_20_Contents">
      <style:text-properties fo:color="#bf0041" loext:opacity="100%" officeooo:rsid="0258e1a9" officeooo:paragraph-rsid="0258e1a9"/>
    </style:style>
    <style:style style:name="P304" style:family="paragraph" style:parent-style-name="Table_20_Contents">
      <style:text-properties officeooo:rsid="0257efc4" officeooo:paragraph-rsid="0257efc4"/>
    </style:style>
    <style:style style:name="P305" style:family="paragraph" style:parent-style-name="Table_20_Contents">
      <style:text-properties fo:color="#158466" loext:opacity="100%" officeooo:rsid="0257efc4" officeooo:paragraph-rsid="0257efc4"/>
    </style:style>
    <style:style style:name="P306" style:family="paragraph" style:parent-style-name="Standard">
      <style:text-properties fo:color="#158466" loext:opacity="100%" style:font-name="Calibri Light" fo:font-weight="bold" officeooo:rsid="0249cdc1" officeooo:paragraph-rsid="0257efc4" style:font-weight-asian="bold" style:font-weight-complex="bold"/>
    </style:style>
    <style:style style:name="P307" style:family="paragraph" style:parent-style-name="Table_20_Contents">
      <style:text-properties officeooo:rsid="0258e1a9" officeooo:paragraph-rsid="0258e1a9"/>
    </style:style>
    <style:style style:name="P308" style:family="paragraph" style:parent-style-name="Standard">
      <style:text-properties fo:color="#158466" loext:opacity="100%" style:font-name="Calibri Light" fo:font-weight="normal" officeooo:rsid="0258e1a9" officeooo:paragraph-rsid="0258e1a9" style:font-weight-asian="normal" style:font-weight-complex="normal"/>
    </style:style>
    <style:style style:name="P309" style:family="paragraph" style:parent-style-name="Table_20_Contents">
      <style:text-properties officeooo:rsid="025b69a7" officeooo:paragraph-rsid="025b69a7"/>
    </style:style>
    <style:style style:name="P310" style:family="paragraph" style:parent-style-name="Standard">
      <style:text-properties fo:color="#158466" loext:opacity="100%" style:font-name="Calibri Light" fo:font-weight="normal" officeooo:rsid="025b69a7" officeooo:paragraph-rsid="025b69a7" style:font-weight-asian="normal" style:font-weight-complex="normal"/>
    </style:style>
    <style:style style:name="P311" style:family="paragraph" style:parent-style-name="Table_20_Contents">
      <style:text-properties fo:color="#bf0041" loext:opacity="100%" officeooo:rsid="025b69a7" officeooo:paragraph-rsid="025b69a7"/>
    </style:style>
    <style:style style:name="P312" style:family="paragraph" style:parent-style-name="Standard">
      <style:text-properties style:font-name="Calibri Light" fo:font-size="15pt" fo:font-weight="bold" officeooo:rsid="0249cdc1" officeooo:paragraph-rsid="025bfe95" style:font-size-asian="15pt" style:font-weight-asian="bold" style:font-size-complex="15pt" style:font-weight-complex="bold"/>
    </style:style>
    <style:style style:name="P313" style:family="paragraph" style:parent-style-name="Standard">
      <style:text-properties style:font-name="Calibri Light" officeooo:rsid="00cca783" officeooo:paragraph-rsid="025cd3ff"/>
    </style:style>
    <style:style style:name="P314" style:family="paragraph" style:parent-style-name="Standard">
      <style:text-properties style:font-name="Calibri Light" officeooo:rsid="01f70e0f" officeooo:paragraph-rsid="01f70e0f"/>
    </style:style>
    <style:style style:name="P315" style:family="paragraph" style:parent-style-name="Standard" style:list-style-name="L33">
      <style:text-properties officeooo:paragraph-rsid="01f70e0f"/>
    </style:style>
    <style:style style:name="P316" style:family="paragraph" style:parent-style-name="Standard" style:list-style-name="L33">
      <style:text-properties style:font-name="Calibri Light" officeooo:rsid="01f70e0f" officeooo:paragraph-rsid="01f70e0f"/>
    </style:style>
    <style:style style:name="P317" style:family="paragraph" style:parent-style-name="Standard" style:list-style-name="L33">
      <style:text-properties officeooo:rsid="01f70e0f" officeooo:paragraph-rsid="01f70e0f"/>
    </style:style>
    <style:style style:name="P318" style:family="paragraph" style:parent-style-name="Standard" style:list-style-name="L34">
      <style:text-properties style:font-name="Calibri Light" officeooo:rsid="01f70e0f" officeooo:paragraph-rsid="01f70e0f"/>
    </style:style>
    <style:style style:name="P319" style:family="paragraph" style:parent-style-name="Standard">
      <style:text-properties style:font-name="Calibri Light" officeooo:rsid="01f9eb2d" officeooo:paragraph-rsid="01f9eb2d"/>
    </style:style>
    <style:style style:name="P320" style:family="paragraph" style:parent-style-name="Standard" style:list-style-name="L35">
      <style:text-properties style:font-name="Calibri Light" officeooo:rsid="01fa5e08" officeooo:paragraph-rsid="01fa5e08"/>
    </style:style>
    <style:style style:name="P321" style:family="paragraph" style:parent-style-name="Standard" style:list-style-name="L35">
      <style:text-properties style:font-name="Calibri Light" officeooo:rsid="01f9eb2d" officeooo:paragraph-rsid="01f9eb2d"/>
    </style:style>
    <style:style style:name="P322" style:family="paragraph" style:parent-style-name="Heading_20_2">
      <style:text-properties officeooo:rsid="001d56c1" officeooo:paragraph-rsid="001d56c1"/>
    </style:style>
    <style:style style:name="P323" style:family="paragraph" style:parent-style-name="Standard">
      <style:text-properties officeooo:rsid="001d56c1" officeooo:paragraph-rsid="001dc072"/>
    </style:style>
    <style:style style:name="P324" style:family="paragraph" style:parent-style-name="Standard">
      <style:text-properties fo:font-weight="normal" officeooo:rsid="001d56c1" officeooo:paragraph-rsid="001dc072" style:font-weight-asian="normal" style:font-weight-complex="normal"/>
    </style:style>
    <style:style style:name="P325" style:family="paragraph" style:parent-style-name="Standard">
      <style:text-properties officeooo:rsid="001d56c1" officeooo:paragraph-rsid="001f89d0"/>
    </style:style>
    <style:style style:name="P326" style:family="paragraph" style:parent-style-name="Standard">
      <style:text-properties officeooo:paragraph-rsid="0026fa28"/>
    </style:style>
    <style:style style:name="P327" style:family="paragraph" style:parent-style-name="Standard">
      <style:text-properties officeooo:paragraph-rsid="002c58f7"/>
    </style:style>
    <style:style style:name="P328" style:family="paragraph" style:parent-style-name="Standard">
      <style:text-properties style:font-name="Calibri Light" officeooo:rsid="0020ecd4" officeooo:paragraph-rsid="002c58f7"/>
    </style:style>
    <style:style style:name="P329" style:family="paragraph" style:parent-style-name="Standard">
      <style:text-properties style:font-name="Calibri Light" officeooo:rsid="002434dd" officeooo:paragraph-rsid="002434dd"/>
    </style:style>
    <style:style style:name="P330" style:family="paragraph" style:parent-style-name="Standard">
      <style:text-properties style:font-name="Calibri Light" officeooo:rsid="0020ecd4" officeooo:paragraph-rsid="002434dd"/>
    </style:style>
    <style:style style:name="P331" style:family="paragraph" style:parent-style-name="Standard">
      <style:text-properties style:font-name="Calibri Light" officeooo:rsid="01d639d2" officeooo:paragraph-rsid="01d639d2"/>
    </style:style>
    <style:style style:name="P332" style:family="paragraph" style:parent-style-name="Standard" style:list-style-name="L36">
      <style:text-properties style:font-name="Calibri Light" officeooo:rsid="0024ed84" officeooo:paragraph-rsid="01d639d2"/>
    </style:style>
    <style:style style:name="P333" style:family="paragraph" style:parent-style-name="Standard">
      <style:text-properties style:font-name="Calibri Light" officeooo:rsid="0024ed84" officeooo:paragraph-rsid="0024ed84"/>
    </style:style>
    <style:style style:name="P334" style:family="paragraph" style:parent-style-name="Standard">
      <style:text-properties style:font-name="Calibri Light" officeooo:rsid="01d73d8b" officeooo:paragraph-rsid="01d73d8b"/>
    </style:style>
    <style:style style:name="P335" style:family="paragraph" style:parent-style-name="Standard">
      <style:paragraph-properties fo:break-before="page"/>
      <style:text-properties style:font-name="Calibri Light" officeooo:rsid="0024ed84" officeooo:paragraph-rsid="0024ed84"/>
    </style:style>
    <style:style style:name="P336" style:family="paragraph" style:parent-style-name="Standard">
      <style:text-properties style:font-name="Calibri Light" officeooo:rsid="004847ae" officeooo:paragraph-rsid="004847ae"/>
    </style:style>
    <style:style style:name="P337" style:family="paragraph" style:parent-style-name="Standard">
      <style:text-properties style:font-name="Calibri Light" officeooo:rsid="004b9db8" officeooo:paragraph-rsid="004c9ee0"/>
    </style:style>
    <style:style style:name="P338" style:family="paragraph" style:parent-style-name="Standard">
      <style:text-properties style:font-name="Calibri Light" officeooo:rsid="004c9ee0" officeooo:paragraph-rsid="004c9ee0"/>
    </style:style>
    <style:style style:name="P339" style:family="paragraph" style:parent-style-name="Standard">
      <style:text-properties style:font-name="Calibri Light" fo:font-weight="normal" officeooo:rsid="012111ee" officeooo:paragraph-rsid="012111ee" style:font-weight-asian="normal" style:font-weight-complex="normal"/>
    </style:style>
    <style:style style:name="P340" style:family="paragraph" style:parent-style-name="Standard" style:list-style-name="L37">
      <style:text-properties style:font-name="Calibri Light" fo:font-weight="normal" officeooo:rsid="012111ee" officeooo:paragraph-rsid="012111ee" style:font-weight-asian="normal" style:font-weight-complex="normal"/>
    </style:style>
    <style:style style:name="P341" style:family="paragraph" style:parent-style-name="Standard">
      <style:text-properties style:font-name="Calibri Light" fo:font-weight="bold" officeooo:rsid="004f9a82" officeooo:paragraph-rsid="0122a17e" style:font-weight-asian="bold" style:font-weight-complex="bold"/>
    </style:style>
    <style:style style:name="P342" style:family="paragraph" style:parent-style-name="Standard">
      <style:text-properties style:font-name="Calibri Light" fo:font-weight="bold" officeooo:rsid="012111ee" officeooo:paragraph-rsid="012111ee" style:font-weight-asian="bold" style:font-weight-complex="bold"/>
    </style:style>
    <style:style style:name="P343" style:family="paragraph" style:parent-style-name="Standard">
      <style:text-properties style:font-name="Calibri Light" officeooo:rsid="004c9ee0" officeooo:paragraph-rsid="012111ee"/>
    </style:style>
    <style:style style:name="P344" style:family="paragraph" style:parent-style-name="Standard">
      <style:text-properties officeooo:paragraph-rsid="012111ee"/>
    </style:style>
    <style:style style:name="P345" style:family="paragraph" style:parent-style-name="Standard" style:list-style-name="L38">
      <style:text-properties officeooo:paragraph-rsid="012111ee"/>
    </style:style>
    <style:style style:name="P346" style:family="paragraph" style:parent-style-name="Standard" style:list-style-name="L38">
      <style:text-properties style:font-name="Calibri Light" fo:font-weight="bold" officeooo:rsid="004f9a82" officeooo:paragraph-rsid="012111ee" style:font-weight-asian="bold" style:font-weight-complex="bold"/>
    </style:style>
    <style:style style:name="P347" style:family="paragraph" style:parent-style-name="Heading_20_2">
      <style:text-properties officeooo:rsid="004f9a82" officeooo:paragraph-rsid="004f9a82"/>
    </style:style>
    <style:style style:name="P348" style:family="paragraph" style:parent-style-name="Standard">
      <style:text-properties style:font-name="Calibri Light" officeooo:rsid="004b9db8" officeooo:paragraph-rsid="004b9db8"/>
    </style:style>
    <style:style style:name="P349" style:family="paragraph" style:parent-style-name="Standard" style:list-style-name="L39">
      <style:text-properties style:font-name="Calibri Light" officeooo:rsid="004b9db8" officeooo:paragraph-rsid="004b9db8"/>
    </style:style>
    <style:style style:name="P350" style:family="paragraph" style:parent-style-name="Standard" style:list-style-name="L39">
      <style:text-properties style:font-name="Calibri Light" officeooo:rsid="00509d6d" officeooo:paragraph-rsid="00509d6d"/>
    </style:style>
    <style:style style:name="P351" style:family="paragraph" style:parent-style-name="Standard">
      <style:text-properties style:font-name="Calibri Light" officeooo:rsid="0125a653" officeooo:paragraph-rsid="0125a653"/>
    </style:style>
    <style:style style:name="P352" style:family="paragraph" style:parent-style-name="Standard" style:list-style-name="L40">
      <style:text-properties style:font-name="Calibri Light" officeooo:rsid="0125a653" officeooo:paragraph-rsid="0125a653"/>
    </style:style>
    <style:style style:name="P353" style:family="paragraph" style:parent-style-name="Standard" style:list-style-name="L40">
      <style:text-properties officeooo:rsid="0125a653" officeooo:paragraph-rsid="0125a653"/>
    </style:style>
    <style:style style:name="P354" style:family="paragraph" style:parent-style-name="Standard">
      <style:text-properties style:font-name="Calibri Light" officeooo:rsid="004f9a82" officeooo:paragraph-rsid="004f9a82"/>
    </style:style>
    <style:style style:name="P355" style:family="paragraph" style:parent-style-name="Standard">
      <style:text-properties style:font-name="Calibri Light" officeooo:rsid="00524a7f" officeooo:paragraph-rsid="00524a7f"/>
    </style:style>
    <style:style style:name="P356" style:family="paragraph" style:parent-style-name="Standard">
      <style:text-properties style:font-name="Calibri Light" officeooo:rsid="0053e82c" officeooo:paragraph-rsid="0053e82c"/>
    </style:style>
    <style:style style:name="P357" style:family="paragraph" style:parent-style-name="Standard">
      <style:text-properties style:font-name="Calibri Light" fo:font-size="10pt" officeooo:rsid="0053e82c" officeooo:paragraph-rsid="0053e82c" style:font-size-asian="10pt" style:font-size-complex="10pt"/>
    </style:style>
    <style:style style:name="P358" style:family="paragraph" style:parent-style-name="Standard">
      <style:text-properties style:font-name="Calibri Light" fo:font-size="10pt" officeooo:rsid="0053e82c" officeooo:paragraph-rsid="0059f849" style:font-size-asian="10pt" style:font-size-complex="10pt"/>
    </style:style>
    <style:style style:name="P359" style:family="paragraph" style:parent-style-name="Standard">
      <style:text-properties style:font-name="Calibri Light" fo:font-size="10pt" officeooo:rsid="0053e82c" officeooo:paragraph-rsid="00592ce8" style:font-size-asian="10pt" style:font-size-complex="10pt"/>
    </style:style>
    <style:style style:name="P360" style:family="paragraph" style:parent-style-name="Standard">
      <style:text-properties style:font-name="Calibri Light" fo:font-size="10pt" officeooo:rsid="0053e82c" officeooo:paragraph-rsid="00ca8fee" style:font-size-asian="10pt" style:font-size-complex="10pt"/>
    </style:style>
    <style:style style:name="P361" style:family="paragraph" style:parent-style-name="Standard">
      <style:text-properties style:font-name="Calibri Light" fo:font-size="10pt" officeooo:rsid="00592ce8" officeooo:paragraph-rsid="00ca8fee" style:font-size-asian="10pt" style:font-size-complex="10pt"/>
    </style:style>
    <style:style style:name="P362" style:family="paragraph" style:parent-style-name="Standard">
      <style:text-properties style:font-name="Calibri Light" officeooo:rsid="0131921b" officeooo:paragraph-rsid="0131921b"/>
    </style:style>
    <style:style style:name="P363" style:family="paragraph" style:parent-style-name="Standard" style:list-style-name="L41">
      <style:text-properties officeooo:paragraph-rsid="0131921b"/>
    </style:style>
    <style:style style:name="P364" style:family="paragraph" style:parent-style-name="Standard" style:list-style-name="L41">
      <style:text-properties style:font-name="Calibri Light" officeooo:rsid="0131921b" officeooo:paragraph-rsid="0131921b"/>
    </style:style>
    <style:style style:name="P365" style:family="paragraph" style:parent-style-name="Standard" style:list-style-name="L41">
      <style:text-properties officeooo:rsid="01319595" officeooo:paragraph-rsid="01319595"/>
    </style:style>
    <style:style style:name="P366" style:family="paragraph" style:parent-style-name="Standard">
      <style:text-properties style:font-name="Calibri Light" officeooo:rsid="0053e82c" officeooo:paragraph-rsid="005599b4"/>
    </style:style>
    <style:style style:name="P367" style:family="paragraph" style:parent-style-name="Standard">
      <style:text-properties style:font-name="Calibri Light" officeooo:rsid="005599b4" officeooo:paragraph-rsid="005599b4"/>
    </style:style>
    <style:style style:name="P368" style:family="paragraph" style:parent-style-name="Standard" style:list-style-name="L42">
      <style:text-properties style:font-name="Calibri Light" officeooo:rsid="005599b4" officeooo:paragraph-rsid="005599b4"/>
    </style:style>
    <style:style style:name="P369" style:family="paragraph" style:parent-style-name="Standard">
      <style:text-properties style:font-name="Calibri Light" officeooo:rsid="00574dba" officeooo:paragraph-rsid="00574dba"/>
    </style:style>
    <style:style style:name="P370" style:family="paragraph" style:parent-style-name="Standard">
      <style:text-properties style:font-name="Calibri Light" fo:font-weight="bold" officeooo:rsid="00574dba" officeooo:paragraph-rsid="00574dba" style:font-weight-asian="bold" style:font-weight-complex="bold"/>
    </style:style>
    <style:style style:name="P371" style:family="paragraph" style:parent-style-name="Standard">
      <style:text-properties style:font-name="Calibri Light" fo:font-weight="normal" officeooo:rsid="00574dba" officeooo:paragraph-rsid="00574dba" style:font-weight-asian="normal" style:font-weight-complex="normal"/>
    </style:style>
    <style:style style:name="P372" style:family="paragraph" style:parent-style-name="Standard">
      <style:text-properties style:font-name="Calibri Light" fo:font-weight="normal" officeooo:rsid="005762b0" officeooo:paragraph-rsid="005762b0" style:font-weight-asian="normal" style:font-weight-complex="normal"/>
    </style:style>
    <style:style style:name="P373" style:family="paragraph" style:parent-style-name="Standard">
      <style:text-properties style:font-name="Calibri Light" fo:font-weight="bold" officeooo:rsid="005762b0" officeooo:paragraph-rsid="005762b0" style:font-weight-asian="bold" style:font-weight-complex="bold"/>
    </style:style>
    <style:style style:name="P374" style:family="paragraph" style:parent-style-name="Standard">
      <style:text-properties style:font-name="Calibri Light" fo:font-weight="bold" officeooo:rsid="0097a42a" officeooo:paragraph-rsid="0097a42a" style:font-weight-asian="bold" style:font-weight-complex="bold"/>
    </style:style>
    <style:style style:name="P375" style:family="paragraph" style:parent-style-name="Standard">
      <style:paragraph-properties fo:break-before="page"/>
      <style:text-properties style:font-name="Calibri Light" fo:font-weight="bold" officeooo:rsid="0097a42a" officeooo:paragraph-rsid="0097a42a" style:font-weight-asian="bold" style:font-weight-complex="bold"/>
    </style:style>
    <style:style style:name="P376" style:family="paragraph" style:parent-style-name="Standard">
      <style:text-properties style:font-name="Calibri Light" officeooo:rsid="0097a42a" officeooo:paragraph-rsid="0097a42a"/>
    </style:style>
    <style:style style:name="P377" style:family="paragraph" style:parent-style-name="Standard" style:list-style-name="L43">
      <style:text-properties officeooo:paragraph-rsid="0097a42a"/>
    </style:style>
    <style:style style:name="P378" style:family="paragraph" style:parent-style-name="Standard">
      <style:text-properties fo:color="#c9211e" loext:opacity="100%" style:font-name="Calibri Light" officeooo:rsid="00a2aac0" officeooo:paragraph-rsid="0097a42a"/>
    </style:style>
    <style:style style:name="P379" style:family="paragraph" style:parent-style-name="Standard">
      <style:text-properties fo:color="#000000" loext:opacity="100%" style:font-name="Calibri Light" officeooo:rsid="009942a5" officeooo:paragraph-rsid="009942a5"/>
    </style:style>
    <style:style style:name="P380" style:family="paragraph" style:parent-style-name="Standard" style:list-style-name="L44">
      <style:text-properties fo:color="#000000" loext:opacity="100%" style:font-name="Calibri Light" officeooo:rsid="009942a5" officeooo:paragraph-rsid="009ab8bd"/>
    </style:style>
    <style:style style:name="P381" style:family="paragraph" style:parent-style-name="Standard" style:list-style-name="L44">
      <style:text-properties fo:color="#000000" loext:opacity="100%" style:font-name="Calibri Light" fo:font-weight="bold" officeooo:rsid="009942a5" officeooo:paragraph-rsid="009942a5" style:font-weight-asian="bold" style:font-weight-complex="bold"/>
    </style:style>
    <style:style style:name="P382" style:family="paragraph" style:parent-style-name="Standard" style:list-style-name="L44">
      <style:text-properties fo:color="#000000" loext:opacity="100%" style:font-name="Calibri Light" fo:font-weight="normal" officeooo:rsid="009cb190" officeooo:paragraph-rsid="009cb190" style:font-weight-asian="normal" style:font-weight-complex="normal"/>
    </style:style>
    <style:style style:name="P383" style:family="paragraph" style:parent-style-name="Standard" style:list-style-name="L44">
      <style:text-properties fo:color="#000000" loext:opacity="100%" style:font-name="Calibri Light" officeooo:rsid="009942a5" officeooo:paragraph-rsid="009da047"/>
    </style:style>
    <style:style style:name="P384" style:family="paragraph" style:parent-style-name="Standard">
      <style:text-properties style:font-name="Calibri Light" officeooo:rsid="00a2aac0" officeooo:paragraph-rsid="00a2aac0"/>
    </style:style>
    <style:style style:name="P385" style:family="paragraph" style:parent-style-name="Standard">
      <style:text-properties style:font-name="Calibri Light" officeooo:rsid="009942a5" officeooo:paragraph-rsid="009942a5"/>
    </style:style>
    <style:style style:name="P386" style:family="paragraph" style:parent-style-name="Standard" style:list-style-name="L45">
      <style:text-properties fo:font-weight="bold" officeooo:paragraph-rsid="009942a5" style:font-weight-asian="bold" style:font-weight-complex="bold"/>
    </style:style>
    <style:style style:name="P387" style:family="paragraph" style:parent-style-name="Standard">
      <style:text-properties style:font-name="Calibri Light" officeooo:paragraph-rsid="00d7cb26"/>
    </style:style>
    <style:style style:name="P388" style:family="paragraph" style:parent-style-name="Standard">
      <style:text-properties style:font-name="Calibri Light" fo:font-style="italic" style:text-underline-style="solid" style:text-underline-width="auto" style:text-underline-color="font-color" fo:font-weight="bold" officeooo:paragraph-rsid="00d7cb26" style:font-style-asian="italic" style:font-weight-asian="bold" style:font-style-complex="italic" style:font-weight-complex="bold"/>
    </style:style>
    <style:style style:name="P389" style:family="paragraph" style:parent-style-name="Standard">
      <style:text-properties style:font-name="Calibri Light" fo:font-weight="bold" officeooo:rsid="00da66c0" officeooo:paragraph-rsid="00da66c0" style:font-weight-asian="bold" style:font-weight-complex="bold"/>
    </style:style>
    <style:style style:name="P390" style:family="paragraph" style:parent-style-name="Standard">
      <style:text-properties style:font-name="Calibri Light" officeooo:paragraph-rsid="00d93874"/>
    </style:style>
    <style:style style:name="P391" style:family="paragraph" style:parent-style-name="Standard">
      <style:text-properties style:font-name="Calibri Light" officeooo:rsid="01405b4b" officeooo:paragraph-rsid="01405b4b"/>
    </style:style>
    <style:style style:name="P392" style:family="paragraph" style:parent-style-name="Standard">
      <style:text-properties style:font-name="Calibri Light" officeooo:paragraph-rsid="013efbfd"/>
    </style:style>
    <style:style style:name="P393" style:family="paragraph" style:parent-style-name="Standard">
      <style:text-properties style:font-name="Calibri Light" officeooo:rsid="00d2ab65" officeooo:paragraph-rsid="00e9054a"/>
    </style:style>
    <style:style style:name="P394" style:family="paragraph" style:parent-style-name="Standard">
      <style:text-properties style:font-name="Calibri Light" officeooo:rsid="00d2ab65" officeooo:paragraph-rsid="00d2ab65"/>
    </style:style>
    <style:style style:name="P395" style:family="paragraph" style:parent-style-name="Standard">
      <style:text-properties style:font-name="Calibri Light" officeooo:rsid="00d2c696" officeooo:paragraph-rsid="00e3a150"/>
    </style:style>
    <style:style style:name="P396" style:family="paragraph" style:parent-style-name="Standard">
      <style:text-properties style:font-name="Calibri Light" officeooo:rsid="00d2c696" officeooo:paragraph-rsid="00d2c696"/>
    </style:style>
    <style:style style:name="P397" style:family="paragraph" style:parent-style-name="Standard">
      <style:text-properties style:font-name="Calibri Light" officeooo:rsid="00e3a150" officeooo:paragraph-rsid="00e3a150"/>
    </style:style>
    <style:style style:name="P398" style:family="paragraph" style:parent-style-name="Standard">
      <style:text-properties officeooo:rsid="0141a4e8" officeooo:paragraph-rsid="00d2ab65"/>
    </style:style>
    <style:style style:name="P399" style:family="paragraph" style:parent-style-name="Standard">
      <style:paragraph-properties fo:break-before="page"/>
      <style:text-properties style:font-name="Calibri Light" officeooo:rsid="0097a42a" officeooo:paragraph-rsid="0097a42a"/>
    </style:style>
    <style:style style:name="P400" style:family="paragraph" style:parent-style-name="Standard">
      <style:text-properties style:font-name="Calibri Light" officeooo:rsid="00b0c468" officeooo:paragraph-rsid="00b0c468"/>
    </style:style>
    <style:style style:name="P401" style:family="paragraph" style:parent-style-name="Standard">
      <style:text-properties style:font-name="Calibri Light" officeooo:rsid="00d3d50d" officeooo:paragraph-rsid="00d3d50d"/>
    </style:style>
    <style:style style:name="P402" style:family="paragraph" style:parent-style-name="Standard" style:list-style-name="L46">
      <style:text-properties officeooo:paragraph-rsid="00d3d50d"/>
    </style:style>
    <style:style style:name="P403" style:family="paragraph" style:parent-style-name="Standard">
      <style:text-properties style:font-name="Calibri Light" officeooo:rsid="00d50fb5" officeooo:paragraph-rsid="00d50fb5"/>
    </style:style>
    <style:style style:name="P404" style:family="paragraph" style:parent-style-name="Standard" style:list-style-name="L47">
      <style:text-properties officeooo:paragraph-rsid="00d50fb5"/>
    </style:style>
    <style:style style:name="P405" style:family="paragraph" style:parent-style-name="Standard">
      <style:text-properties style:font-name="Calibri Light" officeooo:rsid="00b0c468" officeooo:paragraph-rsid="00b60c84"/>
    </style:style>
    <style:style style:name="P406" style:family="paragraph" style:parent-style-name="Standard">
      <style:text-properties style:font-name="Calibri Light" officeooo:rsid="00b0c468" officeooo:paragraph-rsid="00b9ae1f"/>
    </style:style>
    <style:style style:name="P407" style:family="paragraph" style:parent-style-name="Standard">
      <style:paragraph-properties fo:break-before="page"/>
      <style:text-properties style:font-name="Calibri Light" officeooo:rsid="00b0c468" officeooo:paragraph-rsid="00b9ae1f"/>
    </style:style>
    <style:style style:name="P408" style:family="paragraph" style:parent-style-name="Text_20_body">
      <style:text-properties officeooo:rsid="01d91521" officeooo:paragraph-rsid="01d91521"/>
    </style:style>
    <style:style style:name="P409" style:family="paragraph" style:parent-style-name="Text_20_body" style:list-style-name="L48">
      <style:text-properties officeooo:rsid="01d91521" officeooo:paragraph-rsid="01d91521"/>
    </style:style>
    <style:style style:name="P410" style:family="paragraph" style:parent-style-name="Standard">
      <style:text-properties style:font-name="Calibri Light" officeooo:rsid="00b9ae1f" officeooo:paragraph-rsid="00b9ae1f"/>
    </style:style>
    <style:style style:name="P411" style:family="paragraph" style:parent-style-name="Standard">
      <style:text-properties style:font-name="Calibri Light" officeooo:rsid="00c21887" officeooo:paragraph-rsid="00c21887"/>
    </style:style>
    <style:style style:name="P412" style:family="paragraph" style:parent-style-name="Standard">
      <style:text-properties style:font-name="Calibri Light" officeooo:rsid="00b9ae1f" officeooo:paragraph-rsid="00c6caf9"/>
    </style:style>
    <style:style style:name="P413" style:family="paragraph" style:parent-style-name="Standard">
      <style:text-properties officeooo:paragraph-rsid="00c6caf9"/>
    </style:style>
    <style:style style:name="P414" style:family="paragraph" style:parent-style-name="Standard" style:list-style-name="L49">
      <style:text-properties officeooo:paragraph-rsid="00c6caf9"/>
    </style:style>
    <style:style style:name="P415" style:family="paragraph" style:parent-style-name="Standard" style:list-style-name="L49">
      <style:text-properties style:font-name="Calibri Light" officeooo:rsid="00b9ae1f" officeooo:paragraph-rsid="00c6caf9"/>
    </style:style>
    <style:style style:name="P416" style:family="paragraph" style:parent-style-name="Standard">
      <style:text-properties style:font-name="Calibri Light" officeooo:rsid="00ba93ec" officeooo:paragraph-rsid="00ba93ec"/>
    </style:style>
    <style:style style:name="T1" style:family="text">
      <style:text-properties officeooo:rsid="0229caa1"/>
    </style:style>
    <style:style style:name="T2" style:family="text">
      <style:text-properties officeooo:rsid="02485cb4"/>
    </style:style>
    <style:style style:name="T3" style:family="text">
      <style:text-properties officeooo:rsid="021faeaf"/>
    </style:style>
    <style:style style:name="T4" style:family="text">
      <style:text-properties style:text-position="super 58%"/>
    </style:style>
    <style:style style:name="T5" style:family="text">
      <style:text-properties officeooo:rsid="01777df3"/>
    </style:style>
    <style:style style:name="T6" style:family="text">
      <style:text-properties officeooo:rsid="0177dc7b"/>
    </style:style>
    <style:style style:name="T7" style:family="text">
      <style:text-properties officeooo:rsid="016daa2e"/>
    </style:style>
    <style:style style:name="T8" style:family="text">
      <style:text-properties fo:font-weight="bold" officeooo:rsid="015357f8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5357f8"/>
    </style:style>
    <style:style style:name="T11" style:family="text">
      <style:text-properties officeooo:rsid="012f94a5"/>
    </style:style>
    <style:style style:name="T12" style:family="text">
      <style:text-properties officeooo:rsid="01587ea1"/>
    </style:style>
    <style:style style:name="T13" style:family="text">
      <style:text-properties officeooo:rsid="012f305f"/>
    </style:style>
    <style:style style:name="T14" style:family="text">
      <style:text-properties officeooo:rsid="0156a6f8"/>
    </style:style>
    <style:style style:name="T15" style:family="text">
      <style:text-properties officeooo:rsid="01584eb1"/>
    </style:style>
    <style:style style:name="T16" style:family="text">
      <style:text-properties officeooo:rsid="014f348e"/>
    </style:style>
    <style:style style:name="T17" style:family="text">
      <style:text-properties fo:font-weight="bold" officeooo:rsid="015a6569" style:font-weight-asian="bold" style:font-weight-complex="bold"/>
    </style:style>
    <style:style style:name="T18" style:family="text">
      <style:text-properties fo:font-weight="bold" officeooo:rsid="02024910" style:font-weight-asian="bold" style:font-weight-complex="bold"/>
    </style:style>
    <style:style style:name="T19" style:family="text">
      <style:text-properties officeooo:rsid="015ab633"/>
    </style:style>
    <style:style style:name="T20" style:family="text">
      <style:text-properties officeooo:rsid="01502f84"/>
    </style:style>
    <style:style style:name="T21" style:family="text">
      <style:text-properties officeooo:rsid="0149a1fe"/>
    </style:style>
    <style:style style:name="T22" style:family="text">
      <style:text-properties officeooo:rsid="014f9db5"/>
    </style:style>
    <style:style style:name="T23" style:family="text">
      <style:text-properties officeooo:rsid="020470c3"/>
    </style:style>
    <style:style style:name="T24" style:family="text">
      <style:text-properties officeooo:rsid="0201169a"/>
    </style:style>
    <style:style style:name="T25" style:family="text">
      <style:text-properties officeooo:rsid="014b4c24"/>
    </style:style>
    <style:style style:name="T26" style:family="text">
      <style:text-properties officeooo:rsid="0150bdf5"/>
    </style:style>
    <style:style style:name="T27" style:family="text">
      <style:text-properties officeooo:rsid="01716c0f"/>
    </style:style>
    <style:style style:name="T28" style:family="text">
      <style:text-properties officeooo:rsid="017152ae"/>
    </style:style>
    <style:style style:name="T29" style:family="text">
      <style:text-properties officeooo:rsid="0169ef4f"/>
    </style:style>
    <style:style style:name="T30" style:family="text">
      <style:text-properties officeooo:rsid="01697991"/>
    </style:style>
    <style:style style:name="T31" style:family="text">
      <style:text-properties officeooo:rsid="016ada8c"/>
    </style:style>
    <style:style style:name="T32" style:family="text">
      <style:text-properties officeooo:rsid="016bd38d"/>
    </style:style>
    <style:style style:name="T33" style:family="text">
      <style:text-properties officeooo:rsid="0166bd53"/>
    </style:style>
    <style:style style:name="T34" style:family="text">
      <style:text-properties officeooo:rsid="01661166"/>
    </style:style>
    <style:style style:name="T35" style:family="text">
      <style:text-properties officeooo:rsid="0161d3fa"/>
    </style:style>
    <style:style style:name="T36" style:family="text">
      <style:text-properties officeooo:rsid="01633749"/>
    </style:style>
    <style:style style:name="T37" style:family="text">
      <style:text-properties officeooo:rsid="0164ae64"/>
    </style:style>
    <style:style style:name="T38" style:family="text">
      <style:text-properties officeooo:rsid="0173812a"/>
    </style:style>
    <style:style style:name="T39" style:family="text">
      <style:text-properties officeooo:rsid="01b1bb93"/>
    </style:style>
    <style:style style:name="T40" style:family="text">
      <style:text-properties fo:color="#d4d4d4" loext:opacity="100%" style:font-name="Consolas" fo:font-size="8.25pt" fo:background-color="#1e1e1e" loext:char-shading-value="0"/>
    </style:style>
    <style:style style:name="T41" style:family="text">
      <style:text-properties fo:color="#d4d4d4" loext:opacity="100%" style:font-name="Consolas" fo:font-size="8.25pt" officeooo:rsid="01b1bb93" fo:background-color="#1e1e1e" loext:char-shading-value="0"/>
    </style:style>
    <style:style style:name="T42" style:family="text">
      <style:text-properties officeooo:rsid="01c34931"/>
    </style:style>
    <style:style style:name="T43" style:family="text">
      <style:text-properties officeooo:rsid="01c8104d"/>
    </style:style>
    <style:style style:name="T44" style:family="text">
      <style:text-properties officeooo:rsid="01c95473"/>
    </style:style>
    <style:style style:name="T45" style:family="text">
      <style:text-properties officeooo:rsid="01ca0f99"/>
    </style:style>
    <style:style style:name="T46" style:family="text">
      <style:text-properties officeooo:rsid="01cab723"/>
    </style:style>
    <style:style style:name="T47" style:family="text">
      <style:text-properties officeooo:rsid="01cb60da"/>
    </style:style>
    <style:style style:name="T48" style:family="text">
      <style:text-properties officeooo:rsid="01c44f0d"/>
    </style:style>
    <style:style style:name="T49" style:family="text">
      <style:text-properties officeooo:rsid="01c72df2"/>
    </style:style>
    <style:style style:name="T50" style:family="text">
      <style:text-properties officeooo:rsid="01cc5132"/>
    </style:style>
    <style:style style:name="T51" style:family="text">
      <style:text-properties officeooo:rsid="01a65f84"/>
    </style:style>
    <style:style style:name="T52" style:family="text">
      <style:text-properties officeooo:rsid="0042e507"/>
    </style:style>
    <style:style style:name="T53" style:family="text">
      <style:text-properties officeooo:rsid="00450075"/>
    </style:style>
    <style:style style:name="T54" style:family="text">
      <style:text-properties officeooo:rsid="00416d11"/>
    </style:style>
    <style:style style:name="T55" style:family="text">
      <style:text-properties officeooo:rsid="005fac61"/>
    </style:style>
    <style:style style:name="T56" style:family="text">
      <style:text-properties officeooo:rsid="003e3ba0"/>
    </style:style>
    <style:style style:name="T57" style:family="text">
      <style:text-properties officeooo:rsid="003fb26d"/>
    </style:style>
    <style:style style:name="T58" style:family="text">
      <style:text-properties officeooo:rsid="00424150"/>
    </style:style>
    <style:style style:name="T59" style:family="text">
      <style:text-properties officeooo:rsid="004455b2"/>
    </style:style>
    <style:style style:name="T60" style:family="text">
      <style:text-properties officeooo:rsid="005e00ac"/>
    </style:style>
    <style:style style:name="T61" style:family="text">
      <style:text-properties officeooo:rsid="0046f377"/>
    </style:style>
    <style:style style:name="T62" style:family="text">
      <style:text-properties fo:font-style="italic" officeooo:rsid="005fac61" style:font-style-asian="italic" style:font-style-complex="italic"/>
    </style:style>
    <style:style style:name="T63" style:family="text">
      <style:text-properties officeooo:rsid="00630a6e"/>
    </style:style>
    <style:style style:name="T64" style:family="text">
      <style:text-properties officeooo:rsid="0063567e"/>
    </style:style>
    <style:style style:name="T65" style:family="text">
      <style:text-properties officeooo:rsid="0063670b"/>
    </style:style>
    <style:style style:name="T66" style:family="text">
      <style:text-properties officeooo:rsid="015f2fa1"/>
    </style:style>
    <style:style style:name="T67" style:family="text">
      <style:text-properties officeooo:rsid="0063772b"/>
    </style:style>
    <style:style style:name="T68" style:family="text">
      <style:text-properties officeooo:rsid="0066143c"/>
    </style:style>
    <style:style style:name="T69" style:family="text">
      <style:text-properties style:font-name="Calibri Light" officeooo:rsid="0089b2de"/>
    </style:style>
    <style:style style:name="T70" style:family="text">
      <style:text-properties style:font-name="Calibri Light"/>
    </style:style>
    <style:style style:name="T71" style:family="text">
      <style:text-properties style:font-name="Calibri Light" officeooo:rsid="006c8d66"/>
    </style:style>
    <style:style style:name="T72" style:family="text">
      <style:text-properties officeooo:rsid="006a5ed9"/>
    </style:style>
    <style:style style:name="T73" style:family="text">
      <style:text-properties officeooo:rsid="006c0621"/>
    </style:style>
    <style:style style:name="T74" style:family="text">
      <style:text-properties officeooo:rsid="006c1807"/>
    </style:style>
    <style:style style:name="T75" style:family="text">
      <style:text-properties officeooo:rsid="0087025c"/>
    </style:style>
    <style:style style:name="T76" style:family="text">
      <style:text-properties officeooo:rsid="00858cb8"/>
    </style:style>
    <style:style style:name="T77" style:family="text">
      <style:text-properties officeooo:rsid="006e951a"/>
    </style:style>
    <style:style style:name="T78" style:family="text">
      <style:text-properties officeooo:rsid="006ec53c"/>
    </style:style>
    <style:style style:name="T79" style:family="text">
      <style:text-properties officeooo:rsid="00673e92"/>
    </style:style>
    <style:style style:name="T80" style:family="text">
      <style:text-properties officeooo:rsid="0071cce5"/>
    </style:style>
    <style:style style:name="T81" style:family="text">
      <style:text-properties officeooo:rsid="0072b711"/>
    </style:style>
    <style:style style:name="T82" style:family="text">
      <style:text-properties officeooo:rsid="0073b193"/>
    </style:style>
    <style:style style:name="T83" style:family="text">
      <style:text-properties officeooo:rsid="0222e512"/>
    </style:style>
    <style:style style:name="T84" style:family="text">
      <style:text-properties officeooo:rsid="0076fc4f"/>
    </style:style>
    <style:style style:name="T85" style:family="text">
      <style:text-properties officeooo:rsid="02247625"/>
    </style:style>
    <style:style style:name="T86" style:family="text">
      <style:text-properties officeooo:rsid="006e439b"/>
    </style:style>
    <style:style style:name="T87" style:family="text">
      <style:text-properties officeooo:rsid="015e3eb2"/>
    </style:style>
    <style:style style:name="T88" style:family="text">
      <style:text-properties officeooo:rsid="00684f09"/>
    </style:style>
    <style:style style:name="T89" style:family="text">
      <style:text-properties officeooo:rsid="00788932"/>
    </style:style>
    <style:style style:name="T90" style:family="text">
      <style:text-properties officeooo:rsid="007a1c0e"/>
    </style:style>
    <style:style style:name="T91" style:family="text">
      <style:text-properties officeooo:rsid="007b6b71"/>
    </style:style>
    <style:style style:name="T92" style:family="text">
      <style:text-properties officeooo:rsid="007bb0a2"/>
    </style:style>
    <style:style style:name="T93" style:family="text">
      <style:text-properties officeooo:rsid="007e757d"/>
    </style:style>
    <style:style style:name="T94" style:family="text">
      <style:text-properties officeooo:rsid="0069bb09"/>
    </style:style>
    <style:style style:name="T95" style:family="text">
      <style:text-properties officeooo:rsid="00812648"/>
    </style:style>
    <style:style style:name="T96" style:family="text">
      <style:text-properties officeooo:rsid="00829efe"/>
    </style:style>
    <style:style style:name="T97" style:family="text">
      <style:text-properties officeooo:rsid="00845bfc"/>
    </style:style>
    <style:style style:name="T98" style:family="text">
      <style:text-properties officeooo:rsid="0212a3df"/>
    </style:style>
    <style:style style:name="T99" style:family="text">
      <style:text-properties officeooo:rsid="02108517"/>
    </style:style>
    <style:style style:name="T100" style:family="text">
      <style:text-properties style:font-name="Calibri Light" officeooo:rsid="008bc01a"/>
    </style:style>
    <style:style style:name="T101" style:family="text">
      <style:text-properties style:font-name="Calibri Light" officeooo:rsid="00953771"/>
    </style:style>
    <style:style style:name="T102" style:family="text">
      <style:text-properties style:font-name="Calibri Light" officeooo:rsid="00930004"/>
    </style:style>
    <style:style style:name="T103" style:family="text">
      <style:text-properties style:font-name="Calibri Light" officeooo:rsid="0096e120"/>
    </style:style>
    <style:style style:name="T104" style:family="text">
      <style:text-properties fo:font-weight="normal" style:font-weight-asian="normal" style:font-weight-complex="normal"/>
    </style:style>
    <style:style style:name="T105" style:family="text">
      <style:text-properties officeooo:rsid="0246d32b"/>
    </style:style>
    <style:style style:name="T106" style:family="text">
      <style:text-properties officeooo:rsid="0204e350"/>
    </style:style>
    <style:style style:name="T107" style:family="text">
      <style:text-properties officeooo:rsid="00327b8c"/>
    </style:style>
    <style:style style:name="T108" style:family="text">
      <style:text-properties officeooo:rsid="0033efe4"/>
    </style:style>
    <style:style style:name="T109" style:family="text">
      <style:text-properties officeooo:rsid="0030db38"/>
    </style:style>
    <style:style style:name="T110" style:family="text">
      <style:text-properties officeooo:rsid="01c0f484"/>
    </style:style>
    <style:style style:name="T111" style:family="text">
      <style:text-properties officeooo:rsid="00357048"/>
    </style:style>
    <style:style style:name="T112" style:family="text">
      <style:text-properties officeooo:rsid="00349e3b"/>
    </style:style>
    <style:style style:name="T113" style:family="text">
      <style:text-properties officeooo:rsid="01b06d27"/>
    </style:style>
    <style:style style:name="T114" style:family="text">
      <style:text-properties officeooo:rsid="01c22111"/>
    </style:style>
    <style:style style:name="T115" style:family="text">
      <style:text-properties officeooo:rsid="023a54bb"/>
    </style:style>
    <style:style style:name="T116" style:family="text">
      <style:text-properties officeooo:rsid="01bc22fe"/>
    </style:style>
    <style:style style:name="T117" style:family="text">
      <style:text-properties fo:font-style="italic" officeooo:rsid="01bc22fe" style:font-style-asian="italic" style:font-style-complex="italic"/>
    </style:style>
    <style:style style:name="T118" style:family="text">
      <style:text-properties officeooo:rsid="01be0874"/>
    </style:style>
    <style:style style:name="T119" style:family="text">
      <style:text-properties officeooo:rsid="01bef43f"/>
    </style:style>
    <style:style style:name="T120" style:family="text">
      <style:text-properties officeooo:rsid="01bf0d81"/>
    </style:style>
    <style:style style:name="T121" style:family="text">
      <style:text-properties officeooo:rsid="01bcd619"/>
    </style:style>
    <style:style style:name="T122" style:family="text">
      <style:text-properties officeooo:rsid="023c1995"/>
    </style:style>
    <style:style style:name="T123" style:family="text">
      <style:text-properties officeooo:rsid="023c446c"/>
    </style:style>
    <style:style style:name="T124" style:family="text">
      <style:text-properties officeooo:rsid="023e3425"/>
    </style:style>
    <style:style style:name="T125" style:family="text">
      <style:text-properties style:font-name="Calibri Light" officeooo:rsid="013d859c"/>
    </style:style>
    <style:style style:name="T126" style:family="text">
      <style:text-properties style:font-name="Calibri Light" officeooo:rsid="0139f730"/>
    </style:style>
    <style:style style:name="T127" style:family="text">
      <style:text-properties officeooo:rsid="013c5b50"/>
    </style:style>
    <style:style style:name="T128" style:family="text">
      <style:text-properties officeooo:rsid="0139f730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officeooo:rsid="000e8867"/>
    </style:style>
    <style:style style:name="T131" style:family="text">
      <style:text-properties officeooo:rsid="00361e2e"/>
    </style:style>
    <style:style style:name="T1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3" style:family="text">
      <style:text-properties fo:font-style="italic" style:text-underline-style="solid" style:text-underline-width="auto" style:text-underline-color="font-color" officeooo:rsid="01a65f84" style:font-style-asian="italic" style:font-style-complex="italic"/>
    </style:style>
    <style:style style:name="T1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1a65f84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officeooo:rsid="00be9201" style:font-style-asian="italic" style:font-weight-asian="bold" style:font-style-complex="italic" style:font-weight-complex="bold"/>
    </style:style>
    <style:style style:name="T137" style:family="text">
      <style:text-properties fo:font-style="italic" fo:font-weight="bold" officeooo:rsid="00380989" style:font-style-asian="italic" style:font-weight-asian="bold" style:font-style-complex="italic" style:font-weight-complex="bold"/>
    </style:style>
    <style:style style:name="T138" style:family="text">
      <style:text-properties officeooo:rsid="00380989"/>
    </style:style>
    <style:style style:name="T139" style:family="text">
      <style:text-properties officeooo:rsid="003c0473"/>
    </style:style>
    <style:style style:name="T140" style:family="text">
      <style:text-properties officeooo:rsid="01ae7b26"/>
    </style:style>
    <style:style style:name="T141" style:family="text">
      <style:text-properties officeooo:rsid="01a7e0d8"/>
    </style:style>
    <style:style style:name="T142" style:family="text">
      <style:text-properties style:font-name="Calibri Light" officeooo:rsid="000e8867"/>
    </style:style>
    <style:style style:name="T143" style:family="text">
      <style:text-properties style:font-name="Calibri Light" officeooo:rsid="01a7e0d8"/>
    </style:style>
    <style:style style:name="T144" style:family="text">
      <style:text-properties style:font-name="Calibri Light" officeooo:rsid="000e9695"/>
    </style:style>
    <style:style style:name="T145" style:family="text">
      <style:text-properties style:font-name="Calibri Light" officeooo:rsid="01b2e02b"/>
    </style:style>
    <style:style style:name="T146" style:family="text">
      <style:text-properties fo:color="#d4d4d4" loext:opacity="100%" style:font-name="Calibri Light" fo:font-size="8.25pt" fo:font-weight="normal" fo:background-color="#1e1e1e" loext:char-shading-value="0"/>
    </style:style>
    <style:style style:name="T147" style:family="text">
      <style:text-properties fo:color="#d4d4d4" loext:opacity="100%" style:font-name="Calibri Light" fo:font-size="8.25pt" fo:font-weight="normal" officeooo:rsid="01b2e02b" fo:background-color="#1e1e1e" loext:char-shading-value="0"/>
    </style:style>
    <style:style style:name="T148" style:family="text">
      <style:text-properties style:font-name="Calibri Light" officeooo:rsid="01b4bfef"/>
    </style:style>
    <style:style style:name="T149" style:family="text">
      <style:text-properties style:font-name="Calibri Light" officeooo:rsid="01b8721c"/>
    </style:style>
    <style:style style:name="T150" style:family="text">
      <style:text-properties style:font-name="Calibri Light" officeooo:rsid="01b70292"/>
    </style:style>
    <style:style style:name="T151" style:family="text">
      <style:text-properties style:font-name="Calibri Light" officeooo:rsid="01b693dd"/>
    </style:style>
    <style:style style:name="T152" style:family="text">
      <style:text-properties style:font-name="Calibri Light" officeooo:rsid="01b988f6"/>
    </style:style>
    <style:style style:name="T153" style:family="text">
      <style:text-properties officeooo:rsid="01b04b4d"/>
    </style:style>
    <style:style style:name="T154" style:family="text">
      <style:text-properties officeooo:rsid="019c1b0c"/>
    </style:style>
    <style:style style:name="T155" style:family="text">
      <style:text-properties officeooo:rsid="019fa387"/>
    </style:style>
    <style:style style:name="T156" style:family="text">
      <style:text-properties officeooo:rsid="01a0dc30"/>
    </style:style>
    <style:style style:name="T157" style:family="text">
      <style:text-properties officeooo:rsid="01a1d308"/>
    </style:style>
    <style:style style:name="T158" style:family="text">
      <style:text-properties fo:color="#ce9178" loext:opacity="100%"/>
    </style:style>
    <style:style style:name="T159" style:family="text">
      <style:text-properties style:font-name="Consolas" fo:font-size="8.25pt"/>
    </style:style>
    <style:style style:name="T160" style:family="text">
      <style:text-properties fo:color="#ce9178" loext:opacity="100%" style:font-name="Consolas" fo:font-size="8.25pt"/>
    </style:style>
    <style:style style:name="T161" style:family="text">
      <style:text-properties style:font-name="Consolas" fo:font-size="8.25pt" fo:font-weight="normal"/>
    </style:style>
    <style:style style:name="T162" style:family="text">
      <style:text-properties fo:color="#ce9178" loext:opacity="100%" style:font-name="Consolas" fo:font-size="8.25pt" fo:font-weight="normal"/>
    </style:style>
    <style:style style:name="T163" style:family="text">
      <style:text-properties officeooo:rsid="018ac8aa"/>
    </style:style>
    <style:style style:name="T164" style:family="text">
      <style:text-properties officeooo:rsid="017a05ec"/>
    </style:style>
    <style:style style:name="T165" style:family="text">
      <style:text-properties officeooo:rsid="01cf72bf"/>
    </style:style>
    <style:style style:name="T166" style:family="text">
      <style:text-properties officeooo:rsid="018e9dbe"/>
    </style:style>
    <style:style style:name="T167" style:family="text">
      <style:text-properties officeooo:rsid="019083cd"/>
    </style:style>
    <style:style style:name="T168" style:family="text">
      <style:text-properties officeooo:rsid="01921e72"/>
    </style:style>
    <style:style style:name="T169" style:family="text">
      <style:text-properties officeooo:rsid="017bc060"/>
    </style:style>
    <style:style style:name="T170" style:family="text">
      <style:text-properties officeooo:rsid="017d5acd"/>
    </style:style>
    <style:style style:name="T171" style:family="text">
      <style:text-properties officeooo:rsid="01950dc9"/>
    </style:style>
    <style:style style:name="T172" style:family="text">
      <style:text-properties officeooo:rsid="0195e245"/>
    </style:style>
    <style:style style:name="T173" style:family="text">
      <style:text-properties officeooo:rsid="017ea61b"/>
    </style:style>
    <style:style style:name="T174" style:family="text">
      <style:text-properties officeooo:rsid="01885e9b"/>
    </style:style>
    <style:style style:name="T175" style:family="text">
      <style:text-properties officeooo:rsid="0188ee62"/>
    </style:style>
    <style:style style:name="T176" style:family="text">
      <style:text-properties officeooo:rsid="0185f88a"/>
    </style:style>
    <style:style style:name="T177" style:family="text">
      <style:text-properties officeooo:rsid="020db0fb"/>
    </style:style>
    <style:style style:name="T178" style:family="text">
      <style:text-properties officeooo:rsid="020b0359"/>
    </style:style>
    <style:style style:name="T179" style:family="text">
      <style:text-properties officeooo:rsid="020c8a22"/>
    </style:style>
    <style:style style:name="T180" style:family="text">
      <style:text-properties officeooo:rsid="020d849c"/>
    </style:style>
    <style:style style:name="T181" style:family="text">
      <style:text-properties officeooo:rsid="020f54f7"/>
    </style:style>
    <style:style style:name="T182" style:family="text">
      <style:text-properties officeooo:rsid="02099d75"/>
    </style:style>
    <style:style style:name="T183" style:family="text">
      <style:text-properties officeooo:rsid="0011609a"/>
    </style:style>
    <style:style style:name="T184" style:family="text">
      <style:text-properties officeooo:rsid="0013d3c3"/>
    </style:style>
    <style:style style:name="T185" style:family="text">
      <style:text-properties officeooo:rsid="010c91c0"/>
    </style:style>
    <style:style style:name="T186" style:family="text">
      <style:text-properties officeooo:rsid="0015571b"/>
    </style:style>
    <style:style style:name="T187" style:family="text">
      <style:text-properties officeooo:rsid="001738b8"/>
    </style:style>
    <style:style style:name="T188" style:family="text">
      <style:text-properties officeooo:rsid="0018c974"/>
    </style:style>
    <style:style style:name="T189" style:family="text">
      <style:text-properties officeooo:rsid="00195f90"/>
    </style:style>
    <style:style style:name="T190" style:family="text">
      <style:text-properties style:font-name="Calibri Light" officeooo:rsid="001a46c5"/>
    </style:style>
    <style:style style:name="T191" style:family="text">
      <style:text-properties style:font-name="Calibri Light" officeooo:rsid="001b59a3"/>
    </style:style>
    <style:style style:name="T192" style:family="text">
      <style:text-properties style:font-name="Calibri Light" officeooo:rsid="001d279f"/>
    </style:style>
    <style:style style:name="T193" style:family="text">
      <style:text-properties fo:font-weight="bold" officeooo:rsid="00f78e3c" style:font-weight-asian="bold" style:font-weight-complex="bold"/>
    </style:style>
    <style:style style:name="T194" style:family="text">
      <style:text-properties officeooo:rsid="00f78e3c"/>
    </style:style>
    <style:style style:name="T195" style:family="text">
      <style:text-properties officeooo:rsid="01f53a2a"/>
    </style:style>
    <style:style style:name="T196" style:family="text">
      <style:text-properties officeooo:rsid="01f54835"/>
    </style:style>
    <style:style style:name="T197" style:family="text">
      <style:text-properties fo:font-weight="normal" officeooo:rsid="0231d631" style:font-weight-asian="normal" style:font-weight-complex="normal"/>
    </style:style>
    <style:style style:name="T198" style:family="text">
      <style:text-properties fo:font-weight="normal" officeooo:rsid="0220f1dd" style:font-weight-asian="normal" style:font-weight-complex="normal"/>
    </style:style>
    <style:style style:name="T199" style:family="text">
      <style:text-properties officeooo:rsid="021f38dc"/>
    </style:style>
    <style:style style:name="T200" style:family="text">
      <style:text-properties officeooo:rsid="01f43d1c"/>
    </style:style>
    <style:style style:name="T201" style:family="text">
      <style:text-properties officeooo:rsid="01f4d5b8"/>
    </style:style>
    <style:style style:name="T202" style:family="text">
      <style:text-properties officeooo:rsid="0220f1dd"/>
    </style:style>
    <style:style style:name="T203" style:family="text">
      <style:text-properties officeooo:rsid="02376397"/>
    </style:style>
    <style:style style:name="T204" style:family="text">
      <style:text-properties officeooo:rsid="01d91521"/>
    </style:style>
    <style:style style:name="T205" style:family="text">
      <style:text-properties officeooo:rsid="0240b9da"/>
    </style:style>
    <style:style style:name="T206" style:family="text">
      <style:text-properties officeooo:rsid="022e0b4b"/>
    </style:style>
    <style:style style:name="T207" style:family="text">
      <style:text-properties officeooo:rsid="0239f3e2"/>
    </style:style>
    <style:style style:name="T208" style:family="text">
      <style:text-properties fo:font-weight="bold" officeooo:rsid="00f9d037" style:font-weight-asian="bold" style:font-weight-complex="bold"/>
    </style:style>
    <style:style style:name="T209" style:family="text">
      <style:text-properties officeooo:rsid="022838a0"/>
    </style:style>
    <style:style style:name="T210" style:family="text">
      <style:text-properties officeooo:rsid="01474b44"/>
    </style:style>
    <style:style style:name="T211" style:family="text">
      <style:text-properties officeooo:rsid="01deeae4"/>
    </style:style>
    <style:style style:name="T212" style:family="text">
      <style:text-properties officeooo:rsid="01f5ee1e"/>
    </style:style>
    <style:style style:name="T213" style:family="text">
      <style:text-properties officeooo:rsid="02418d24"/>
    </style:style>
    <style:style style:name="T214" style:family="text">
      <style:text-properties officeooo:rsid="021c7c0f"/>
    </style:style>
    <style:style style:name="T215" style:family="text">
      <style:text-properties officeooo:rsid="0243c83c"/>
    </style:style>
    <style:style style:name="T216" style:family="text">
      <style:text-properties officeooo:rsid="02432b9c"/>
    </style:style>
    <style:style style:name="T217" style:family="text">
      <style:text-properties officeooo:rsid="021d2b17"/>
    </style:style>
    <style:style style:name="T218" style:family="text">
      <style:text-properties officeooo:rsid="021e161c"/>
    </style:style>
    <style:style style:name="T219" style:family="text">
      <style:text-properties officeooo:rsid="01f5be44"/>
    </style:style>
    <style:style style:name="T220" style:family="text">
      <style:text-properties officeooo:rsid="00cdde10"/>
    </style:style>
    <style:style style:name="T221" style:family="text">
      <style:text-properties officeooo:rsid="02177021"/>
    </style:style>
    <style:style style:name="T222" style:family="text">
      <style:text-properties officeooo:rsid="0244d034"/>
    </style:style>
    <style:style style:name="T223" style:family="text">
      <style:text-properties fo:color="#000000" loext:opacity="100%" fo:font-weight="normal" officeooo:rsid="00ce291e" style:font-weight-asian="normal" style:font-weight-complex="normal"/>
    </style:style>
    <style:style style:name="T224" style:family="text">
      <style:text-properties fo:color="#000000" loext:opacity="100%" fo:font-weight="normal" officeooo:rsid="0218a79b" style:font-weight-asian="normal" style:font-weight-complex="normal"/>
    </style:style>
    <style:style style:name="T225" style:family="text">
      <style:text-properties fo:color="#000000" loext:opacity="100%" fo:font-weight="normal" style:font-weight-asian="normal" style:font-weight-complex="normal"/>
    </style:style>
    <style:style style:name="T226" style:family="text">
      <style:text-properties fo:color="#c9211e" loext:opacity="100%" fo:font-weight="bold" style:font-weight-asian="bold" style:font-weight-complex="bold"/>
    </style:style>
    <style:style style:name="T227" style:family="text">
      <style:text-properties fo:color="#c9211e" loext:opacity="100%" fo:font-weight="bold" officeooo:rsid="0218a79b" style:font-weight-asian="bold" style:font-weight-complex="bold"/>
    </style:style>
    <style:style style:name="T228" style:family="text">
      <style:text-properties officeooo:rsid="0244db31"/>
    </style:style>
    <style:style style:name="T229" style:family="text">
      <style:text-properties style:text-position="super 58%" officeooo:rsid="00cdde10"/>
    </style:style>
    <style:style style:name="T230" style:family="text">
      <style:text-properties officeooo:rsid="00cf4e1f"/>
    </style:style>
    <style:style style:name="T231" style:family="text">
      <style:text-properties officeooo:rsid="00d0d5c8"/>
    </style:style>
    <style:style style:name="T232" style:family="text">
      <style:text-properties officeooo:rsid="00f36890"/>
    </style:style>
    <style:style style:name="T233" style:family="text">
      <style:text-properties officeooo:rsid="0142365c"/>
    </style:style>
    <style:style style:name="T234" style:family="text">
      <style:text-properties officeooo:rsid="00f3d03e"/>
    </style:style>
    <style:style style:name="T235" style:family="text">
      <style:text-properties officeooo:rsid="0106426d"/>
    </style:style>
    <style:style style:name="T236" style:family="text">
      <style:text-properties style:font-name="Calibri Light" fo:font-weight="bold" officeooo:rsid="010dfefc" style:font-weight-asian="bold" style:font-weight-complex="bold"/>
    </style:style>
    <style:style style:name="T237" style:family="text">
      <style:text-properties style:font-name="Calibri Light" officeooo:rsid="010dfefc"/>
    </style:style>
    <style:style style:name="T238" style:family="text">
      <style:text-properties style:font-name="Calibri Light" fo:font-weight="bold" style:font-weight-asian="bold" style:font-weight-complex="bold"/>
    </style:style>
    <style:style style:name="T239" style:family="text">
      <style:text-properties style:font-name="Calibri Light" officeooo:rsid="0143f3f6"/>
    </style:style>
    <style:style style:name="T240" style:family="text">
      <style:text-properties style:font-name="Calibri Light" officeooo:rsid="0141a4e8"/>
    </style:style>
    <style:style style:name="T241" style:family="text">
      <style:text-properties fo:font-weight="normal" officeooo:rsid="0143f3f6" style:font-weight-asian="normal" style:font-weight-complex="normal"/>
    </style:style>
    <style:style style:name="T242" style:family="text">
      <style:text-properties style:font-name="Calibri Light" officeooo:rsid="013efbfd"/>
    </style:style>
    <style:style style:name="T243" style:family="text">
      <style:text-properties style:font-name="Calibri Light" officeooo:rsid="013f2d12"/>
    </style:style>
    <style:style style:name="T244" style:family="text">
      <style:text-properties officeooo:rsid="01e2264c"/>
    </style:style>
    <style:style style:name="T245" style:family="text">
      <style:text-properties officeooo:rsid="01e22e2c"/>
    </style:style>
    <style:style style:name="T246" style:family="text">
      <style:text-properties officeooo:rsid="01e28852"/>
    </style:style>
    <style:style style:name="T247" style:family="text">
      <style:text-properties officeooo:rsid="01e4e1d4"/>
    </style:style>
    <style:style style:name="T248" style:family="text">
      <style:text-properties officeooo:rsid="01e39422"/>
    </style:style>
    <style:style style:name="T249" style:family="text">
      <style:text-properties officeooo:rsid="01e9198d"/>
    </style:style>
    <style:style style:name="T250" style:family="text">
      <style:text-properties fo:font-weight="normal" officeooo:rsid="01140e05" style:font-weight-asian="normal" style:font-weight-complex="normal"/>
    </style:style>
    <style:style style:name="T251" style:family="text">
      <style:text-properties fo:font-weight="normal" officeooo:rsid="01f0b62c" style:font-weight-asian="normal" style:font-weight-complex="normal"/>
    </style:style>
    <style:style style:name="T252" style:family="text">
      <style:text-properties officeooo:rsid="011ae5fb"/>
    </style:style>
    <style:style style:name="T253" style:family="text">
      <style:text-properties officeooo:rsid="01132965"/>
    </style:style>
    <style:style style:name="T254" style:family="text">
      <style:text-properties fo:font-weight="bold" officeooo:rsid="0111eae1" style:font-weight-asian="bold" style:font-weight-complex="bold"/>
    </style:style>
    <style:style style:name="T255" style:family="text">
      <style:text-properties fo:font-weight="normal" officeooo:rsid="0111eae1" style:font-weight-asian="normal" style:font-weight-complex="normal"/>
    </style:style>
    <style:style style:name="T256" style:family="text">
      <style:text-properties fo:font-weight="bold" officeooo:rsid="01182aa1" style:font-weight-asian="bold" style:font-weight-complex="bold"/>
    </style:style>
    <style:style style:name="T257" style:family="text">
      <style:text-properties fo:font-weight="normal" officeooo:rsid="0115c433" style:font-weight-asian="normal" style:font-weight-complex="normal"/>
    </style:style>
    <style:style style:name="T258" style:family="text">
      <style:text-properties fo:font-weight="normal" officeooo:rsid="01182aa1" style:font-weight-asian="normal" style:font-weight-complex="normal"/>
    </style:style>
    <style:style style:name="T259" style:family="text">
      <style:text-properties fo:font-weight="normal" officeooo:rsid="0118f8f3" style:font-weight-asian="normal" style:font-weight-complex="normal"/>
    </style:style>
    <style:style style:name="T260" style:family="text">
      <style:text-properties fo:font-weight="normal" officeooo:rsid="0116bb43" style:font-weight-asian="normal" style:font-weight-complex="normal"/>
    </style:style>
    <style:style style:name="T261" style:family="text">
      <style:text-properties officeooo:rsid="0118e056"/>
    </style:style>
    <style:style style:name="T262" style:family="text">
      <style:text-properties officeooo:rsid="0111eae1"/>
    </style:style>
    <style:style style:name="T263" style:family="text">
      <style:text-properties fo:color="#d4d4d4" loext:opacity="100%" style:font-name="Consolas" fo:font-size="8.25pt" fo:font-weight="normal" fo:background-color="#1e1e1e" loext:char-shading-value="0"/>
    </style:style>
    <style:style style:name="T264" style:family="text">
      <style:text-properties officeooo:rsid="011fcf9e"/>
    </style:style>
    <style:style style:name="T265" style:family="text">
      <style:text-properties officeooo:rsid="02604c56"/>
    </style:style>
    <style:style style:name="T266" style:family="text">
      <style:text-properties officeooo:rsid="02640ba4"/>
    </style:style>
    <style:style style:name="T267" style:family="text">
      <style:text-properties officeooo:rsid="02660bd6"/>
    </style:style>
    <style:style style:name="T268" style:family="text">
      <style:text-properties officeooo:rsid="024d20f3"/>
    </style:style>
    <style:style style:name="T269" style:family="text">
      <style:text-properties style:text-underline-style="solid" style:text-underline-width="auto" style:text-underline-color="font-color"/>
    </style:style>
    <style:style style:name="T270" style:family="text">
      <style:text-properties style:text-underline-style="none"/>
    </style:style>
    <style:style style:name="T271" style:family="text">
      <style:text-properties style:text-underline-style="none" officeooo:rsid="02640ba4"/>
    </style:style>
    <style:style style:name="T272" style:family="text">
      <style:text-properties style:text-underline-style="none" officeooo:rsid="02641fc4"/>
    </style:style>
    <style:style style:name="T273" style:family="text">
      <style:text-properties officeooo:rsid="0267a0c0"/>
    </style:style>
    <style:style style:name="T274" style:family="text">
      <style:text-properties officeooo:rsid="026826c3"/>
    </style:style>
    <style:style style:name="T275" style:family="text">
      <style:text-properties officeooo:rsid="025097af"/>
    </style:style>
    <style:style style:name="T276" style:family="text">
      <style:text-properties officeooo:rsid="024bc9f8"/>
    </style:style>
    <style:style style:name="T277" style:family="text">
      <style:text-properties style:text-underline-style="solid" style:text-underline-width="auto" style:text-underline-color="font-color" officeooo:rsid="0251ba31"/>
    </style:style>
    <style:style style:name="T278" style:family="text">
      <style:text-properties fo:font-style="italic" style:text-underline-style="none" style:font-style-asian="italic" style:font-style-complex="italic"/>
    </style:style>
    <style:style style:name="T279" style:family="text">
      <style:text-properties fo:font-style="italic" style:text-underline-style="none" officeooo:rsid="024bc9f8" style:font-style-asian="italic" style:font-style-complex="italic"/>
    </style:style>
    <style:style style:name="T280" style:family="text">
      <style:text-properties style:font-name="Calibri Light" style:text-underline-style="solid" style:text-underline-width="auto" style:text-underline-color="font-color" officeooo:rsid="0249cdc1"/>
    </style:style>
    <style:style style:name="T281" style:family="text">
      <style:text-properties style:font-name="Calibri Light" officeooo:rsid="0249cdc1"/>
    </style:style>
    <style:style style:name="T282" style:family="text">
      <style:text-properties style:font-name="Calibri Light" officeooo:rsid="0251ba31"/>
    </style:style>
    <style:style style:name="T283" style:family="text">
      <style:text-properties style:font-name="Calibri Light" officeooo:rsid="0251cf7c"/>
    </style:style>
    <style:style style:name="T284" style:family="text">
      <style:text-properties officeooo:rsid="0251ba31"/>
    </style:style>
    <style:style style:name="T285" style:family="text">
      <style:text-properties officeooo:rsid="0251cf7c"/>
    </style:style>
    <style:style style:name="T286" style:family="text">
      <style:text-properties officeooo:rsid="0252f7b8"/>
    </style:style>
    <style:style style:name="T287" style:family="text">
      <style:text-properties officeooo:rsid="02566b0f"/>
    </style:style>
    <style:style style:name="T288" style:family="text">
      <style:text-properties officeooo:rsid="026a7002"/>
    </style:style>
    <style:style style:name="T289" style:family="text">
      <style:text-properties fo:font-weight="normal" officeooo:rsid="02566b0f" style:font-weight-asian="normal" style:font-weight-complex="normal"/>
    </style:style>
    <style:style style:name="T29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91" style:family="text">
      <style:text-properties style:text-underline-style="solid" style:text-underline-width="auto" style:text-underline-color="font-color" fo:font-weight="normal" officeooo:rsid="0251ba31" style:font-weight-asian="normal" style:font-weight-complex="normal"/>
    </style:style>
    <style:style style:name="T292" style:family="text">
      <style:text-properties officeooo:rsid="0257efc4"/>
    </style:style>
    <style:style style:name="T293" style:family="text">
      <style:text-properties officeooo:rsid="0258e1a9"/>
    </style:style>
    <style:style style:name="T294" style:family="text">
      <style:text-properties officeooo:rsid="026ff622"/>
    </style:style>
    <style:style style:name="T295" style:family="text">
      <style:text-properties style:font-name="Calibri Light" fo:font-weight="normal" officeooo:rsid="0256b59c" style:font-weight-asian="normal" style:font-weight-complex="normal"/>
    </style:style>
    <style:style style:name="T296" style:family="text">
      <style:text-properties style:font-name="Calibri Light" fo:font-weight="normal" style:font-weight-asian="normal" style:font-weight-complex="normal"/>
    </style:style>
    <style:style style:name="T297" style:family="text">
      <style:text-properties style:font-name="Calibri Light" fo:font-weight="normal" officeooo:rsid="027167b3" style:font-weight-asian="normal" style:font-weight-complex="normal"/>
    </style:style>
    <style:style style:name="T298" style:family="text">
      <style:text-properties officeooo:rsid="026c8da9"/>
    </style:style>
    <style:style style:name="T299" style:family="text">
      <style:text-properties officeooo:rsid="026e5c8f"/>
    </style:style>
    <style:style style:name="T300" style:family="text">
      <style:text-properties fo:font-weight="normal" officeooo:rsid="0257efc4" style:font-weight-asian="normal" style:font-weight-complex="normal"/>
    </style:style>
    <style:style style:name="T301" style:family="text">
      <style:text-properties fo:font-weight="normal" officeooo:rsid="0256b59c" style:font-weight-asian="normal" style:font-weight-complex="normal"/>
    </style:style>
    <style:style style:name="T302" style:family="text">
      <style:text-properties officeooo:rsid="025bfe95"/>
    </style:style>
    <style:style style:name="T303" style:family="text">
      <style:text-properties officeooo:rsid="025cd3ff"/>
    </style:style>
    <style:style style:name="T304" style:family="text">
      <style:text-properties officeooo:rsid="026274d7"/>
    </style:style>
    <style:style style:name="T305" style:family="text">
      <style:text-properties style:font-name="Calibri Light" officeooo:rsid="01f70e0f"/>
    </style:style>
    <style:style style:name="T306" style:family="text">
      <style:text-properties style:font-name="Calibri Light" fo:font-weight="bold" officeooo:rsid="01f78abd" style:font-weight-asian="bold" style:font-weight-complex="bold"/>
    </style:style>
    <style:style style:name="T307" style:family="text">
      <style:text-properties style:font-name="Calibri Light" officeooo:rsid="01f9eb2d"/>
    </style:style>
    <style:style style:name="T308" style:family="text">
      <style:text-properties officeooo:rsid="01f85fd4"/>
    </style:style>
    <style:style style:name="T309" style:family="text">
      <style:text-properties officeooo:rsid="01fd7b9b"/>
    </style:style>
    <style:style style:name="T310" style:family="text">
      <style:text-properties officeooo:rsid="001d56c1"/>
    </style:style>
    <style:style style:name="T311" style:family="text">
      <style:text-properties fo:font-weight="bold" officeooo:rsid="001dc072" style:font-weight-asian="bold" style:font-weight-complex="bold"/>
    </style:style>
    <style:style style:name="T312" style:family="text">
      <style:text-properties fo:font-weight="bold" officeooo:rsid="001e4b15" style:font-weight-asian="bold" style:font-weight-complex="bold"/>
    </style:style>
    <style:style style:name="T313" style:family="text">
      <style:text-properties fo:font-weight="normal" officeooo:rsid="001dc072" style:font-weight-asian="normal" style:font-weight-complex="normal"/>
    </style:style>
    <style:style style:name="T314" style:family="text">
      <style:text-properties fo:font-weight="normal" officeooo:rsid="001e4b15" style:font-weight-asian="normal" style:font-weight-complex="normal"/>
    </style:style>
    <style:style style:name="T315" style:family="text">
      <style:text-properties fo:font-weight="normal" officeooo:rsid="001f89d0" style:font-weight-asian="normal" style:font-weight-complex="normal"/>
    </style:style>
    <style:style style:name="T316" style:family="text">
      <style:text-properties fo:font-weight="normal" officeooo:rsid="00223a87" style:font-weight-asian="normal" style:font-weight-complex="normal"/>
    </style:style>
    <style:style style:name="T317" style:family="text">
      <style:text-properties fo:font-weight="normal" officeooo:rsid="0026fa28" style:font-weight-asian="normal" style:font-weight-complex="normal"/>
    </style:style>
    <style:style style:name="T318" style:family="text">
      <style:text-properties officeooo:rsid="001ff2b3"/>
    </style:style>
    <style:style style:name="T319" style:family="text">
      <style:text-properties officeooo:rsid="0026fa28"/>
    </style:style>
    <style:style style:name="T320" style:family="text">
      <style:text-properties officeooo:rsid="002a8124"/>
    </style:style>
    <style:style style:name="T321" style:family="text">
      <style:text-properties officeooo:rsid="01d0cd12"/>
    </style:style>
    <style:style style:name="T322" style:family="text">
      <style:text-properties officeooo:rsid="002e4f13"/>
    </style:style>
    <style:style style:name="T323" style:family="text">
      <style:text-properties officeooo:rsid="002c58f7"/>
    </style:style>
    <style:style style:name="T324" style:family="text">
      <style:text-properties fo:font-weight="bold" officeooo:rsid="002c58f7" style:font-weight-asian="bold" style:font-weight-complex="bold"/>
    </style:style>
    <style:style style:name="T325" style:family="text">
      <style:text-properties officeooo:rsid="002f4208"/>
    </style:style>
    <style:style style:name="T326" style:family="text">
      <style:text-properties officeooo:rsid="002fe868"/>
    </style:style>
    <style:style style:name="T327" style:family="text">
      <style:text-properties officeooo:rsid="01d242de"/>
    </style:style>
    <style:style style:name="T328" style:family="text">
      <style:text-properties officeooo:rsid="002434dd"/>
    </style:style>
    <style:style style:name="T329" style:family="text">
      <style:text-properties officeooo:rsid="01d32a52"/>
    </style:style>
    <style:style style:name="T330" style:family="text">
      <style:text-properties officeooo:rsid="01d495ae"/>
    </style:style>
    <style:style style:name="T331" style:family="text">
      <style:text-properties officeooo:rsid="01d4e56d"/>
    </style:style>
    <style:style style:name="T332" style:family="text">
      <style:text-properties officeooo:rsid="0024ed84"/>
    </style:style>
    <style:style style:name="T333" style:family="text">
      <style:text-properties officeooo:rsid="01d639d2"/>
    </style:style>
    <style:style style:name="T334" style:family="text">
      <style:text-properties officeooo:rsid="0025f352"/>
    </style:style>
    <style:style style:name="T335" style:family="text">
      <style:text-properties officeooo:rsid="004b9db8"/>
    </style:style>
    <style:style style:name="T336" style:family="text">
      <style:text-properties officeooo:rsid="004c9ee0"/>
    </style:style>
    <style:style style:name="T337" style:family="text">
      <style:text-properties officeooo:rsid="012a8f51"/>
    </style:style>
    <style:style style:name="T338" style:family="text">
      <style:text-properties officeooo:rsid="01271be2"/>
    </style:style>
    <style:style style:name="T339" style:family="text">
      <style:text-properties officeooo:rsid="0127c383"/>
    </style:style>
    <style:style style:name="T340" style:family="text">
      <style:text-properties officeooo:rsid="012d22cd"/>
    </style:style>
    <style:style style:name="T341" style:family="text">
      <style:text-properties officeooo:rsid="012c46a3"/>
    </style:style>
    <style:style style:name="T342" style:family="text">
      <style:text-properties officeooo:rsid="0122a17e"/>
    </style:style>
    <style:style style:name="T343" style:family="text">
      <style:text-properties officeooo:rsid="004df260"/>
    </style:style>
    <style:style style:name="T344" style:family="text">
      <style:text-properties style:font-name="Calibri Light" officeooo:rsid="004c9ee0"/>
    </style:style>
    <style:style style:name="T345" style:family="text">
      <style:text-properties style:font-name="Calibri Light" officeooo:rsid="004df260"/>
    </style:style>
    <style:style style:name="T346" style:family="text">
      <style:text-properties style:font-name="Calibri Light" fo:font-weight="bold" officeooo:rsid="004df260" style:font-weight-asian="bold" style:font-weight-complex="bold"/>
    </style:style>
    <style:style style:name="T347" style:family="text">
      <style:text-properties style:font-name="Calibri Light" fo:font-style="italic" officeooo:rsid="004df260" style:font-style-asian="italic" style:font-style-complex="italic"/>
    </style:style>
    <style:style style:name="T348" style:family="text">
      <style:text-properties style:font-name="Calibri Light" fo:font-style="italic" style:text-underline-style="solid" style:text-underline-width="auto" style:text-underline-color="font-color" officeooo:rsid="004f9a82" style:font-style-asian="italic" style:font-style-complex="italic"/>
    </style:style>
    <style:style style:name="T349" style:family="text">
      <style:text-properties style:font-name="Calibri Light" officeooo:rsid="004f9a82"/>
    </style:style>
    <style:style style:name="T350" style:family="text">
      <style:text-properties style:font-name="Calibri Light" fo:font-style="italic" officeooo:rsid="004f9a82" style:font-style-asian="italic" style:font-style-complex="italic"/>
    </style:style>
    <style:style style:name="T351" style:family="text">
      <style:text-properties officeooo:rsid="004f9a82"/>
    </style:style>
    <style:style style:name="T352" style:family="text">
      <style:text-properties officeooo:rsid="00509d6d"/>
    </style:style>
    <style:style style:name="T353" style:family="text">
      <style:text-properties officeooo:rsid="00524a7f"/>
    </style:style>
    <style:style style:name="T354" style:family="text">
      <style:text-properties officeooo:rsid="0059f849"/>
    </style:style>
    <style:style style:name="T355" style:family="text">
      <style:text-properties officeooo:rsid="00592ce8"/>
    </style:style>
    <style:style style:name="T356" style:family="text">
      <style:text-properties fo:font-weight="normal" officeooo:rsid="00592ce8" style:font-weight-asian="normal" style:font-weight-complex="normal"/>
    </style:style>
    <style:style style:name="T357" style:family="text">
      <style:text-properties fo:font-weight="bold" officeooo:rsid="00cca783" style:font-weight-asian="bold" style:font-weight-complex="bold"/>
    </style:style>
    <style:style style:name="T358" style:family="text">
      <style:text-properties officeooo:rsid="00cca783"/>
    </style:style>
    <style:style style:name="T359" style:family="text">
      <style:text-properties officeooo:rsid="00ca8fee"/>
    </style:style>
    <style:style style:name="T360" style:family="text">
      <style:text-properties officeooo:rsid="00cc3e5e"/>
    </style:style>
    <style:style style:name="T361" style:family="text">
      <style:text-properties officeooo:rsid="00574dba"/>
    </style:style>
    <style:style style:name="T362" style:family="text">
      <style:text-properties style:font-name="Calibri Light" officeooo:rsid="0131921b"/>
    </style:style>
    <style:style style:name="T363" style:family="text">
      <style:text-properties style:font-name="Calibri Light" officeooo:rsid="0136d9f3"/>
    </style:style>
    <style:style style:name="T364" style:family="text">
      <style:text-properties style:font-name="Calibri Light" officeooo:rsid="0137a851"/>
    </style:style>
    <style:style style:name="T365" style:family="text">
      <style:text-properties style:font-name="Calibri Light" officeooo:rsid="013466bf"/>
    </style:style>
    <style:style style:name="T366" style:family="text">
      <style:text-properties style:font-name="Calibri Light" officeooo:rsid="0137ea87"/>
    </style:style>
    <style:style style:name="T367" style:family="text">
      <style:text-properties style:font-name="Calibri Light" officeooo:rsid="01359324"/>
    </style:style>
    <style:style style:name="T368" style:family="text">
      <style:text-properties style:font-name="Calibri Light" officeooo:rsid="0135c99b"/>
    </style:style>
    <style:style style:name="T369" style:family="text">
      <style:text-properties officeooo:rsid="005599b4"/>
    </style:style>
    <style:style style:name="T370" style:family="text">
      <style:text-properties officeooo:rsid="005762b0"/>
    </style:style>
    <style:style style:name="T371" style:family="text">
      <style:text-properties officeooo:rsid="00db8c0e"/>
    </style:style>
    <style:style style:name="T372" style:family="text">
      <style:text-properties officeooo:rsid="00dc7f2b"/>
    </style:style>
    <style:style style:name="T373" style:family="text">
      <style:text-properties officeooo:rsid="00de4c89"/>
    </style:style>
    <style:style style:name="T374" style:family="text">
      <style:text-properties style:font-name="Calibri Light" fo:font-weight="bold" officeooo:rsid="0097a42a" style:font-weight-asian="bold" style:font-weight-complex="bold"/>
    </style:style>
    <style:style style:name="T375" style:family="text">
      <style:text-properties style:font-name="Calibri Light" officeooo:rsid="0097a42a"/>
    </style:style>
    <style:style style:name="T376" style:family="text">
      <style:text-properties style:font-name="Calibri Light" fo:font-weight="bold" officeooo:rsid="00de4c89" style:font-weight-asian="bold" style:font-weight-complex="bold"/>
    </style:style>
    <style:style style:name="T377" style:family="text">
      <style:text-properties style:font-name="Calibri Light" officeooo:rsid="009942a5"/>
    </style:style>
    <style:style style:name="T378" style:family="text">
      <style:text-properties officeooo:rsid="009ab8bd"/>
    </style:style>
    <style:style style:name="T379" style:family="text">
      <style:text-properties officeooo:rsid="009cb190"/>
    </style:style>
    <style:style style:name="T380" style:family="text">
      <style:text-properties fo:font-weight="bold" officeooo:rsid="009ab8bd" style:font-weight-asian="bold" style:font-weight-complex="bold"/>
    </style:style>
    <style:style style:name="T381" style:family="text">
      <style:text-properties fo:font-weight="bold" officeooo:rsid="009da047" style:font-weight-asian="bold" style:font-weight-complex="bold"/>
    </style:style>
    <style:style style:name="T382" style:family="text">
      <style:text-properties officeooo:rsid="009ce80a"/>
    </style:style>
    <style:style style:name="T383" style:family="text">
      <style:text-properties officeooo:rsid="009da047"/>
    </style:style>
    <style:style style:name="T384" style:family="text">
      <style:text-properties officeooo:rsid="00ad27b1"/>
    </style:style>
    <style:style style:name="T385" style:family="text">
      <style:text-properties officeooo:rsid="00ad6be1"/>
    </style:style>
    <style:style style:name="T386" style:family="text">
      <style:text-properties style:font-name="Calibri Light" fo:font-weight="normal" officeooo:rsid="009cb190" style:font-weight-asian="normal" style:font-weight-complex="normal"/>
    </style:style>
    <style:style style:name="T387" style:family="text">
      <style:text-properties style:font-name="Calibri Light" fo:font-weight="normal" officeooo:rsid="009ce80a" style:font-weight-asian="normal" style:font-weight-complex="normal"/>
    </style:style>
    <style:style style:name="T388" style:family="text">
      <style:text-properties officeooo:rsid="00d2ab65"/>
    </style:style>
    <style:style style:name="T389" style:family="text">
      <style:text-properties fo:color="#dcdcaa" loext:opacity="100%" style:font-name="Consolas" fo:font-size="10.5pt" fo:font-weight="normal" fo:background-color="#1f1f1f" loext:char-shading-value="0"/>
    </style:style>
    <style:style style:name="T390" style:family="text">
      <style:text-properties fo:color="#d4d4d4" loext:opacity="100%" style:font-name="Consolas" fo:font-size="10.5pt" fo:font-weight="normal" fo:background-color="#1f1f1f" loext:char-shading-value="0"/>
    </style:style>
    <style:style style:name="T391" style:family="text">
      <style:text-properties fo:color="#9cdcfe" loext:opacity="100%" style:font-name="Consolas" fo:font-size="10.5pt" fo:font-weight="normal" fo:background-color="#1f1f1f" loext:char-shading-value="0"/>
    </style:style>
    <style:style style:name="T392" style:family="text">
      <style:text-properties officeooo:rsid="00d7cb26"/>
    </style:style>
    <style:style style:name="T393" style:family="text">
      <style:text-properties officeooo:rsid="00e1572a"/>
    </style:style>
    <style:style style:name="T394" style:family="text">
      <style:text-properties officeooo:rsid="013efbfd"/>
    </style:style>
    <style:style style:name="T395" style:family="text">
      <style:text-properties officeooo:rsid="00db4973"/>
    </style:style>
    <style:style style:name="T396" style:family="text">
      <style:text-properties officeooo:rsid="00d93874"/>
    </style:style>
    <style:style style:name="T397" style:family="text">
      <style:text-properties fo:color="#dcdcaa" loext:opacity="100%" style:font-name="Consolas" fo:font-size="10.5pt" fo:font-weight="normal" officeooo:rsid="00d93874" fo:background-color="#1f1f1f" loext:char-shading-value="0"/>
    </style:style>
    <style:style style:name="T398" style:family="text">
      <style:text-properties officeooo:rsid="00dae79f"/>
    </style:style>
    <style:style style:name="T399" style:family="text">
      <style:text-properties officeooo:rsid="014429a0"/>
    </style:style>
    <style:style style:name="T400" style:family="text">
      <style:text-properties fo:font-weight="bold" officeooo:rsid="014429a0" style:font-weight-asian="bold" style:font-weight-complex="bold"/>
    </style:style>
    <style:style style:name="T401" style:family="text">
      <style:text-properties officeooo:rsid="00d2c696"/>
    </style:style>
    <style:style style:name="T402" style:family="text">
      <style:text-properties officeooo:rsid="00e9054a"/>
    </style:style>
    <style:style style:name="T403" style:family="text">
      <style:text-properties officeooo:rsid="00e9574a"/>
    </style:style>
    <style:style style:name="T404" style:family="text">
      <style:text-properties officeooo:rsid="00ea5ece"/>
    </style:style>
    <style:style style:name="T405" style:family="text">
      <style:text-properties officeooo:rsid="00eca1a1"/>
    </style:style>
    <style:style style:name="T406" style:family="text">
      <style:text-properties officeooo:rsid="00e347c3"/>
    </style:style>
    <style:style style:name="T407" style:family="text">
      <style:text-properties officeooo:rsid="00e3a150"/>
    </style:style>
    <style:style style:name="T408" style:family="text">
      <style:text-properties officeooo:rsid="00e31908"/>
    </style:style>
    <style:style style:name="T409" style:family="text">
      <style:text-properties fo:font-style="italic" style:text-underline-style="solid" style:text-underline-width="auto" style:text-underline-color="font-color" fo:font-weight="bold" officeooo:rsid="00bec2d8" style:font-style-asian="italic" style:font-weight-asian="bold" style:font-style-complex="italic" style:font-weight-complex="bold"/>
    </style:style>
    <style:style style:name="T4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11" style:family="text">
      <style:text-properties officeooo:rsid="00c0a066"/>
    </style:style>
    <style:style style:name="T412" style:family="text">
      <style:text-properties officeooo:rsid="00c10553"/>
    </style:style>
    <style:style style:name="T413" style:family="text">
      <style:text-properties style:font-name="Calibri Light" fo:font-weight="bold" officeooo:rsid="00d3d50d" style:font-weight-asian="bold" style:font-weight-complex="bold"/>
    </style:style>
    <style:style style:name="T414" style:family="text">
      <style:text-properties style:font-name="Calibri Light" officeooo:rsid="00d3d50d"/>
    </style:style>
    <style:style style:name="T415" style:family="text">
      <style:text-properties style:font-name="Calibri Light" fo:font-weight="bold" officeooo:rsid="00d50fb5" style:font-weight-asian="bold" style:font-weight-complex="bold"/>
    </style:style>
    <style:style style:name="T416" style:family="text">
      <style:text-properties style:font-name="Calibri Light" officeooo:rsid="00d50fb5"/>
    </style:style>
    <style:style style:name="T417" style:family="text">
      <style:text-properties officeooo:rsid="00d3d50d"/>
    </style:style>
    <style:style style:name="T418" style:family="text">
      <style:text-properties officeooo:rsid="00d60178"/>
    </style:style>
    <style:style style:name="T419" style:family="text">
      <style:text-properties officeooo:rsid="00b60c84"/>
    </style:style>
    <style:style style:name="T420" style:family="text">
      <style:text-properties officeooo:rsid="00b30729"/>
    </style:style>
    <style:style style:name="T421" style:family="text">
      <style:text-properties officeooo:rsid="00b56b99"/>
    </style:style>
    <style:style style:name="T422" style:family="text">
      <style:text-properties officeooo:rsid="00bc2781"/>
    </style:style>
    <style:style style:name="T423" style:family="text">
      <style:text-properties officeooo:rsid="00c39068"/>
    </style:style>
    <style:style style:name="T424" style:family="text">
      <style:text-properties style:font-name="Calibri Light" officeooo:rsid="00c39068"/>
    </style:style>
    <style:style style:name="T425" style:family="text">
      <style:text-properties style:font-name="Calibri Light" officeooo:rsid="00ba93ec"/>
    </style:style>
    <style:style style:name="T426" style:family="text">
      <style:text-properties style:font-name="Calibri Light" officeooo:rsid="00c6caf9"/>
    </style:style>
    <style:style style:name="T427" style:family="text">
      <style:text-properties style:font-name="Calibri Light" officeooo:rsid="00c88b5c"/>
    </style:style>
    <style:style style:name="T428" style:family="text">
      <style:text-properties officeooo:rsid="00c6caf9"/>
    </style:style>
    <style:style style:name="T429" style:family="text">
      <style:text-properties officeooo:rsid="00ba93ec"/>
    </style:style>
    <style:style style:name="fr1" style:family="graphic" style:parent-style-name="Inline_20_Heading">
      <style:graphic-properties style:vertical-pos="middle" style:vertical-rel="tex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/>
      <text:p text:style-name="Title"/>
      <text:p text:style-name="Title">CMS 5</text:p>
      <text:p text:style-name="P2"><text:span text:style-name="T1">codename: </text:span>“<text:span text:style-name="T1">Archimedes”</text:span></text:p>
      <text:p text:style-name="P3">Library, framework and CMS</text:p>
      <text:p text:style-name="P3"/>
      <text:p text:style-name="P3"/>
      <text:p text:style-name="Title">developer documentation</text:p>
      <text:p text:style-name="Text_20_body"/>
      <text:p text:style-name="Text_20_body"/>
      <text:p text:style-name="P4">by </text:p>
      <text:p text:style-name="P4">Dennis Renirie</text:p>
      <text:p text:style-name="P4"/>
      <text:p text:style-name="P5">Updated: <text:span text:style-name="T2">17</text:span>-<text:span text:style-name="T2">10</text:span>-202<text:span text:style-name="T3">5</text:span></text:p>
      <text:p text:style-name="P4"/>
      <text:p text:style-name="P4"/>
      <text:h text:style-name="P6" text:outline-level="1"><text:bookmark-start text:name="__RefHeading___Toc1605_2312667402"/>Table of contents<text:bookmark-end text:name="__RefHeading___Toc1605_2312667402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7"><text:a xlink:type="simple" xlink:href="#__RefHeading___Toc1605_2312667402" text:style-name="Index_20_Link" text:visited-style-name="Index_20_Link">Table of contents<text:tab/>2</text:a></text:p>
          <text:p text:style-name="P7"><text:a xlink:type="simple" xlink:href="#__RefHeading___Toc2913_3924715771" text:style-name="Index_20_Link" text:visited-style-name="Index_20_Link">Features<text:tab/>4</text:a></text:p>
          <text:p text:style-name="P7"><text:a xlink:type="simple" xlink:href="#__RefHeading___Toc1607_2312667402" text:style-name="Index_20_Link" text:visited-style-name="Index_20_Link">History<text:tab/>7</text:a></text:p>
          <text:p text:style-name="P8"><text:a xlink:type="simple" xlink:href="#__RefHeading___Toc1609_2312667402" text:style-name="Index_20_Link" text:visited-style-name="Index_20_Link">CMS0<text:tab/>7</text:a></text:p>
          <text:p text:style-name="P8"><text:a xlink:type="simple" xlink:href="#__RefHeading___Toc1611_2312667402" text:style-name="Index_20_Link" text:visited-style-name="Index_20_Link">CMS0.5 -2002/2003<text:tab/>7</text:a></text:p>
          <text:p text:style-name="P8"><text:a xlink:type="simple" xlink:href="#__RefHeading___Toc1613_2312667402" text:style-name="Index_20_Link" text:visited-style-name="Index_20_Link">CMS1 - 2003<text:tab/>7</text:a></text:p>
          <text:p text:style-name="P8"><text:a xlink:type="simple" xlink:href="#__RefHeading___Toc1615_2312667402" text:style-name="Index_20_Link" text:visited-style-name="Index_20_Link">CMS2 - 2004<text:tab/>7</text:a></text:p>
          <text:p text:style-name="P8"><text:a xlink:type="simple" xlink:href="#__RefHeading___Toc1617_2312667402" text:style-name="Index_20_Link" text:visited-style-name="Index_20_Link">CMS 2.5<text:tab/>8</text:a></text:p>
          <text:p text:style-name="P8"><text:a xlink:type="simple" xlink:href="#__RefHeading___Toc1619_2312667402" text:style-name="Index_20_Link" text:visited-style-name="Index_20_Link">CMS 3 - 2010<text:tab/>8</text:a></text:p>
          <text:p text:style-name="P9"><text:a xlink:type="simple" xlink:href="#__RefHeading___Toc1621_2312667402" text:style-name="Index_20_Link" text:visited-style-name="Index_20_Link">Complicated<text:tab/>9</text:a></text:p>
          <text:p text:style-name="P9"><text:a xlink:type="simple" xlink:href="#__RefHeading___Toc1623_2312667402" text:style-name="Index_20_Link" text:visited-style-name="Index_20_Link">The bug<text:tab/>9</text:a></text:p>
          <text:p text:style-name="P8"><text:a xlink:type="simple" xlink:href="#__RefHeading___Toc1625_2312667402" text:style-name="Index_20_Link" text:visited-style-name="Index_20_Link">CMS4 - 2015<text:tab/>10</text:a></text:p>
          <text:p text:style-name="P8"><text:a xlink:type="simple" xlink:href="#__RefHeading___Toc1627_2312667402" text:style-name="Index_20_Link" text:visited-style-name="Index_20_Link">CMS5 - 2016<text:tab/>10</text:a></text:p>
          <text:p text:style-name="P7"><text:a xlink:type="simple" xlink:href="#__RefHeading___Toc2623_1370920561" text:style-name="Index_20_Link" text:visited-style-name="Index_20_Link">Terminology<text:tab/>12</text:a></text:p>
          <text:p text:style-name="P7"><text:a xlink:type="simple" xlink:href="#__RefHeading___Toc1629_2312667402" text:style-name="Index_20_Link" text:visited-style-name="Index_20_Link">Vision &amp; philosophy<text:tab/>13</text:a></text:p>
          <text:p text:style-name="P8"><text:a xlink:type="simple" xlink:href="#__RefHeading___Toc1631_2312667402" text:style-name="Index_20_Link" text:visited-style-name="Index_20_Link">3<text:span text:style-name="T4">rd</text:span> party components and libraries<text:tab/>13</text:a></text:p>
          <text:p text:style-name="P9"><text:a xlink:type="simple" xlink:href="#__RefHeading___Toc1633_2312667402" text:style-name="Index_20_Link" text:visited-style-name="Index_20_Link">Wrapper<text:tab/>13</text:a></text:p>
          <text:p text:style-name="P9"><text:a xlink:type="simple" xlink:href="#__RefHeading___Toc1635_2312667402" text:style-name="Index_20_Link" text:visited-style-name="Index_20_Link">Jquery<text:tab/>14</text:a></text:p>
          <text:p text:style-name="P8"><text:a xlink:type="simple" xlink:href="#__RefHeading___Toc1637_2312667402" text:style-name="Index_20_Link" text:visited-style-name="Index_20_Link">Speed<text:tab/>14</text:a></text:p>
          <text:p text:style-name="P9"><text:a xlink:type="simple" xlink:href="#__RefHeading___Toc1639_2312667402" text:style-name="Index_20_Link" text:visited-style-name="Index_20_Link">OOP<text:tab/>14</text:a></text:p>
          <text:p text:style-name="P9"><text:a xlink:type="simple" xlink:href="#__RefHeading___Toc3261_4026787949" text:style-name="Index_20_Link" text:visited-style-name="Index_20_Link">String operations: explode() vs strpos()<text:tab/>14</text:a></text:p>
          <text:p text:style-name="P9"><text:a xlink:type="simple" xlink:href="#__RefHeading___Toc3263_4026787949" text:style-name="Index_20_Link" text:visited-style-name="Index_20_Link">str_replace VS explode()+implode()<text:tab/>15</text:a></text:p>
          <text:p text:style-name="P9"><text:a xlink:type="simple" xlink:href="#__RefHeading___Toc3265_4026787949" text:style-name="Index_20_Link" text:visited-style-name="Index_20_Link">For vs Foreach<text:tab/>15</text:a></text:p>
          <text:p text:style-name="P9"><text:a xlink:type="simple" xlink:href="#__RefHeading___Toc1641_2312667402" text:style-name="Index_20_Link" text:visited-style-name="Index_20_Link">Caching<text:tab/>15</text:a></text:p>
          <text:p text:style-name="P9"><text:a xlink:type="simple" xlink:href="#__RefHeading___Toc1643_2312667402" text:style-name="Index_20_Link" text:visited-style-name="Index_20_Link">Declaring variables<text:tab/>15</text:a></text:p>
          <text:p text:style-name="P9"><text:a xlink:type="simple" xlink:href="#__RefHeading___Toc3267_4026787949" text:style-name="Index_20_Link" text:visited-style-name="Index_20_Link">Id’s in the database<text:tab/>15</text:a></text:p>
          <text:p text:style-name="P8"><text:a xlink:type="simple" xlink:href="#__RefHeading___Toc6485_657776424" text:style-name="Index_20_Link" text:visited-style-name="Index_20_Link">Other philosophies<text:tab/>16</text:a></text:p>
          <text:p text:style-name="P9"><text:a xlink:type="simple" xlink:href="#__RefHeading___Toc6487_657776424" text:style-name="Index_20_Link" text:visited-style-name="Index_20_Link">Control<text:tab/>16</text:a></text:p>
          <text:p text:style-name="P7"><text:a xlink:type="simple" xlink:href="#__RefHeading___Toc1645_2312667402" text:style-name="Index_20_Link" text:visited-style-name="Index_20_Link">Name giving conventions<text:tab/>17</text:a></text:p>
          <text:p text:style-name="P9"><text:a xlink:type="simple" xlink:href="#__RefHeading___Toc1647_2312667402" text:style-name="Index_20_Link" text:visited-style-name="Index_20_Link">Language<text:tab/>17</text:a></text:p>
          <text:p text:style-name="P9"><text:a xlink:type="simple" xlink:href="#__RefHeading___Toc1649_2312667402" text:style-name="Index_20_Link" text:visited-style-name="Index_20_Link">Hungarian notation<text:tab/>17</text:a></text:p>
          <text:p text:style-name="P9"><text:a xlink:type="simple" xlink:href="#__RefHeading___Toc1651_2312667402" text:style-name="Index_20_Link" text:visited-style-name="Index_20_Link">Type definition in variable names<text:tab/>17</text:a></text:p>
          <text:p text:style-name="P9"><text:a xlink:type="simple" xlink:href="#__RefHeading___Toc1653_2312667402" text:style-name="Index_20_Link" text:visited-style-name="Index_20_Link">Classes<text:tab/>17</text:a></text:p>
          <text:p text:style-name="P9"><text:a xlink:type="simple" xlink:href="#__RefHeading___Toc1655_2312667402" text:style-name="Index_20_Link" text:visited-style-name="Index_20_Link">brackets {}<text:tab/>18</text:a></text:p>
          <text:p text:style-name="P7"><text:a xlink:type="simple" xlink:href="#__RefHeading___Toc1657_2312667402" text:style-name="Index_20_Link" text:visited-style-name="Index_20_Link">Security<text:tab/>19</text:a></text:p>
          <text:p text:style-name="P7"><text:a xlink:type="simple" xlink:href="#__RefHeading___Toc2627_1370920561" text:style-name="Index_20_Link" text:visited-style-name="Index_20_Link">Installing, upgrading and uninstalling<text:tab/>20</text:a></text:p>
          <text:p text:style-name="P8"><text:a xlink:type="simple" xlink:href="#__RefHeading___Toc6230_3666408898" text:style-name="Index_20_Link" text:visited-style-name="Index_20_Link">Install webserver &amp; MySQL/MariaDB<text:tab/>20</text:a></text:p>
          <text:p text:style-name="P8"><text:a xlink:type="simple" xlink:href="#__RefHeading___Toc6489_657776424" text:style-name="Index_20_Link" text:visited-style-name="Index_20_Link">Install CMS<text:tab/>20</text:a></text:p>
          <text:p text:style-name="P8"><text:a xlink:type="simple" xlink:href="#__RefHeading___Toc6491_657776424" text:style-name="Index_20_Link" text:visited-style-name="Index_20_Link">Install password<text:tab/>20</text:a></text:p>
          <text:p text:style-name="P8"><text:a xlink:type="simple" xlink:href="#__RefHeading___Toc6232_3666408898" text:style-name="Index_20_Link" text:visited-style-name="Index_20_Link">Sending email on Windows<text:tab/>21</text:a></text:p>
          <text:p text:style-name="P8"><text:a xlink:type="simple" xlink:href="#__RefHeading___Toc6493_657776424" text:style-name="Index_20_Link" text:visited-style-name="Index_20_Link">Relocating CMS<text:tab/>21</text:a></text:p>
          <text:p text:style-name="P8"><text:a xlink:type="simple" xlink:href="#__RefHeading___Toc6495_657776424" text:style-name="Index_20_Link" text:visited-style-name="Index_20_Link">Upgrade<text:tab/>22</text:a></text:p>
          <text:p text:style-name="P8"><text:a xlink:type="simple" xlink:href="#__RefHeading___Toc6497_657776424" text:style-name="Index_20_Link" text:visited-style-name="Index_20_Link">Uninstall<text:tab/>22</text:a></text:p>
          <text:p text:style-name="P7"><text:a xlink:type="simple" xlink:href="#__RefHeading___Toc2629_1370920561" text:style-name="Index_20_Link" text:visited-style-name="Index_20_Link">Directory structure of CMS5<text:tab/>23</text:a></text:p>
          <text:p text:style-name="P7"><text:a xlink:type="simple" xlink:href="#__RefHeading___Toc2631_1370920561" text:style-name="Index_20_Link" text:visited-style-name="Index_20_Link"><text:soft-page-break/>Bootstraps<text:tab/>24</text:a></text:p>
          <text:p text:style-name="P7"><text:a xlink:type="simple" xlink:href="#__RefHeading___Toc2633_1370920561%20Copy%202" text:style-name="Index_20_Link" text:visited-style-name="Index_20_Link">Config files<text:tab/>25</text:a></text:p>
          <text:p text:style-name="P8"><text:a xlink:type="simple" xlink:href="#__RefHeading___Toc6499_657776424" text:style-name="Index_20_Link" text:visited-style-name="Index_20_Link">What is stored in the config files?<text:tab/>25</text:a></text:p>
          <text:p text:style-name="P7"><text:a xlink:type="simple" xlink:href="#__RefHeading___Toc2633_1370920561" text:style-name="Index_20_Link" text:visited-style-name="Index_20_Link">Multi language<text:tab/>26</text:a></text:p>
          <text:p text:style-name="P8"><text:a xlink:type="simple" xlink:href="#__RefHeading___Toc2635_1370920561" text:style-name="Index_20_Link" text:visited-style-name="Index_20_Link">Layout language files<text:tab/>26</text:a></text:p>
          <text:p text:style-name="P7"><text:a xlink:type="simple" xlink:href="#__RefHeading___Toc6501_657776424" text:style-name="Index_20_Link" text:visited-style-name="Index_20_Link">Multi Site<text:tab/>28</text:a></text:p>
          <text:p text:style-name="P7"><text:a xlink:type="simple" xlink:href="#__RefHeading___Toc1659_2312667402" text:style-name="Index_20_Link" text:visited-style-name="Index_20_Link">Important classes<text:tab/>29</text:a></text:p>
          <text:p text:style-name="P8"><text:a xlink:type="simple" xlink:href="#__RefHeading___Toc1661_2312667402" text:style-name="Index_20_Link" text:visited-style-name="Index_20_Link">TDBConnection / TDBPreparedStatement / TDBResultset<text:tab/>29</text:a></text:p>
          <text:p text:style-name="P8"><text:a xlink:type="simple" xlink:href="#__RefHeading___Toc1663_2312667402" text:style-name="Index_20_Link" text:visited-style-name="Index_20_Link">TSysModel<text:tab/>29</text:a></text:p>
          <text:p text:style-name="P9"><text:a xlink:type="simple" xlink:href="#__RefHeading___Toc6503_657776424" text:style-name="Index_20_Link" text:visited-style-name="Index_20_Link">Getters and setters<text:tab/>30</text:a></text:p>
          <text:p text:style-name="P9"><text:a xlink:type="simple" xlink:href="#__RefHeading___Toc6505_657776424" text:style-name="Index_20_Link" text:visited-style-name="Index_20_Link">Encryption<text:tab/>30</text:a></text:p>
          <text:p text:style-name="P9"><text:a xlink:type="simple" xlink:href="#__RefHeading___Toc6507_657776424" text:style-name="Index_20_Link" text:visited-style-name="Index_20_Link">IP addresses<text:tab/>30</text:a></text:p>
          <text:p text:style-name="P9"><text:a xlink:type="simple" xlink:href="#__RefHeading___Toc6509_657776424" text:style-name="Index_20_Link" text:visited-style-name="Index_20_Link">Dates<text:tab/>30</text:a></text:p>
          <text:p text:style-name="P7"><text:a xlink:type="simple" xlink:href="#__RefHeading___Toc1665_2312667402" text:style-name="Index_20_Link" text:visited-style-name="Index_20_Link">Modules<text:tab/>31</text:a></text:p>
          <text:p text:style-name="P8"><text:a xlink:type="simple" xlink:href="#__RefHeading___Toc2637_1370920561" text:style-name="Index_20_Link" text:visited-style-name="Index_20_Link">Module Types<text:tab/>31</text:a></text:p>
          <text:p text:style-name="P9"><text:a xlink:type="simple" xlink:href="#__RefHeading___Toc1667_2312667402" text:style-name="Index_20_Link" text:visited-style-name="Index_20_Link">System modules<text:tab/>31</text:a></text:p>
          <text:p text:style-name="P8"><text:a xlink:type="simple" xlink:href="#__RefHeading___Toc1669_2312667402" text:style-name="Index_20_Link" text:visited-style-name="Index_20_Link">Module state<text:tab/>32</text:a></text:p>
          <text:p text:style-name="P8"><text:a xlink:type="simple" xlink:href="#__RefHeading___Toc2639_1370920561" text:style-name="Index_20_Link" text:visited-style-name="Index_20_Link">Module classes<text:tab/>32</text:a></text:p>
          <text:p text:style-name="P8"><text:a xlink:type="simple" xlink:href="#__RefHeading___Toc1671_2312667402" text:style-name="Index_20_Link" text:visited-style-name="Index_20_Link">Installing and uninstalling modules<text:tab/>32</text:a></text:p>
          <text:p text:style-name="P8"><text:a xlink:type="simple" xlink:href="#__RefHeading___Toc1673_2312667402" text:style-name="Index_20_Link" text:visited-style-name="Index_20_Link">Directory structure of a module<text:tab/>33</text:a></text:p>
          <text:p text:style-name="P8"><text:a xlink:type="simple" xlink:href="#__RefHeading___Toc2915_3924715771" text:style-name="Index_20_Link" text:visited-style-name="Index_20_Link">Starting a module<text:tab/>33</text:a></text:p>
          <text:p text:style-name="P8"><text:a xlink:type="simple" xlink:href="#__RefHeading___Toc1675_2312667402" text:style-name="Index_20_Link" text:visited-style-name="Index_20_Link">Naming<text:tab/>33</text:a></text:p>
          <text:p text:style-name="P9"><text:a xlink:type="simple" xlink:href="#__RefHeading___Toc1677_2312667402" text:style-name="Index_20_Link" text:visited-style-name="Index_20_Link">Class configuration<text:tab/>34</text:a></text:p>
          <text:p text:style-name="P7"><text:a xlink:type="simple" xlink:href="#__RefHeading___Toc1679_2312667402" text:style-name="Index_20_Link" text:visited-style-name="Index_20_Link">Authentication and authorization<text:tab/>35</text:a></text:p>
          <text:p text:style-name="P8"><text:a xlink:type="simple" xlink:href="#__RefHeading___Toc2641_1370920561" text:style-name="Index_20_Link" text:visited-style-name="Index_20_Link">Auth()<text:tab/>35</text:a></text:p>
          <text:p text:style-name="P8"><text:a xlink:type="simple" xlink:href="#__RefHeading___Toc2643_1370920561" text:style-name="Index_20_Link" text:visited-style-name="Index_20_Link">TAuthenticationSystemAbstract<text:tab/>36</text:a></text:p>
          <text:p text:style-name="P8"><text:a xlink:type="simple" xlink:href="#__RefHeading___Toc1681_2312667402" text:style-name="Index_20_Link" text:visited-style-name="Index_20_Link">Default login<text:tab/>36</text:a></text:p>
          <text:p text:style-name="P7"><text:a xlink:type="simple" xlink:href="#__RefHeading___Toc1683_2312667402" text:style-name="Index_20_Link" text:visited-style-name="Index_20_Link">Templates<text:tab/>37</text:a></text:p>
          <text:p text:style-name="P8"><text:a xlink:type="simple" xlink:href="#__RefHeading___Toc2645_1370920561" text:style-name="Index_20_Link" text:visited-style-name="Index_20_Link">Templates and skins<text:tab/>37</text:a></text:p>
          <text:p text:style-name="P8"><text:a xlink:type="simple" xlink:href="#__RefHeading___Toc2647_1370920561" text:style-name="Index_20_Link" text:visited-style-name="Index_20_Link">Early and late binding variables<text:tab/>37</text:a></text:p>
          <text:p text:style-name="P8"><text:a xlink:type="simple" xlink:href="#__RefHeading___Toc1685_2312667402" text:style-name="Index_20_Link" text:visited-style-name="Index_20_Link">renderTemplate()<text:tab/>37</text:a></text:p>
          <text:p text:style-name="P8"><text:a xlink:type="simple" xlink:href="#__RefHeading___Toc1687_2312667402" text:style-name="Index_20_Link" text:visited-style-name="Index_20_Link">TControllerAbstract<text:tab/>37</text:a></text:p>
          <text:p text:style-name="P7"><text:a xlink:type="simple" xlink:href="#__RefHeading___Toc6511_657776424" text:style-name="Index_20_Link" text:visited-style-name="Index_20_Link">Troubleshooting<text:tab/>39</text:a></text:p>
          <text:p text:style-name="P8"><text:a xlink:type="simple" xlink:href="#__RefHeading___Toc6513_657776424" text:style-name="Index_20_Link" text:visited-style-name="Index_20_Link">Endless redirects<text:tab/>39</text:a></text:p>
          <text:p text:style-name="P7"><text:a xlink:type="simple" xlink:href="#__RefHeading___Toc2649_1370920561" text:style-name="Index_20_Link" text:visited-style-name="Index_20_Link">Themes<text:tab/>40</text:a></text:p>
          <text:p text:style-name="P8"><text:a xlink:type="simple" xlink:href="#__RefHeading___Toc2651_1370920561" text:style-name="Index_20_Link" text:visited-style-name="Index_20_Link">Directories<text:tab/>40</text:a></text:p>
          <text:p text:style-name="P9"><text:a xlink:type="simple" xlink:href="#__RefHeading___Toc2653_1370920561" text:style-name="Index_20_Link" text:visited-style-name="Index_20_Link">Why this solution?<text:tab/>40</text:a></text:p>
        </text:index-body>
      </text:table-of-content>
      <text:p text:style-name="P1"/>
      <text:p text:style-name="P1"/>
      <text:h text:style-name="P10" text:outline-level="1"><text:bookmark-start text:name="__RefHeading___Toc2913_3924715771"/>Features<text:bookmark-end text:name="__RefHeading___Toc2913_3924715771"/></text:h>
      <text:p text:style-name="Standard">CMS5 has the following features:</text:p>
      <text:list text:style-name="L1">
        <text:list-item>
          <text:p text:style-name="P11">CMS and WebApp framework</text:p>
          <text:list>
            <text:list-item>
              <text:p text:style-name="P12">CMS5 was built as a WebApp framework with CMS capabilities.</text:p>
            </text:list-item>
            <text:list-item>
              <text:p text:style-name="P12">It has a strong front-end back-end design.<text:line-break/>The front-end being the website, the back-end being the CMS and WebApp environment.<text:line-break/>The front-end is optional, using only the backend makes it a WebApp.</text:p>
            </text:list-item>
            <text:list-item>
              <text:p text:style-name="P13">Completely built according to the Model-View-Controller (MVC) model</text:p>
              <text:list>
                <text:list-item>
                  <text:p text:style-name="P14">Model = database</text:p>
                </text:list-item>
                <text:list-item>
                  <text:p text:style-name="P14">View = client-side html, css and javascript</text:p>
                </text:list-item>
                <text:list-item>
                  <text:p text:style-name="P14">Controller = serving the view to the user by using the model. It also navigates <text:span text:style-name="T5">the user</text:span> through the CMS <text:span text:style-name="T6">(it knows which controller to call next).</text:span></text:p>
                </text:list-item>
              </text:list>
            </text:list-item>
          </text:list>
        </text:list-item>
        <text:list-item>
          <text:p text:style-name="P15">Webapp for desktop and mobile</text:p>
          <text:list>
            <text:list-item>
              <text:p text:style-name="P16">due to the responsive layout design the <text:span text:style-name="T7">CMS can be used on desktop browsers and browsers on mobile phones.</text:span></text:p>
            </text:list-item>
          </text:list>
        </text:list-item>
        <text:list-item>
          <text:p text:style-name="P15">Dark mode</text:p>
          <text:list>
            <text:list-item>
              <text:p text:style-name="P16">Support for dark-mode and light-mode.</text:p>
            </text:list-item>
            <text:list-item>
              <text:p text:style-name="P16">Switch with the click of a button</text:p>
            </text:list-item>
          </text:list>
        </text:list-item>
        <text:list-item>
          <text:p text:style-name="P17"><text:span text:style-name="T8">S</text:span><text:span text:style-name="T9">andboxed modules. </text:span></text:p>
          <text:list>
            <text:list-item>
              <text:p text:style-name="P17">Each module has it’s own “<text:span text:style-name="T10">walled </text:span>garden” to play in.</text:p>
            </text:list-item>
            <text:list-item>
              <text:p text:style-name="P17">Add extra functionality by <text:span text:style-name="T11">developing your own </text:span>modules.</text:p>
            </text:list-item>
            <text:list-item>
              <text:p text:style-name="P17"><text:span text:style-name="T11">Zip it, offer it as a download and customers are able to install it </text:span><text:span text:style-name="T12">by uploading it via the UI.</text:span></text:p>
            </text:list-item>
          </text:list>
        </text:list-item>
        <text:list-item>
          <text:p text:style-name="P18">Template engine:</text:p>
          <text:list>
            <text:list-item>
              <text:p text:style-name="P19">Simple, fast, powerful and flexi<text:span text:style-name="T13">ble.</text:span></text:p>
            </text:list-item>
            <text:list-item>
              <text:p text:style-name="P20">No extra “template language” to learn, just use regular PHP code</text:p>
            </text:list-item>
            <text:list-item>
              <text:p text:style-name="P21">Support for skins and templates.<text:line-break/><text:span text:style-name="T14">The skins are the layout that doesn’t change on a page (menu, header, footer)<text:line-break/>The templates are the content of a page </text:span><text:span text:style-name="T15">(the actual blog post for example)</text:span></text:p>
            </text:list-item>
          </text:list>
        </text:list-item>
        <text:list-item>
          <text:p text:style-name="P22"><text:span text:style-name="T8">P</text:span><text:span text:style-name="T9">agebuilder support</text:span></text:p>
          <text:list>
            <text:list-item>
              <text:p text:style-name="P23">Built-in pagebuilder</text:p>
            </text:list-item>
            <text:list-item>
              <text:p text:style-name="P23">pagebuilder has support for mobile devices (responsive layout)</text:p>
            </text:list-item>
            <text:list-item>
              <text:p text:style-name="P23">when designing support for 3 viewports: desktop, tablet, mobile</text:p>
            </text:list-item>
            <text:list-item>
              <text:p text:style-name="P22"><text:span text:style-name="T16">Use the built-in pagebuilder or d</text:span>evelop your own pagebuilder, <text:span text:style-name="T16">it’s up to you.</text:span></text:p>
            </text:list-item>
          </text:list>
        </text:list-item>
        <text:list-item>
          <text:p text:style-name="P24"><text:span text:style-name="T17">A</text:span><text:span text:style-name="T9">utomatic form generation </text:span><text:span text:style-name="T18">with a form builder</text:span><text:line-break/>CMS5 can generate forms and </text:p>
          <text:list>
            <text:list-item>
              <text:p text:style-name="P24">checks submitted values <text:span text:style-name="T19">with</text:span> validators (only numbers, email addresses, character whitelists/blacklists etc <text:span text:style-name="T19">etc etc</text:span>)</text:p>
            </text:list-item>
            <text:list-item>
              <text:p text:style-name="P24">built-in support for ReCaptch<text:span text:style-name="T20">a</text:span></text:p>
            </text:list-item>
            <text:list-item>
              <text:p text:style-name="P25"><text:span text:style-name="T21">built-in support for </text:span>CSRF <text:span text:style-name="T22">tokens</text:span></text:p>
            </text:list-item>
            <text:list-item>
              <text:p text:style-name="P26">built-in honeypot against spam</text:p>
            </text:list-item>
            <text:list-item>
              <text:p text:style-name="P27">built-in retrieval of values from inputfields is by default XSS safe:</text:p>
              <text:list>
                <text:list-item>
                  <text:p text:style-name="P27">for strings: automatically escaped by htmlentities(), unless you explicitly override it with parameter in getValueSubmitted()</text:p>
                </text:list-item>
                <text:list-item>
                  <text:p text:style-name="P27">for integers and bools: automatically checked on type validity <text:span text:style-name="T23">(getValueSubmittedAsBool() or getValueSubmittedAsInt())</text:span></text:p>
                </text:list-item>
              </text:list>
            </text:list-item>
          </text:list>
        </text:list-item>
        <text:list-item>
          <text:p text:style-name="P28">Built-in DOM implementation</text:p>
          <text:list>
            <text:list-item>
              <text:p text:style-name="P29"><text:soft-page-break/>render HTML documents: by building a tree-like structure of elements and convert it into HTML.</text:p>
            </text:list-item>
            <text:list-item>
              <text:p text:style-name="P29">HTML parser: read HTML, manipulate the DOM and render it.</text:p>
            </text:list-item>
            <text:list-item>
              <text:p text:style-name="P30">HTML <text:span text:style-name="T24">DOM </text:span>purifyer to filter for XSS</text:p>
            </text:list-item>
          </text:list>
        </text:list-item>
        <text:list-item>
          <text:p text:style-name="P31"><text:span text:style-name="T10">S</text:span><text:span text:style-name="T25">pam detector</text:span><text:span text:style-name="T21"> </text:span></text:p>
          <text:list>
            <text:list-item>
              <text:p text:style-name="P26">a built-in spam detector that can be combined with the form <text:span text:style-name="T26">generator</text:span></text:p>
            </text:list-item>
          </text:list>
        </text:list-item>
        <text:list-item>
          <text:p text:style-name="P32"><text:span text:style-name="T8">TM</text:span><text:span text:style-name="T9">odel class</text:span></text:p>
          <text:list>
            <text:list-item>
              <text:p text:style-name="P33">a model class which allows building SQL-less queries </text:p>
            </text:list-item>
            <text:list-item>
              <text:p text:style-name="P33"><text:span text:style-name="T27">Designed to be </text:span>database independent. <text:line-break/><text:span text:style-name="T28">Write your own database class and talk to any relational SQL database you like.</text:span></text:p>
            </text:list-item>
            <text:list-item>
              <text:p text:style-name="P34">Atomic database transactions built-in. Inserts are done with a “commit” and “rolled back” on failure to ensure data integrity.</text:p>
            </text:list-item>
            <text:list-item>
              <text:p text:style-name="P35">Support for automatic incrementing 64 bit integer iID as primary key.</text:p>
            </text:list-item>
            <text:list-item>
              <text:p text:style-name="P35">Support for to manually maintained 64 bit integer iID as primary key.</text:p>
            </text:list-item>
            <text:list-item>
              <text:p text:style-name="P35">Support for a 64 bit iRandomID. This can act as primary key with non-chronologic numering</text:p>
            </text:list-item>
            <text:list-item>
              <text:p text:style-name="P35">Support for UUID</text:p>
            </text:list-item>
          </text:list>
        </text:list-item>
        <text:list-item>
          <text:p text:style-name="P36"><text:span text:style-name="T8">A</text:span><text:span text:style-name="T9">bstract controller class</text:span></text:p>
          <text:list>
            <text:list-item>
              <text:p text:style-name="P36">enables caching to file and session without hassle. </text:p>
            </text:list-item>
            <text:list-item>
              <text:p text:style-name="P37">It is even possible to cache only parts of a page!</text:p>
            </text:list-item>
          </text:list>
        </text:list-item>
        <text:list-item>
          <text:p text:style-name="P38">Multi language support</text:p>
          <text:list>
            <text:list-item>
              <text:p text:style-name="P39">CMS5 has multi language support out of the box.</text:p>
            </text:list-item>
            <text:list-item>
              <text:p text:style-name="P39">Separation of translation files (global, website-only, CMS-only, module-only).<text:line-break/>Out-of-the-box it supports English, but translate the language files to your own language to make it available in your language.</text:p>
            </text:list-item>
            <text:list-item>
              <text:p text:style-name="P39">The language files are easy to read and edit .CSV files.</text:p>
            </text:list-item>
          </text:list>
        </text:list-item>
        <text:list-item>
          <text:p text:style-name="P15">Localisation support</text:p>
          <text:list>
            <text:list-item>
              <text:p text:style-name="P23">Both framework and CMS support localisation (date, time and number notation can differ per region in the world)</text:p>
            </text:list-item>
            <text:list-item>
              <text:p text:style-name="P23">Localisation settings <text:span text:style-name="T29">adjustable on </text:span><text:span text:style-name="T30">CMS </text:span>user <text:span text:style-name="T29">level. Each user can set their own </text:span><text:span text:style-name="T31">localisation and language</text:span><text:span text:style-name="T29"> </text:span><text:span text:style-name="T32">preferences</text:span><text:span text:style-name="T29"> </text:span><text:span text:style-name="T31">in the settings </text:span><text:span text:style-name="T32">menu</text:span><text:span text:style-name="T31">.</text:span></text:p>
            </text:list-item>
          </text:list>
        </text:list-item>
        <text:list-item>
          <text:p text:style-name="P38">Multi website support</text:p>
          <text:list>
            <text:list-item>
              <text:p text:style-name="P39">CMS5 has support for multiple websites out-of-the-box, not just one!</text:p>
            </text:list-item>
            <text:list-item>
              <text:p text:style-name="P39"><text:span text:style-name="T26">S</text:span>uppors <text:span text:style-name="T26">for </text:span>multiple language for each individual site.</text:p>
            </text:list-item>
          </text:list>
        </text:list-item>
        <text:list-item>
          <text:p text:style-name="P40">Easy authentication implementation</text:p>
          <text:list>
            <text:list-item>
              <text:p text:style-name="P41">Want built a login section on your website? i.e. webshop or tool?<text:line-break/>Just inherit the controllers and authentication class and save yourself tons of time.</text:p>
              <text:list>
                <text:list-item>
                  <text:p text:style-name="P42">Flood detection on IP address, username, failed and successful login attempts</text:p>
                </text:list-item>
                <text:list-item>
                  <text:p text:style-name="P42">fingerprinting the browser to limit chance of cookie stealing</text:p>
                </text:list-item>
              </text:list>
            </text:list-item>
          </text:list>
        </text:list-item>
        <text:list-item>
          <text:p text:style-name="P43">Cronjob support</text:p>
          <text:list>
            <text:list-item>
              <text:p text:style-name="P44">For maintainance of the framework and your module to keep everything safe and fast</text:p>
            </text:list-item>
          </text:list>
        </text:list-item>
        <text:list-item>
          <text:p text:style-name="P45">Theme support</text:p>
          <text:list>
            <text:list-item>
              <text:p text:style-name="P46">You can create custom themes for CMS5 <text:span text:style-name="T33">CMS backend</text:span>.<text:line-break/>This way you can create a fully customizable <text:span text:style-name="T34">user interface and </text:span><text:span text:style-name="T35">environment</text:span> for your client <text:span text:style-name="T36">(with their branding and functionality needs)</text:span>, without <text:span text:style-name="T37">having to </text:span><text:span text:style-name="T34">change the business logic.</text:span></text:p>
              <text:list>
                <text:list-item>
                  <text:p text:style-name="P47">You can create new controllers and views while keeping the models</text:p>
                </text:list-item>
                <text:list-item>
                  <text:p text:style-name="P48">You can easily switch between themes in the settings screen.</text:p>
                </text:list-item>
                <text:list-item>
                  <text:p text:style-name="P49">This operates completely independent of themes of the frontend website(s)</text:p>
                </text:list-item>
              </text:list>
            </text:list-item>
          </text:list>
        </text:list-item>
        <text:list-item>
          <text:p text:style-name="P50"><text:soft-page-break/>Speed</text:p>
          <text:list>
            <text:list-item>
              <text:p text:style-name="P51">CMS5 is designed to be fast.</text:p>
              <text:list>
                <text:list-item>
                  <text:p text:style-name="P51">No unnecessary usage of OOP (which is slow in PHP)</text:p>
                </text:list-item>
                <text:list-item>
                  <text:p text:style-name="P51">if OOP is used, classes are flat</text:p>
                </text:list-item>
                <text:list-item>
                  <text:p text:style-name="P51">not every module and library is loaded on every page load, <text:span text:style-name="T38">only what is needed.</text:span></text:p>
                </text:list-item>
              </text:list>
            </text:list-item>
          </text:list>
        </text:list-item>
      </text:list>
      <text:p text:style-name="P52"/>
      <text:list text:continue-numbering="true" text:style-name="L1">
        <text:list-item>
          <text:list>
            <text:list-item>
              <text:p text:style-name="P53"><text:span text:style-name="T39">very easy-to-use rate limiter: </text:span><text:span text:style-name="T40">rateLimite</text:span><text:span text:style-name="T41">r()</text:span></text:p>
            </text:list-item>
          </text:list>
        </text:list-item>
        <text:list-item>
          <text:p text:style-name="P54">Library</text:p>
          <text:list>
            <text:list-item>
              <text:p text:style-name="P55">php libraries with functions: lib_string, lib_inet etc.</text:p>
            </text:list-item>
            <text:list-item>
              <text:p text:style-name="P55">send javascript notifications in an easy way</text:p>
            </text:list-item>
            <text:list-item>
              <text:p text:style-name="P55">call integrated progress bar in an easy way</text:p>
            </text:list-item>
          </text:list>
        </text:list-item>
        <text:list-item>
          <text:p text:style-name="P56">Security</text:p>
          <text:list>
            <text:list-item>
              <text:p text:style-name="P57">very easy-to-use <text:span text:style-name="T42">built-in </text:span>rate limiter: <text:span text:style-name="T40">rateLimiter()</text:span></text:p>
            </text:list-item>
            <text:list-item>
              <text:p text:style-name="P58">flood detection on logging in on multiple aspects: </text:p>
              <text:list>
                <text:list-item>
                  <text:p text:style-name="P58">ip address, </text:p>
                </text:list-item>
                <text:list-item>
                  <text:p text:style-name="P58">username, </text:p>
                </text:list-item>
                <text:list-item>
                  <text:p text:style-name="P58">failed login attemps, </text:p>
                </text:list-item>
                <text:list-item>
                  <text:p text:style-name="P58">successful logins</text:p>
                </text:list-item>
                <text:list-item>
                  <text:p text:style-name="P58">account creation attempts</text:p>
                </text:list-item>
              </text:list>
            </text:list-item>
            <text:list-item>
              <text:p text:style-name="P58">blacklisting ip addresses</text:p>
            </text:list-item>
            <text:list-item>
              <text:p text:style-name="P58">ip whitelisting mode can be enabled in config, then whitelisting ip addresses is supported</text:p>
            </text:list-item>
            <text:list-item>
              <text:p text:style-name="P59"><text:span text:style-name="T43">S</text:span>tealth mode can be enabled in config, <text:span text:style-name="T44">then</text:span> blacklisted and non-whitelisted IP addresses <text:span text:style-name="T45">don’t get to see any pages of the CMS to</text:span> protect against directory enumeration <text:span text:style-name="T46">attac</text:span><text:span text:style-name="T47">k</text:span><text:span text:style-name="T46">.</text:span><text:line-break/><text:span text:style-name="T48">Stealth mode </text:span><text:span text:style-name="T49">hides pages </text:span><text:span text:style-name="T50">that exist </text:span><text:span text:style-name="T49">behind</text:span><text:span text:style-name="T48"> a 404 header and </text:span><text:span text:style-name="T49">error </text:span><text:span text:style-name="T48">404 page.</text:span></text:p>
            </text:list-item>
            <text:list-item>
              <text:p text:style-name="P60">TSysModel has default support for avoiding SQL injections</text:p>
              <text:list>
                <text:list-header>
                  <text:p text:style-name="P58"/>
                </text:list-header>
              </text:list>
            </text:list-item>
          </text:list>
        </text:list-item>
      </text:list>
      <text:p text:style-name="Standard"/>
      <text:h text:style-name="P61" text:outline-level="1"/>
      <text:p text:style-name="P62"/>
      <text:h text:style-name="Heading_20_1" text:outline-level="1"><text:bookmark-start text:name="__RefHeading___Toc1607_2312667402"/>History<text:bookmark-end text:name="__RefHeading___Toc1607_2312667402"/></text:h>
      <text:p text:style-name="P63">CMS5 has a<text:span text:style-name="T51">n extensive</text:span> history ...</text:p>
      <text:p text:style-name="P63"/>
      <text:h text:style-name="Heading_20_2" text:outline-level="2"><text:bookmark-start text:name="__RefHeading___Toc1609_2312667402"/>CMS0<text:bookmark-end text:name="__RefHeading___Toc1609_2312667402"/></text:h>
      <text:p text:style-name="P64">CMS0 was the prequel to CMS1 in 2002.</text:p>
      <text:p text:style-name="P64">It allowed the import of .DBF files from the POS system of a computer store where I worked at the time.<text:line-break/>It displayed the products on the site.<text:line-break/>It was possible to see very crude visitor stats (this was before Google Analytics even existed).</text:p>
      <text:p text:style-name="P64">But it was not possible to change any other content.</text:p>
      <text:p text:style-name="P64"/>
      <text:p text:style-name="P64">You could log in, but that was it.</text:p>
      <text:p text:style-name="P64">It was my very first project in PHP 3.</text:p>
      <text:p text:style-name="P64"/>
      <text:h text:style-name="Heading_20_2" text:outline-level="2"><text:bookmark-start text:name="__RefHeading___Toc1611_2312667402"/>CMS0.5 -<text:span text:style-name="T52">2002/2003</text:span><text:bookmark-end text:name="__RefHeading___Toc1611_2312667402"/></text:h>
      <text:p text:style-name="P65">I did an internship at a company that buil<text:span text:style-name="T53">t</text:span> websites.</text:p>
      <text:p text:style-name="P65">For that company I build the website of the computer store I worked as a weekend job.</text:p>
      <text:p text:style-name="P65">This was an entire website with CMS, but built in MS ASP and Access (yes, the old ASP, not ASP.net) <text:span text:style-name="T54">and MS Webserver.</text:span></text:p>
      <text:p text:style-name="P65"/>
      <text:h text:style-name="Heading_20_2" text:outline-level="2"><text:bookmark-start text:name="__RefHeading___Toc1613_2312667402"/>CMS1 - <text:span text:style-name="T52">200</text:span><text:span text:style-name="T55">3</text:span><text:bookmark-end text:name="__RefHeading___Toc1613_2312667402"/></text:h>
      <text:p text:style-name="P66">The ASP code from CMS0.5 belonged to the company I did an internship for.</text:p>
      <text:p text:style-name="P67">MS webserver and Access were payed products, also hosting for PHP was much cheaper.</text:p>
      <text:p text:style-name="P67"/>
      <text:p text:style-name="P64">With the things I learned from CMS0.<text:span text:style-name="T56">5</text:span>, I created CMS1<text:span text:style-name="T57">, but in PHP</text:span> to use on my own websites.</text:p>
      <text:p text:style-name="P64">CMS1 <text:span text:style-name="T58">stored data</text:span> with MySQL (which didn’t <text:span text:style-name="T52">even </text:span>support foreign keys at the time).</text:p>
      <text:p text:style-name="P65">Some code of CMS1 <text:span text:style-name="T59">is</text:span> still present in <text:span text:style-name="T59">some libraries of </text:span>CMS5.</text:p>
      <text:p text:style-name="P65"/>
      <text:p text:style-name="P68"><text:span text:style-name="T52">CMS 1 </text:span><text:span text:style-name="T59">used </text:span>standard <text:span text:style-name="T59">centralised </text:span>function libraries.</text:p>
      <text:p text:style-name="P69">It was able to manage texts on sites.</text:p>
      <text:p text:style-name="P69"/>
      <text:p text:style-name="P70">CMS1 was used for my company in POS systems (programmed in Delphi b.t.w.)</text:p>
      <text:p text:style-name="P70"/>
      <text:p text:style-name="P70">CMS1 was a major milestone <text:span text:style-name="T60">and foundation for what was to come.</text:span></text:p>
      <text:h text:style-name="Heading_20_2" text:outline-level="2"><text:bookmark-start text:name="__RefHeading___Toc1615_2312667402"/>CMS2 - <text:span text:style-name="T60">200</text:span><text:span text:style-name="T55">4</text:span><text:bookmark-end text:name="__RefHeading___Toc1615_2312667402"/></text:h>
      <text:p text:style-name="P70">CMS 2 is the follow-up of CMS1.</text:p>
      <text:p text:style-name="P70">CMS2 is basically CMS1 but with one key difference: <text:span text:style-name="T61">plug and play </text:span>modules <text:span text:style-name="T61">(if you didn’t count the database).</text:span></text:p>
      <text:p text:style-name="P71">Copy module files into the module directory and you where done. (if you didn’t count the database).</text:p>
      <text:p text:style-name="P71"/>
      <text:p text:style-name="P71"><text:soft-page-break/><text:span text:style-name="T55">I used </text:span>CMS2 for <text:span text:style-name="T55">20 years, it was </text:span><text:span text:style-name="T62">that</text:span><text:span text:style-name="T55"> good </text:span><text:span text:style-name="T63">and freakin’ fast.</text:span></text:p>
      <text:p text:style-name="P71"/>
      <text:p text:style-name="P72">I used to power the sites of my event company and even later my blogs that supported my YouTube channel.</text:p>
      <text:p text:style-name="P72"/>
      <text:p text:style-name="P73">CMS 2 was completely procedural, instead of object oriented.<text:line-break/><text:span text:style-name="T64">The development was slow, especially modules with a lot of form elements.</text:span></text:p>
      <text:p text:style-name="P74">And a very annoying bug: after submitting: a save screen was shown.<text:line-break/>If you closed the browser and resumed the session or were logged out, the database record would be wiped clean.</text:p>
      <text:p text:style-name="P72"/>
      <text:h text:style-name="Heading_20_2" text:outline-level="2"><text:bookmark-start text:name="__RefHeading___Toc1617_2312667402"/>CMS 2.5<text:bookmark-end text:name="__RefHeading___Toc1617_2312667402"/></text:h>
      <text:p text:style-name="P72">In 2003/2004 I did another internship with a company that builds websites, <text:span text:style-name="T63">but this time with PHP.</text:span></text:p>
      <text:p text:style-name="P72">Here I developed the ultimate CMS, which was more a webapplication <text:span text:style-name="T65">framework</text:span> used for CRM (other things than just websites).</text:p>
      <text:p text:style-name="P75"/>
      <text:p text:style-name="P75">Some innovations:</text:p>
      <text:list text:style-name="L2">
        <text:list-item>
          <text:p text:style-name="P76">an application framework instead of a CMS</text:p>
        </text:list-item>
        <text:list-item>
          <text:p text:style-name="P76">object oriented php</text:p>
        </text:list-item>
        <text:list-item>
          <text:p text:style-name="P76">plugin module system</text:p>
        </text:list-item>
        <text:list-item>
          <text:p text:style-name="P76">multi lingual</text:p>
        </text:list-item>
        <text:list-item>
          <text:p text:style-name="P77">multiple function libraries (lib_inet, lib_string etc instead of only lib_std &amp; lib_cust )</text:p>
        </text:list-item>
        <text:list-item>
          <text:p text:style-name="P78">separation of Model, View, Controller</text:p>
        </text:list-item>
        <text:list-item>
          <text:p text:style-name="P79">URL router</text:p>
        </text:list-item>
        <text:list-item>
          <text:p text:style-name="P80">connecting to database with objects</text:p>
        </text:list-item>
        <text:list-item>
          <text:p text:style-name="P80">template engine <text:span text:style-name="T66">with Smarty</text:span></text:p>
        </text:list-item>
      </text:list>
      <text:p text:style-name="P75"/>
      <text:p text:style-name="P81">In hindsight, the framework was too slow.</text:p>
      <text:p text:style-name="P81">It did way too many database requests for example.</text:p>
      <text:p text:style-name="P75"/>
      <text:p text:style-name="P75">The source code belonged to the company, so I couldn’t use it.<text:line-break/>In hindsight: they ditched the fram<text:span text:style-name="T67">ework after a couple of years, so it wouldn’t have been a big problem to use it.</text:span></text:p>
      <text:h text:style-name="Heading_20_2" text:outline-level="2"><text:bookmark-start text:name="__RefHeading___Toc1619_2312667402"/>CMS 3 - <text:span text:style-name="T55">2010</text:span><text:bookmark-end text:name="__RefHeading___Toc1619_2312667402"/></text:h>
      <text:p text:style-name="P72">From everything that I learned about developing the CRM<text:span text:style-name="T68">1</text:span> (CMS2.5), I wanted to create the ultimate web application.</text:p>
      <text:p text:style-name="P73">But I wanted to do it better.<text:line-break/><text:span text:style-name="T68">I could start from 0 and leave all the mistakes from CRM1 behind me.</text:span></text:p>
      <text:p text:style-name="P73"/>
      <text:p text:style-name="P82">Innovations:</text:p>
      <text:list text:style-name="L3">
        <text:list-item>
          <text:p text:style-name="P83">clear model/view/controller separation</text:p>
        </text:list-item>
        <text:list-item>
          <text:p text:style-name="P83">controller objects</text:p>
        </text:list-item>
        <text:list-item>
          <text:p text:style-name="P84"><text:span text:style-name="T69">simple but powerful </text:span><text:span text:style-name="T70">template engine</text:span></text:p>
        </text:list-item>
        <text:list-item>
          <text:p text:style-name="P83">increased security</text:p>
        </text:list-item>
        <text:list-item>
          <text:p text:style-name="P85"><text:span text:style-name="T71">URL</text:span><text:span text:style-name="T70"> router</text:span></text:p>
        </text:list-item>
        <text:list-item>
          <text:p text:style-name="P86">connect to database with objects</text:p>
        </text:list-item>
        <text:list-item>
          <text:p text:style-name="P86"><text:soft-page-break/>SQL builder to allow database independent querying (whether it is MS Access or Mysql, the code is the same)</text:p>
        </text:list-item>
        <text:list-item>
          <text:p text:style-name="P86">database field names <text:span text:style-name="T72">are </text:span>dynamically defined with constants </text:p>
        </text:list-item>
        <text:list-item>
          <text:p text:style-name="P87">database knows its own field<text:span text:style-name="T73">s/field-types</text:span> and can create and update database tables, <text:span text:style-name="T74">which allows for easier database refactoring.</text:span></text:p>
        </text:list-item>
        <text:list-item>
          <text:p text:style-name="P88">Multi website management</text:p>
        </text:list-item>
        <text:list-item>
          <text:p text:style-name="P89">authentication system (switching on and off permissions based on user roles)</text:p>
        </text:list-item>
        <text:list-item>
          <text:p text:style-name="P90">form generation and HTML DOM elements (with support for form errors)</text:p>
        </text:list-item>
        <text:list-item>
          <text:p text:style-name="P91">building menus dynamically</text:p>
        </text:list-item>
        <text:list-item>
          <text:p text:style-name="P91">caching <text:span text:style-name="T75">functionality </text:span>i<text:span text:style-name="T76">s </text:span><text:span text:style-name="T75">standard integrated in</text:span> controllers, <text:span text:style-name="T75">just enable it with 1 line of code</text:span></text:p>
        </text:list-item>
        <text:list-item>
          <text:p text:style-name="P92">cronjob.php executes regular maintenance tasks</text:p>
        </text:list-item>
      </text:list>
      <text:p text:style-name="P73"/>
      <text:p text:style-name="P93">A lot of these ideas were implemented before Wordpress and PHP frameworks were even a thing.</text:p>
      <text:p text:style-name="P73"/>
      <text:p text:style-name="P72">A website was an application, <text:span text:style-name="T77">so I thought, </text:span>and I approached it as such (a decision that <text:span text:style-name="T68">still </text:span>hunt<text:span text:style-name="T78">s</text:span> me in my darkest nightmares).</text:p>
      <text:p text:style-name="P94">PHP <text:span text:style-name="T68">is not a compiled language, thus very slow with object oriented programming.</text:span></text:p>
      <text:p text:style-name="P95">I took the Java approach: everything was an object!</text:p>
      <text:p text:style-name="P96">I asked everything I wanted to know from the TApplication object for example.</text:p>
      <text:p text:style-name="P96"/>
      <text:p text:style-name="P97">Every object used TObject as a parent, while the benefits where little.</text:p>
      <text:p text:style-name="P97">TObjectlist and TObjectListHash where basically array into an OOP jacket with unnessary overhead.</text:p>
      <text:p text:style-name="P96"/>
      <text:p text:style-name="P81">CMS3 was slow, not even a little bit.</text:p>
      <text:p text:style-name="P81">I started to simplify components, flatten classes, but it was still slow.</text:p>
      <text:p text:style-name="P81">It did <text:span text:style-name="T79">go the same route as CRM1.</text:span></text:p>
      <text:p text:style-name="P81"/>
      <text:h text:style-name="Heading_20_3" text:outline-level="3"><text:bookmark-start text:name="__RefHeading___Toc1621_2312667402"/>Complicated<text:bookmark-end text:name="__RefHeading___Toc1621_2312667402"/></text:h>
      <text:p text:style-name="P96"><text:span text:style-name="T80">Another downside arose: t</text:span>he project has become quite complicated <text:span text:style-name="T80">and therefore hard to maintain.<text:line-break/>It was hard to find stuff: what was where.</text:span></text:p>
      <text:p text:style-name="P98"/>
      <text:p text:style-name="P98">For example: for security reasons, it separated the business logic (the framework) from the GUI.</text:p>
      <text:p text:style-name="P98">The idea was that you stored the framework in a private directory on the server, out of reach for the website user.</text:p>
      <text:p text:style-name="P99">So the framework had it’s own code base, t<text:span text:style-name="T81">he</text:span>n on top of that, there were 2 websites with their own code bases.</text:p>
      <text:p text:style-name="P100"><text:span text:style-name="T82">T</text:span>he CMS was a website and the <text:span text:style-name="T82">public </text:span>website itself was a website.</text:p>
      <text:p text:style-name="P99">The CMS was meant to run on a subdomain (to prevent bots from adding “/admin” to the url).<text:line-break/>The website was meant to run on the “www” subdomain.</text:p>
      <text:p text:style-name="P98">The fragmentation was hair-pulling.</text:p>
      <text:p text:style-name="P96"/>
      <text:p text:style-name="P96"><text:span text:style-name="T80">F</text:span>rom a programmatic <text:span text:style-name="T80">abstraction </text:span>standpoint, <text:span text:style-name="T80">CMS3 was a great project.</text:span></text:p>
      <text:p text:style-name="P101"><text:span text:style-name="T83">But t</text:span>he “application-<text:span text:style-name="T83">for-</text:span>the-web” made it weird and awkward <text:span text:style-name="T84">to maintain.</text:span></text:p>
      <text:p text:style-name="P98">It just wasn’t PHP enough to apply it to the web.</text:p>
      <text:p text:style-name="P98"/>
      <text:h text:style-name="Heading_20_3" text:outline-level="3"><text:bookmark-start text:name="__RefHeading___Toc1623_2312667402"/>The bug<text:bookmark-end text:name="__RefHeading___Toc1623_2312667402"/></text:h>
      <text:p text:style-name="P81">What made me eventually quit the project was a very annoying bug.</text:p>
      <text:p text:style-name="P81">I’ve spent weeks on end to find it, <text:span text:style-name="T85">but couldn’t, </text:span><text:span text:style-name="T79">even with xdebug.</text:span></text:p>
      <text:p text:style-name="P102"><text:soft-page-break/>It was a header redirection bug that was related to the authentication system.</text:p>
      <text:p text:style-name="P102">Sometimes it redirected once, sometimes 5, sometimes 3, sometimes 10, sometimes it timed out.</text:p>
      <text:p text:style-name="P103">Because I could not find a pattern, the inconsistency made it impossible to replicate the bug.</text:p>
      <text:p text:style-name="P102">Header redirection bugs are <text:span text:style-name="T86">insanely</text:span> hard to debug as you might know.</text:p>
      <text:p text:style-name="P102">It drove me crazy.</text:p>
      <text:p text:style-name="P102"/>
      <text:p text:style-name="P102">I was absolutely devastated: I’ve put years of my life into this project and nothing to show for.</text:p>
      <text:p text:style-name="P104"/>
      <text:h text:style-name="Heading_20_2" text:outline-level="2"><text:bookmark-start text:name="__RefHeading___Toc1625_2312667402"/>CMS4 - <text:span text:style-name="T79">201</text:span><text:span text:style-name="T87">5</text:span><text:bookmark-end text:name="__RefHeading___Toc1625_2312667402"/></text:h>
      <text:p text:style-name="P102">CMS4 was a short-lived project <text:span text:style-name="T88">of a couple of weeks.</text:span></text:p>
      <text:p text:style-name="P102">It was an attempt to salvage all my work that I put into CMS3.</text:p>
      <text:p text:style-name="P102"/>
      <text:p text:style-name="P105">I started over by reusing components of CMS3, <text:span text:style-name="T89">reprogram them (flatten objects, simplify)</text:span></text:p>
      <text:p text:style-name="P105"><text:span text:style-name="T89">But</text:span> it did not fix <text:span text:style-name="T89">its</text:span> <text:span text:style-name="T89">major </text:span><text:span text:style-name="T90">speed </text:span>problem<text:span text:style-name="T89">s: </text:span><text:span text:style-name="T91">i</text:span>t was still slow.</text:p>
      <text:p text:style-name="P105"/>
      <text:p text:style-name="P106">To start over, I need to reprogram so much, <text:span text:style-name="T88">I had given up at this point.</text:span></text:p>
      <text:p text:style-name="P107"><text:line-break/>CMS2 worked <text:span text:style-name="T91">for years on my existing sites</text:span>, <text:span text:style-name="T92">it</text:span> was the only working system I had.</text:p>
      <text:h text:style-name="Heading_20_2" text:outline-level="2"><text:bookmark-start text:name="__RefHeading___Toc1627_2312667402"/>CMS5 - <text:span text:style-name="T93">201</text:span><text:span text:style-name="T87">6</text:span><text:bookmark-end text:name="__RefHeading___Toc1627_2312667402"/></text:h>
      <text:p text:style-name="P108">Then it dawned on me:</text:p>
      <text:p text:style-name="P108">what if I take CMS2 as a basis and start adding components of <text:span text:style-name="T94">CMS3 </text:span>which I know for 100% sure they are fast and <text:span text:style-name="T94">do not cause redirection issues.</text:span></text:p>
      <text:p text:style-name="P97">And slowly I can add more and more components to get the functionality</text:p>
      <text:p text:style-name="P108"/>
      <text:p text:style-name="P109">This has the added benefit: that I am 100% compatible with CMS2 (remember that all my websites were running CMS2 at this point), because it is literally a layer on top of CMS2.</text:p>
      <text:p text:style-name="P109">CMS3 was not compatible with CMS2.</text:p>
      <text:p text:style-name="P109">It worked</text:p>
      <text:p text:style-name="P108"/>
      <text:p text:style-name="P110">Reused components</text:p>
      <text:list text:style-name="L4">
        <text:list-item>
          <text:p text:style-name="P111">the “lib_” procedural libraries</text:p>
        </text:list-item>
        <text:list-item>
          <text:p text:style-name="P111">database objects</text:p>
        </text:list-item>
        <text:list-item>
          <text:p text:style-name="P111">form generators + HTML DOM elements</text:p>
        </text:list-item>
        <text:list-item>
          <text:p text:style-name="P112">language file handling</text:p>
        </text:list-item>
        <text:list-item>
          <text:p text:style-name="P113">rendering templates</text:p>
        </text:list-item>
      </text:list>
      <text:p text:style-name="P108"/>
      <text:p text:style-name="P114">While the system is built from the ground up.</text:p>
      <text:p text:style-name="P114"><text:span text:style-name="T95">You are still able to find </text:span>old components dating back to the 201<text:span text:style-name="T95">0</text:span>’s, with <text:span text:style-name="T96">some</text:span> CMS2 code even <text:span text:style-name="T96">dating </text:span>back to 2003.<text:line-break/><text:span text:style-name="T96">The</text:span> legacy code to support CMS2, I hope to remove some day.</text:p>
      <text:p text:style-name="P82"/>
      <text:p text:style-name="P115">Some focus points for CMS5:</text:p>
      <text:list text:style-name="L5">
        <text:list-item>
          <text:p text:style-name="P116">Speed, speed, speed → still faster than wordpress</text:p>
          <text:list>
            <text:list-item>
              <text:p text:style-name="P116">flat classes</text:p>
            </text:list-item>
            <text:list-item>
              <text:p text:style-name="P116">less database queries</text:p>
            </text:list-item>
            <text:list-item>
              <text:p text:style-name="P116">no classes where not needed. <text:span text:style-name="T97">(the </text:span>URL router is <text:span text:style-name="T97">a</text:span> perfect example<text:span text:style-name="T97">)</text:span></text:p>
            </text:list-item>
          </text:list>
        </text:list-item>
        <text:list-item>
          <text:p text:style-name="P116">Mobile compatible and response design</text:p>
        </text:list-item>
        <text:list-item>
          <text:p text:style-name="P117"><text:soft-page-break/>PHP <text:span text:style-name="T98">7/</text:span><text:span text:style-name="T99">8</text:span> compatible.</text:p>
        </text:list-item>
      </text:list>
      <text:p text:style-name="P82"/>
      <text:p text:style-name="P118">New components</text:p>
      <text:list text:style-name="L6">
        <text:list-item>
          <text:p text:style-name="P119"><text:span text:style-name="T100">very simple url router → </text:span><text:span text:style-name="T101">by design</text:span></text:p>
        </text:list-item>
        <text:list-item>
          <text:p text:style-name="P120">login flood detection and login sessions</text:p>
        </text:list-item>
        <text:list-item>
          <text:p text:style-name="P121">notification system</text:p>
        </text:list-item>
        <text:list-item>
          <text:p text:style-name="P122"><text:span text:style-name="T70">form generator </text:span><text:span text:style-name="T102">with:</text:span></text:p>
          <text:list>
            <text:list-item>
              <text:p text:style-name="P123">auto flood detection</text:p>
            </text:list-item>
            <text:list-item>
              <text:p text:style-name="P123">honeypot to prevent spam</text:p>
            </text:list-item>
            <text:list-item>
              <text:p text:style-name="P123">CSRF token support</text:p>
            </text:list-item>
            <text:list-item>
              <text:p text:style-name="P124">ReCaptcha support</text:p>
            </text:list-item>
          </text:list>
        </text:list-item>
        <text:list-item>
          <text:p text:style-name="P125">database:</text:p>
          <text:list>
            <text:list-item>
              <text:p text:style-name="P125">support for joining tables</text:p>
            </text:list-item>
            <text:list-item>
              <text:p text:style-name="P125">support for encrypting and decrypting database fields</text:p>
            </text:list-item>
          </text:list>
        </text:list-item>
        <text:list-item>
          <text:p text:style-name="P126">rewritten authentication and authorisation system </text:p>
          <text:list>
            <text:list-item>
              <text:p text:style-name="P127"><text:span text:style-name="T70">it supports user accounts: </text:span><text:span text:style-name="T103">users, user accounts and user roles</text:span></text:p>
            </text:list-item>
          </text:list>
        </text:list-item>
      </text:list>
      <text:p text:style-name="P128"/>
      <text:h text:style-name="P6" text:outline-level="1"><text:bookmark-start text:name="__RefHeading___Toc2623_1370920561"/><text:span text:style-name="T103">T</text:span><text:span text:style-name="T70">erminology</text:span><text:bookmark-end text:name="__RefHeading___Toc2623_1370920561"/></text:h>
      <text:p text:style-name="P129"><text:span text:style-name="T9">Framework</text:span><text:tab/><text:tab/>The entire system of classes and libraries in which the CMS runs.</text:p>
      <text:p text:style-name="P129"><text:tab/><text:tab/><text:tab/>It is basically a framework like Symphony or Zend, the “plumbing” of a <text:tab/><text:tab/><text:tab/><text:tab/>website</text:p>
      <text:p text:style-name="P130"><text:span text:style-name="T9">CMS<text:tab/><text:tab/><text:tab/></text:span>Module within framework representing a content management system for <text:tab/><text:tab/><text:tab/>websites</text:p>
      <text:p text:style-name="P131"><text:span text:style-name="T9">CMS5</text:span><text:tab/><text:tab/><text:tab/>When I’m talking about CMS5, I mean the whole web application, including <text:tab/><text:tab/><text:tab/>the framework.</text:p>
      <text:p text:style-name="P132">Admin panel<text:tab/><text:tab/><text:span text:style-name="T104">It’s the part where you can manage everything, like web pages, contacts etc</text:span></text:p>
      <text:p text:style-name="P129"><text:span text:style-name="T9">Website</text:span><text:tab/><text:tab/><text:span text:style-name="T105">A public part of the application. </text:span>1 <text:span text:style-name="T105">installation of the Application </text:span>can manage <text:tab/><text:tab/><text:tab/>multiple websites.</text:p>
      <text:p text:style-name="P130"><text:span text:style-name="T9">(Web) Application</text:span><text:tab/>The whole thing: the framework, modules, libraries, websites</text:p>
      <text:h text:style-name="P133" text:outline-level="1"><text:bookmark-start text:name="__RefHeading___Toc1629_2312667402"/>Vision <text:span text:style-name="T106">&amp; philosophy</text:span><text:bookmark-end text:name="__RefHeading___Toc1629_2312667402"/></text:h>
      <text:h text:style-name="Heading_20_2" text:outline-level="2"><text:bookmark-start text:name="__RefHeading___Toc1631_2312667402"/>3<text:span text:style-name="T4">rd</text:span> party components and libraries<text:bookmark-end text:name="__RefHeading___Toc1631_2312667402"/></text:h>
      <text:p text:style-name="P1">Having worked with different frameworks and libraries over the years, I’ve found that as little dependency on them as possible is preferred.<text:line-break/><text:span text:style-name="T107">This applies t</text:span><text:span text:style-name="T108">o components and frameworks, including Javascript frameworks and PHP frameworks.</text:span></text:p>
      <text:p text:style-name="P1"><text:line-break/>For the following reasons:</text:p>
      <text:list text:style-name="L7">
        <text:list-item>
          <text:p text:style-name="P134">Security issues, like log4j, heartble<text:span text:style-name="T109">e</text:span>d, <text:span text:style-name="T110">polyfill.io</text:span> <text:span text:style-name="T111">that are known to the whole world </text:span>are not present in your software.</text:p>
        </text:list-item>
        <text:list-item>
          <text:p text:style-name="P134">Constantly updating your components which often lead<text:span text:style-name="T111">s</text:span> <text:span text:style-name="T109">to</text:span> incompatibility <text:span text:style-name="T109">issues</text:span>, which lead<text:span text:style-name="T109">s</text:span> to unexpected <text:span text:style-name="T109">behavior, </text:span>bugs and increased development time.<text:line-break/><text:span text:style-name="T112">This result</text:span><text:span text:style-name="T110">ing</text:span><text:span text:style-name="T112"> in update fear” </text:span><text:span text:style-name="T51">(thinking constantly: “again? what is it THIS time??”)</text:span><text:span text:style-name="T112">, resulting in not updating components, increasing security risks.</text:span></text:p>
        </text:list-item>
        <text:list-item>
          <text:p text:style-name="P135">When PHP updates, 3<text:span text:style-name="T4">rd</text:span> party shit is always the first the break. <text:line-break/><text:span text:style-name="T113">You </text:span>can spend hours debugging code <text:span text:style-name="T113">you </text:span>didn’t write, <text:span text:style-name="T113">only to find out that you can’t change it because it would break something else etc etc.</text:span></text:p>
        </text:list-item>
        <text:list-item>
          <text:p text:style-name="P136">3<text:span text:style-name="T4">rd</text:span> party <text:span text:style-name="T108">projects</text:span> have the annoying habbit of dying. <text:span text:style-name="T112">(</text:span>JQuery, Zend, <text:span text:style-name="T114">Polyfill</text:span><text:span text:style-name="T112">)<text:line-break/></text:span><text:span text:style-name="T115">I choose webcomponents instead of React for example, because I can 100% garantuee that webcomponents will outlive your javascript framework!</text:span></text:p>
        </text:list-item>
        <text:list-item>
          <text:p text:style-name="P137">When 3<text:span text:style-name="T4">rd</text:span> party components die, you have dependencies on them that you need to port to another framework.<text:line-break/>You can’t stay with the framework because of security issues.</text:p>
        </text:list-item>
        <text:list-item>
          <text:p text:style-name="P138">3<text:span text:style-name="T4">rd</text:span> party projects can change their licensing at any moment. <text:span text:style-name="T112">(Redis, MySQL)</text:span></text:p>
        </text:list-item>
        <text:list-item>
          <text:p text:style-name="P139">3<text:span text:style-name="T4">rd</text:span> party libraries are full of bloat you don’t need, performance-wise very expensive.<text:line-break/>For example: for the date pickers I used JQueryUI.<text:line-break/>For that I need the whole JQuery library and the whole JQueryUI library, of which I use very little.<text:line-break/>But it adds to page load time.</text:p>
        </text:list-item>
        <text:list-item>
          <text:p text:style-name="P140">Debugging sucks! <text:line-break/>Especially javascript frameworks that “compile” javascript that poops out code “random” characters and digits.<text:line-break/><text:span text:style-name="T116">We </text:span><text:span text:style-name="T117">finally</text:span><text:span text:style-name="T116"> can debug javascript in browsers, just </text:span><text:span text:style-name="T118">to use a framework </text:span><text:span text:style-name="T116">to make it impossible to </text:span><text:span text:style-name="T119">be</text:span><text:span text:style-name="T116"> </text:span><text:span text:style-name="T120">usable</text:span><text:span text:style-name="T121"> … again ...</text:span><text:span text:style-name="T116">.</text:span></text:p>
        </text:list-item>
      </text:list>
      <text:p text:style-name="P141"/>
      <text:p text:style-name="P142"><text:span text:style-name="T122">In the end, it takes more time to maintain your </text:span><text:span text:style-name="T123">(</text:span><text:span text:style-name="T122">javascript</text:span><text:span text:style-name="T123">)</text:span><text:span text:style-name="T122"> framework than writing your own.</text:span></text:p>
      <text:p text:style-name="P141"/>
      <text:p text:style-name="P143"><text:span text:style-name="T124">With your own framework, you </text:span>only have to worry that <text:span text:style-name="T124">your</text:span> own code doesn’t break with a new version of PHP.<text:line-break/><text:span text:style-name="T124">You </text:span>don’t have to worry <text:span text:style-name="T124">about </text:span>anything else!<text:line-break/>Code I wrote 10 years ago has proven to work, and will probably still work for the next 10 years.</text:p>
      <text:p text:style-name="P141"/>
      <text:p text:style-name="P144">The <text:span text:style-name="T9">only</text:span> reason why you want to use frameworks is</text:p>
      <text:list text:style-name="L8">
        <text:list-item>
          <text:p text:style-name="P145"><text:span text:style-name="T125">not reinventing the wheel, thus </text:span><text:span text:style-name="T126">quicker development time, thus money</text:span></text:p>
        </text:list-item>
      </text:list>
      <text:p text:style-name="P146"/>
      <text:p text:style-name="P147">Although I see the advantage <text:span text:style-name="T127">of working </text:span><text:span text:style-name="T128">with frameworks</text:span>, <text:span text:style-name="T127">the pros do not outweigh the cons.<text:line-break/></text:span>I want to stay away from them as much as possible.</text:p>
      <text:p text:style-name="P148"><text:soft-page-break/></text:p>
      <text:p text:style-name="P149"><text:s/><text:span text:style-name="T113">===&gt;&gt; </text:span>Less dependenc<text:span text:style-name="T112">y</text:span> is <text:span text:style-name="T129">always</text:span> better. <text:s/>&lt;&lt;<text:span text:style-name="T113">===</text:span></text:p>
      <text:p text:style-name="P1"/>
      <text:h text:style-name="Heading_20_3" text:outline-level="3"><text:bookmark-start text:name="__RefHeading___Toc1633_2312667402"/><text:span text:style-name="T130">W</text:span>rapper<text:bookmark-end text:name="__RefHeading___Toc1633_2312667402"/></text:h>
      <text:p text:style-name="P1">If you do want to use a 3<text:span text:style-name="T4">rd</text:span> component, make sure to write a wrapper for it, so we can develop our own component in the future.</text:p>
      <text:p text:style-name="P1"/>
      <text:h text:style-name="Heading_20_3" text:outline-level="3"><text:bookmark-start text:name="__RefHeading___Toc1635_2312667402"/>Jquery<text:bookmark-end text:name="__RefHeading___Toc1635_2312667402"/></text:h>
      <text:p text:style-name="P150">At the moment of this writing Jquery and Jquery-UI <text:span text:style-name="T131">for date pickers.</text:span></text:p>
      <text:p text:style-name="P151"><text:span text:style-name="T132">Don’t use Jquery for anything else </text:span><text:span text:style-name="T133">anymore</text:span><text:span text:style-name="T132">!</text:span><text:line-break/><text:span text:style-name="T134">Jquery is dead and therefore </text:span><text:span text:style-name="T135">EXTREMELY </text:span><text:span text:style-name="T134">depr</text:span><text:span text:style-name="T136">e</text:span><text:span text:style-name="T134">cated in CMS</text:span><text:span text:style-name="T137">5!</text:span></text:p>
      <text:p text:style-name="P152"><text:span text:style-name="T138">T</text:span>he intention is to replace the date pickers in the future <text:span text:style-name="T139">and ditch all dependency on Jquery.</text:span></text:p>
      <text:p text:style-name="P152"/>
      <text:h text:style-name="Heading_20_2" text:outline-level="2"><text:bookmark-start text:name="__RefHeading___Toc1637_2312667402"/>Speed<text:bookmark-end text:name="__RefHeading___Toc1637_2312667402"/></text:h>
      <text:h text:style-name="Heading_20_3" text:outline-level="3"><text:bookmark-start text:name="__RefHeading___Toc1639_2312667402"/>OOP<text:bookmark-end text:name="__RefHeading___Toc1639_2312667402"/></text:h>
      <text:p text:style-name="P1">CMS3 was application-wise a dream, but performance-wise a nightmare.</text:p>
      <text:p text:style-name="P153">Which was mainly because it was very heavily Object Oriented with a lot of inheritance.</text:p>
      <text:p text:style-name="P154">There are legitimate purposes for using OOP, inheritance and code hiding being the main ones.</text:p>
      <text:p text:style-name="P153"/>
      <text:p text:style-name="P155">This lead me to rethink the PHP approach, especially when it comes to OOP <text:span text:style-name="T130">and PHP:</text:span></text:p>
      <text:list text:style-name="L9">
        <text:list-item>
          <text:p text:style-name="P156">I try to inherit and use as little OOP as stricly nessary. <text:line-break/><text:span text:style-name="T51">If there is no benefit to using OOP, I use a procedural approach.</text:span></text:p>
        </text:list-item>
        <text:list-item>
          <text:p text:style-name="P156">I also want to try to use as little inheritance as possible, <text:span text:style-name="T140">especially for code that is used on every page.</text:span></text:p>
        </text:list-item>
      </text:list>
      <text:p text:style-name="P153"/>
      <text:p text:style-name="P153">This is <text:span text:style-name="T141">the result</text:span>:</text:p>
      <text:list text:style-name="L10">
        <text:list-item>
          <text:p text:style-name="P157"><text:span text:style-name="T142">the url-router is just a simple </text:span><text:span text:style-name="T143">procedural (</text:span><text:span text:style-name="T142">non-</text:span><text:span text:style-name="T143">OOP)</text:span><text:span text:style-name="T142"> </text:span><text:span text:style-name="T143">PHP</text:span><text:span text:style-name="T142"> script </text:span><text:span text:style-name="T144">(it is used on every page)</text:span></text:p>
        </text:list-item>
        <text:list-item>
          <text:p text:style-name="P158"><text:span text:style-name="T144">t</text:span><text:span text:style-name="T145">he rate limiter </text:span></text:p>
          <text:list>
            <text:list-item>
              <text:p text:style-name="P158"><text:span text:style-name="T145">is just simple function </text:span><text:span text:style-name="T146">rateLimiter</text:span><text:span text:style-name="T147">()</text:span><text:span text:style-name="T145"> in lib_framework() </text:span><text:span text:style-name="T148">instead of a class.</text:span></text:p>
            </text:list-item>
            <text:list-item>
              <text:p text:style-name="P158"><text:span text:style-name="T149">u</text:span><text:span text:style-name="T150">ses the file system </text:span><text:span text:style-name="T151">to save </text:span><text:span text:style-name="T152">a</text:span><text:span text:style-name="T151"> roun</text:span><text:span text:style-name="T150">d </text:span><text:span text:style-name="T151">trip</text:span><text:span text:style-name="T148"> </text:span><text:span text:style-name="T150">to the database</text:span></text:p>
            </text:list-item>
          </text:list>
        </text:list-item>
        <text:list-item>
          <text:p text:style-name="P159">here is no application object to ask everything you want to know, while that would be the best approach.</text:p>
        </text:list-item>
        <text:list-item>
          <text:p text:style-name="P160"><text:span text:style-name="T70">page </text:span><text:span text:style-name="T142">c</text:span><text:span text:style-name="T70">ontrollers are as thin (inheritance-wise) as possible (it is used on every page)</text:span></text:p>
        </text:list-item>
        <text:list-item>
          <text:p text:style-name="P161">not <text:span text:style-name="T141">e</text:span>very library is loaded by default on every page load. Sometimes you need to specifically include it at the top of the page.</text:p>
        </text:list-item>
        <text:list-item>
          <text:p text:style-name="P162">Text pages (like blog posts) need to be ridiculously fast and cached.<text:line-break/>Forms for example are slower (because of the DOM generation in the FormGenerator <text:span text:style-name="T153">is slow</text:span>).<text:line-break/>Because they are not indexed by google and not used as much by the user.</text:p>
        </text:list-item>
      </text:list>
      <text:p text:style-name="P163"/>
      <text:h text:style-name="Heading_20_3" text:outline-level="3"><text:bookmark-start text:name="__RefHeading___Toc3261_4026787949"/>String operations: explode() vs strpos()<text:bookmark-end text:name="__RefHeading___Toc3261_4026787949"/></text:h>
      <text:p text:style-name="P164">When you want to have parts of a string, it is tempting to do this with strpos() and strlen():<text:line-break/> <text:s text:c="3"/>$iPos = strpos($sTestString, ' ');</text:p>
      <text:p text:style-name="P164"><text:s text:c="4"/>$iLen = strlen($sTestString);</text:p>
      <text:p text:style-name="P164"><text:s text:c="4"/>$sPart1 = substr($sTestString, 0, <text:s/>$iPos);</text:p>
      <text:p text:style-name="P164"><text:soft-page-break/><text:s text:c="4"/>$sPart2 = substr($sTestString, $iPos, <text:s/>$iLen-$iPos);</text:p>
      <text:p text:style-name="P164">However, performance tests have shown that <text:span text:style-name="T154">using explode can be faster:</text:span></text:p>
      <text:p text:style-name="P164"><text:s text:c="4"/>$arrExplode = explode(' ', $sTestString);</text:p>
      <text:p text:style-name="P164"><text:s text:c="4"/>$sPart1 = $arrExplode[0];</text:p>
      <text:p text:style-name="P164"><text:s text:c="4"/>$sPart2 = $arrExplode[1];</text:p>
      <text:p text:style-name="P164"/>
      <text:p text:style-name="P165">Explode is <text:span text:style-name="T155">2x </text:span>faster when there are less spaces (‘ ‘) in $sTestString.</text:p>
      <text:p text:style-name="P166">When there are a lot of spaces <text:span text:style-name="T156">(30+) </text:span>in $sTestString: strpos() and strlen() are slightly faster.<text:line-break/><text:span text:style-name="T157">The length of the string didn’t seem to matter that much.</text:span></text:p>
      <text:p text:style-name="P166"/>
      <text:h text:style-name="Heading_20_3" text:outline-level="3"><text:bookmark-start text:name="__RefHeading___Toc3263_4026787949"/>str_replace VS explode()+implode()<text:bookmark-end text:name="__RefHeading___Toc3263_4026787949"/></text:h>
      <text:p text:style-name="P167">str_replace is faster with long strings, but also with a lot of replacement characters.</text:p>
      <text:p text:style-name="P168">$sResult.=str_replace(<text:span text:style-name="T158">' '</text:span>, <text:span text:style-name="T158">'-'</text:span>, $sTestString);</text:p>
      <text:p text:style-name="P169">is faster than:</text:p>
      <text:p text:style-name="P170"><text:span text:style-name="T159">$arrExpl = explode(</text:span><text:span text:style-name="T160">' '</text:span><text:span text:style-name="T159">, $sTestString);</text:span></text:p>
      <text:p text:style-name="P171"><text:span text:style-name="T161">$sResult.= implode(</text:span><text:span text:style-name="T162">'-'</text:span><text:span text:style-name="T161">, $arrExpl);</text:span></text:p>
      <text:p text:style-name="P169"/>
      <text:p text:style-name="P172"/>
      <text:h text:style-name="Heading_20_3" text:outline-level="3"><text:bookmark-start text:name="__RefHeading___Toc3265_4026787949"/>For vs Foreach<text:bookmark-end text:name="__RefHeading___Toc3265_4026787949"/></text:h>
      <text:p text:style-name="P164">Performance tests have shown that getting values out of an array</text:p>
      <text:p text:style-name="P173">is faster with foreach() than for() by about a factor 2x!!</text:p>
      <text:h text:style-name="Heading_20_3" text:outline-level="3"><text:bookmark-start text:name="__RefHeading___Toc1641_2312667402"/>Caching<text:bookmark-end text:name="__RefHeading___Toc1641_2312667402"/></text:h>
      <text:p text:style-name="P174">I don’t want to do unnecessary database requests or file reading on every page load.</text:p>
      <text:p text:style-name="P174">I want to cache as many things as possible, whether it being translations in a session, permissions in a sessions or rendered pages in a cache file.</text:p>
      <text:p text:style-name="P174"/>
      <text:h text:style-name="Heading_20_3" text:outline-level="3"><text:bookmark-start text:name="__RefHeading___Toc1643_2312667402"/>Declaring variables<text:bookmark-end text:name="__RefHeading___Toc1643_2312667402"/></text:h>
      <text:p text:style-name="P153">Declaring variables before using them, especially in loops and places that are requested often (like on every page load)</text:p>
      <text:p text:style-name="P153">Because it take PHP time to figure out the type of a variable, I declare and initialise values before using them.<text:line-break/>If I want to use a variable of type integer, before I use it: $iMyInt = 0;</text:p>
      <text:p text:style-name="P153"/>
      <text:h text:style-name="Heading_20_3" text:outline-level="3"><text:bookmark-start text:name="__RefHeading___Toc3267_4026787949"/>Id’s in the database<text:bookmark-end text:name="__RefHeading___Toc3267_4026787949"/></text:h>
      <text:p text:style-name="P175">For almost every database table I use iID (=64 bit int) as a primary key to identify the record.</text:p>
      <text:p text:style-name="P175">I rarely use UUID or <text:span text:style-name="T163">iRandomID</text:span><text:span text:style-name="T164">’</text:span>s (although T<text:span text:style-name="T165">S</text:span>ysModel supports it).</text:p>
      <text:p text:style-name="P175">The reason for this is that primary keys on integers are much faster and performant, especially when joining multiple tables.</text:p>
      <text:p text:style-name="P176">Because it is easier <text:span text:style-name="T166">for the database </text:span>to index <text:span text:style-name="T167">(=binary tree) </text:span>sequential integers than a string<text:span text:style-name="T168">s</text:span>.</text:p>
      <text:p text:style-name="P175"/>
      <text:p text:style-name="P177">There is support for a <text:span text:style-name="T163">iRandomID</text:span> in TsysModel, even as primary key <text:span text:style-name="T169">(optional)</text:span>.</text:p>
      <text:p text:style-name="P177">But this is more often used in conjuction with iID <text:span text:style-name="T170">as</text:span> primary key <text:span text:style-name="T163">(i.e. internally in the CMS you can still use iID, and for security related issues iRandomID).</text:span></text:p>
      <text:p text:style-name="P178">iRandomID <text:span text:style-name="T171">automatically</text:span> supports collision detection on saveToDB() <text:span text:style-name="T172">and chooses a new ID automatically when needed.</text:span></text:p>
      <text:p text:style-name="P178"/>
      <text:p text:style-name="P177"><text:soft-page-break/>The random-id is used as a performant alternative for UUID, <text:span text:style-name="T170">when uniqueness is only needed in 1 table.</text:span></text:p>
      <text:p text:style-name="P177">Only use UUID when absolutely strictly necessary!</text:p>
      <text:p text:style-name="P177"/>
      <text:p text:style-name="P179">The reason why you want to use UUID or RandomInt <text:span text:style-name="T170">is security reasons.<text:line-break/>Because ID’s always follow-up in chronological order, it easy to guess that previous and next ID’s will also exist.</text:span></text:p>
      <text:p text:style-name="P179"><text:span text:style-name="T170">For example: when you want to send a user an email to change their password.<text:line-break/>You don’t want to send the user id out publicly, </text:span><text:span text:style-name="T173">but need to identify the specific user.</text:span></text:p>
      <text:p text:style-name="P180">Another example: you want to <text:span text:style-name="T174">show</text:span> to a web-order <text:span text:style-name="T175">to a</text:span> customer.<text:line-break/>You don’t want to generate a random order-id, and use <text:span text:style-name="T176">that</text:span> to link to an order.<text:line-break/></text:p>
      <text:h text:style-name="Heading_20_2" text:outline-level="2"><text:bookmark-start text:name="__RefHeading___Toc6485_657776424"/>Other philosop<text:span text:style-name="T106">h</text:span>ies<text:bookmark-end text:name="__RefHeading___Toc6485_657776424"/></text:h>
      <text:h text:style-name="Heading_20_3" text:outline-level="3"><text:bookmark-start text:name="__RefHeading___Toc6487_657776424"/>Control<text:bookmark-end text:name="__RefHeading___Toc6487_657776424"/></text:h>
      <text:p text:style-name="P181">Personally, I want to have as much control over a system as possible, while having the convenience and flexibily of writing my own thing.</text:p>
      <text:p text:style-name="P181">This is used througout the whole system.</text:p>
      <text:p text:style-name="P182">One quotes of Steve Jobs pissed me off: “don’t fight the frameworks” (about the development environment for NextStep GUIs <text:span text:style-name="T177">for</text:span> MacOS/iOS).<text:line-break/>My counter argument would be: “but what if they suck?”<text:line-break/>Because NextStep GUI development sucks <text:span text:style-name="T178">(and not even a little bit).<text:line-break/>It hasn’t evolved since the 1985 when the first GUIs arrived on the scene.<text:line-break/>Why do I need to drag and drop twice to connect a button with my code?<text:line-break/></text:span><text:span text:style-name="T179">Why can’t we</text:span><text:span text:style-name="T178"> double-click on the button and typing code, the way Delphi </text:span><text:span text:style-name="T177">did it since 1995 </text:span><text:span text:style-name="T179">and every dev-tool </text:span><text:span text:style-name="T177">copied it in the 2000’s!</text:span><text:span text:style-name="T178"><text:line-break/></text:span><text:span text:style-name="T180">I </text:span><text:span text:style-name="T181">prefer to excersize some humility in this regard, my solutions aren’t always perfect either.</text:span></text:p>
      <text:p text:style-name="P181"/>
      <text:p text:style-name="P181">Examples:</text:p>
      <text:list text:style-name="L11">
        <text:list-item>
          <text:p text:style-name="P183">Want to use your own php file? No problem! You don’t need to use the standard controllers</text:p>
        </text:list-item>
        <text:list-item>
          <text:p text:style-name="P183">Getting values from fields with getValueSubmitted() is escaped with htmlentities() by default. But you can still access RAW values from _POST and _GET by setting a parameter in getValueSubmitted().<text:line-break/><text:span text:style-name="T182">You can use the easiness of auto-escape, but you are not forced to use it.</text:span></text:p>
        </text:list-item>
        <text:list-item>
          <text:p text:style-name="P184">The pagebuilder: you can write your own if you want, you are not forced to use it</text:p>
        </text:list-item>
      </text:list>
      <text:p text:style-name="P181"/>
      <text:p text:style-name="P185"/>
      <text:h text:style-name="P186" text:outline-level="1"><text:bookmark-start text:name="__RefHeading___Toc1645_2312667402"/>Name giving conventions<text:bookmark-end text:name="__RefHeading___Toc1645_2312667402"/></text:h>
      <text:h text:style-name="Heading_20_3" text:outline-level="3"><text:bookmark-start text:name="__RefHeading___Toc1647_2312667402"/>Language<text:bookmark-end text:name="__RefHeading___Toc1647_2312667402"/></text:h>
      <text:p text:style-name="P187">UK English</text:p>
      <text:p text:style-name="P187">Regretfully, older components still have Dutch commentary in it.<text:line-break/>The idea is to replace this with English text in the future.</text:p>
      <text:h text:style-name="Heading_20_3" text:outline-level="3"><text:bookmark-start text:name="__RefHeading___Toc1649_2312667402"/>Hungarian notation<text:bookmark-end text:name="__RefHeading___Toc1649_2312667402"/></text:h>
      <text:p text:style-name="P187">I’m using the Hungarian notation with capitals for each new word: thisIsTheHungarianNotation</text:p>
      <text:p text:style-name="P187">variables always start with a lower case character</text:p>
      <text:p text:style-name="P187"/>
      <text:h text:style-name="Heading_20_3" text:outline-level="3"><text:bookmark-start text:name="__RefHeading___Toc1651_2312667402"/>Type definition in variable names<text:bookmark-end text:name="__RefHeading___Toc1651_2312667402"/></text:h>
      <text:p text:style-name="P187">Because PHP is a weak typed language, I use type definition in variable name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8">prefix</text:p>
          </table:table-cell>
          <table:table-cell table:style-name="Table1.A1" office:value-type="string">
            <text:p text:style-name="P188">type</text:p>
          </table:table-cell>
          <table:table-cell table:style-name="Table1.C1" office:value-type="string">
            <text:p text:style-name="P188">example</text:p>
          </table:table-cell>
        </table:table-row>
        <table:table-row>
          <table:table-cell table:style-name="Table1.A2" office:value-type="string">
            <text:p text:style-name="P189">i</text:p>
          </table:table-cell>
          <table:table-cell table:style-name="Table1.A2" office:value-type="string">
            <text:p text:style-name="P189">Integer</text:p>
          </table:table-cell>
          <table:table-cell table:style-name="Table1.C2" office:value-type="string">
            <text:p text:style-name="P189">$iMyInteger</text:p>
          </table:table-cell>
        </table:table-row>
        <table:table-row>
          <table:table-cell table:style-name="Table1.A2" office:value-type="string">
            <text:p text:style-name="P189">s</text:p>
          </table:table-cell>
          <table:table-cell table:style-name="Table1.A2" office:value-type="string">
            <text:p text:style-name="P189">String</text:p>
          </table:table-cell>
          <table:table-cell table:style-name="Table1.C2" office:value-type="string">
            <text:p text:style-name="P189">$sMyString</text:p>
          </table:table-cell>
        </table:table-row>
        <table:table-row>
          <table:table-cell table:style-name="Table1.A2" office:value-type="string">
            <text:p text:style-name="P189">m</text:p>
          </table:table-cell>
          <table:table-cell table:style-name="Table1.A2" office:value-type="string">
            <text:p text:style-name="P189">Mixed</text:p>
          </table:table-cell>
          <table:table-cell table:style-name="Table1.C2" office:value-type="string">
            <text:p text:style-name="P190">$mCouldBeStingOrArray</text:p>
          </table:table-cell>
        </table:table-row>
        <table:table-row>
          <table:table-cell table:style-name="Table1.A2" office:value-type="string">
            <text:p text:style-name="P189">obj</text:p>
          </table:table-cell>
          <table:table-cell table:style-name="Table1.A2" office:value-type="string">
            <text:p text:style-name="P189">Object</text:p>
          </table:table-cell>
          <table:table-cell table:style-name="Table1.C2" office:value-type="string">
            <text:p text:style-name="P190">$objMyObject</text:p>
          </table:table-cell>
        </table:table-row>
        <table:table-row>
          <table:table-cell table:style-name="Table1.A2" office:value-type="string">
            <text:p text:style-name="P189">r</text:p>
          </table:table-cell>
          <table:table-cell table:style-name="Table1.A2" office:value-type="string">
            <text:p text:style-name="P189">Resource (file resource for example)</text:p>
          </table:table-cell>
          <table:table-cell table:style-name="Table1.C2" office:value-type="string">
            <text:p text:style-name="P190">$rFile</text:p>
          </table:table-cell>
        </table:table-row>
        <table:table-row>
          <table:table-cell table:style-name="Table1.A2" office:value-type="string">
            <text:p text:style-name="P189">h</text:p>
          </table:table-cell>
          <table:table-cell table:style-name="Table1.A2" office:value-type="string">
            <text:p text:style-name="P189">Handle (file handle for example)</text:p>
          </table:table-cell>
          <table:table-cell table:style-name="Table1.C2" office:value-type="string">
            <text:p text:style-name="P190">$hFile</text:p>
          </table:table-cell>
        </table:table-row>
        <table:table-row>
          <table:table-cell table:style-name="Table1.A2" office:value-type="string">
            <text:p text:style-name="P190">arr</text:p>
          </table:table-cell>
          <table:table-cell table:style-name="Table1.A2" office:value-type="string">
            <text:p text:style-name="P190">Array</text:p>
          </table:table-cell>
          <table:table-cell table:style-name="Table1.C2" office:value-type="string">
            <text:p text:style-name="P190">$arrStrings</text:p>
          </table:table-cell>
        </table:table-row>
      </table:table>
      <text:p text:style-name="P187"/>
      <text:p text:style-name="P187"/>
      <text:h text:style-name="Heading_20_3" text:outline-level="3"><text:bookmark-start text:name="__RefHeading___Toc1653_2312667402"/>Classes<text:bookmark-end text:name="__RefHeading___Toc1653_2312667402"/></text:h>
      <text:p text:style-name="P191">Regretfully the class naming has become a bit inconsistent over the years.</text:p>
      <text:p text:style-name="P192"/>
      <text:p text:style-name="P192"><text:span text:style-name="T183">Consistent with OOP name giving conventions, classes start with an uppercase character </text:span><text:span text:style-name="T184">(generally).</text:span></text:p>
      <text:p text:style-name="P192"><text:line-break/><text:span text:style-name="T183">A lot of c</text:span>lass name<text:span text:style-name="T183">s start with the capital “T”, which is a left-over from my Delphi days.<text:line-break/>(T stood for Types, </text:span><text:span text:style-name="T184">including classes</text:span><text:span text:style-name="T183">).</text:span></text:p>
      <text:p text:style-name="P193">However I found that that is not always useful for PHP in all circumstances.</text:p>
      <text:p text:style-name="P192"><text:span text:style-name="T183">For example: for modules </text:span><text:span text:style-name="T184">where class names are in the url-</text:span><text:span text:style-name="T185">slug </text:span><text:span text:style-name="T184">and would be ugly for users to look at </text:span><text:span text:style-name="T186">(and nice names performance-wise not preferred)</text:span><text:span text:style-name="T184">, it could also be a </text:span><text:span text:style-name="T186">potential</text:span><text:span text:style-name="T184"> security issue because it was obvious </text:span><text:span text:style-name="T186">for an intruder </text:span><text:span text:style-name="T184">that those were class names.</text:span></text:p>
      <text:p text:style-name="P191">So I let go of the T-and Uppercase-convention for those classes.</text:p>
      <text:p text:style-name="P191"/>
      <text:p text:style-name="P194">The ‘Sys’ name in classes (like TSysModel) refers to the fact that the framework can not function without this class.</text:p>
      <text:p text:style-name="P192"/>
      <text:p text:style-name="P193"><text:span text:style-name="T184">Because I realised the T-convention wasn’t always </text:span><text:span text:style-name="T186">convenient</text:span><text:span text:style-name="T184">, </text:span>I started renaming classes without the “T” and started with the HTML DOM classes.</text:p>
      <text:p text:style-name="P193">However I ran into huge renaming related bugs and stopped renaming <text:span text:style-name="T184">the rest of the classes in CMS5.<text:line-break/></text:span><text:soft-page-break/><text:span text:style-name="T187">And renaming back would cause </text:span><text:span text:style-name="T188">even bigger</text:span><text:span text:style-name="T187"> issues (like renaming the A class of the HTML-A class) is not unique enough to easily rename.</text:span></text:p>
      <text:p text:style-name="P191">When I create a new class, I still start with the “T”, simply because most classes start with a <text:s/>“T”.</text:p>
      <text:p text:style-name="P187"/>
      <text:h text:style-name="Heading_20_3" text:outline-level="3"><text:bookmark-start text:name="__RefHeading___Toc1655_2312667402"/>brackets {}<text:bookmark-end text:name="__RefHeading___Toc1655_2312667402"/></text:h>
      <text:p text:style-name="P187">Brackets <text:span text:style-name="T189">I always use on a new line, because it is easier to see where a bracket begins and ends.</text:span></text:p>
      <text:p text:style-name="P187"/>
      <text:p text:style-name="P195"/>
      <text:h text:style-name="Heading_20_1" text:outline-level="1"><text:bookmark-start text:name="__RefHeading___Toc1657_2312667402"/>Security<text:bookmark-end text:name="__RefHeading___Toc1657_2312667402"/></text:h>
      <text:p text:style-name="P196">Security is of the upmost importance in CMS5.</text:p>
      <text:p text:style-name="P196">I’ve designed the system with the idea in mind that an intrusion will take place sooner or later.</text:p>
      <text:p text:style-name="P196"><text:line-break/>I assume that an attacker has access to the database and is able to manipulate data.<text:line-break/>This to prevent any potential extortion attempts based on gathered data.</text:p>
      <text:p text:style-name="P196">Therefore:</text:p>
      <text:list text:style-name="L12">
        <text:list-item>
          <text:p text:style-name="P197"><text:span text:style-name="T190">Any personal data </text:span><text:span text:style-name="T191">is encrypted</text:span><text:span text:style-name="T190"> (last names, email addresses etc)</text:span></text:p>
        </text:list-item>
        <text:list-item>
          <text:p text:style-name="P197"><text:span text:style-name="T190">records of any vital login features are protected with a checksum </text:span><text:span text:style-name="T192">on vital fields, </text:span><text:span text:style-name="T190">which is checked on login. Any data manipulation in those records will result in the inability to log in.</text:span></text:p>
        </text:list-item>
      </text:list>
      <text:p text:style-name="P198"><text:span text:style-name="T193"/></text:p>
      <text:h text:style-name="P199" text:outline-level="1"><text:bookmark-start text:name="__RefHeading___Toc2627_1370920561"/>Installing, <text:span text:style-name="T194">upgrading</text:span> and <text:span text:style-name="T195">uninstall</text:span><text:span text:style-name="T196">ing</text:span><text:bookmark-end text:name="__RefHeading___Toc2627_1370920561"/></text:h>
      <text:h text:style-name="P200" text:outline-level="2"><text:bookmark-start text:name="__RefHeading___Toc6230_3666408898"/>Install webserver &amp; MySQL/MariaDB<text:bookmark-end text:name="__RefHeading___Toc6230_3666408898"/></text:h>
      <text:p text:style-name="P201"><text:span text:style-name="T197">Archimedes</text:span><text:span text:style-name="T104"> needs the Apache webserver and MySQL/MariaDB </text:span><text:span text:style-name="T198">database </text:span><text:span text:style-name="T104">to work.<text:line-break/></text:span><text:span text:style-name="T198">This can be via a PHP hosting company or you can run it on your local computer or local network server, even some NASses have these programs installed.</text:span></text:p>
      <text:p text:style-name="P201"><text:span text:style-name="T198">When you want to host your database and webserver locally, y</text:span><text:span text:style-name="T104">ou can download these </text:span><text:span text:style-name="T198">programs </text:span><text:span text:style-name="T104">in one convenient package with a handy GUI control panel, called XAMPP (</text:span><text:a xlink:type="simple" xlink:href="https://www.apachefriends.org/" text:style-name="Internet_20_link" text:visited-style-name="Visited_20_Internet_20_Link"><text:span text:style-name="T104">https://www.apachefriends.org/</text:span></text:a><text:span text:style-name="T104">).<text:line-break/>XAMPP works on Windows, Mac and Linux.</text:span></text:p>
      <text:h text:style-name="P202" text:outline-level="2"><text:bookmark-start text:name="__RefHeading___Toc6489_657776424"/>Install <text:span text:style-name="T199">CMS</text:span><text:bookmark-end text:name="__RefHeading___Toc6489_657776424"/></text:h>
      <text:p text:style-name="P203"><text:span text:style-name="T194">To install </text:span><text:span text:style-name="T200">CMS5</text:span><text:span text:style-name="T194">:</text:span></text:p>
      <text:list xml:id="list4188960649" text:style-name="L13">
        <text:list-item>
          <text:p text:style-name="P204">download Archimes via our website (archimedescms.com)</text:p>
        </text:list-item>
        <text:list-item>
          <text:p text:style-name="P205">extract the framework on your computer <text:span text:style-name="T201">(if it </text:span><text:span text:style-name="T202">is </text:span><text:span text:style-name="T201">compressed in a .zip file)</text:span></text:p>
        </text:list-item>
        <text:list-item>
          <text:p text:style-name="P205">upload the files to your host, <text:span text:style-name="T201">i.e. with FTP.</text:span></text:p>
        </text:list-item>
        <text:list-item>
          <text:p text:style-name="P205"><text:span text:style-name="T194">run the </text:span><text:span text:style-name="T203">installer</text:span><text:span text:style-name="T194">: </text:span><text:span text:style-name="T201">[host.com]</text:span><text:span text:style-name="T194">/</text:span>application/<text:span text:style-name="T204">install</text:span><text:span text:style-name="T205">er/index.php</text:span><text:span text:style-name="T204"><text:line-break/></text:span><text:span text:style-name="T206">(assuming the CMS is stored in “application” directory)</text:span></text:p>
        </text:list-item>
        <text:list-item>
          <text:p text:style-name="P205">choose “install” <text:span text:style-name="T201">and follow the steps in the installer</text:span></text:p>
          <text:list>
            <text:list-item>
              <text:p text:style-name="P205">it will create config files</text:p>
            </text:list-item>
            <text:list-item>
              <text:p text:style-name="P205">it will create a database</text:p>
            </text:list-item>
            <text:list-item>
              <text:p text:style-name="P206">it will create data for the database</text:p>
            </text:list-item>
            <text:list-item>
              <text:p text:style-name="P207">it will ask to create a user</text:p>
            </text:list-item>
          </text:list>
        </text:list-item>
        <text:list-item>
          <text:p text:style-name="P208"><text:span text:style-name="T201">Log in [host.com]/</text:span>application/ <text:s/><text:span text:style-name="T206">(assuming the CMS is stored in “application” directory) </text:span><text:span text:style-name="T207">with the username and password you choose in the installer</text:span><text:span text:style-name="T208"><text:line-break/></text:span></text:p>
        </text:list-item>
      </text:list>
      <text:h text:style-name="P202" text:outline-level="2"><text:bookmark-start text:name="__RefHeading___Toc6491_657776424"/>Install password<text:bookmark-end text:name="__RefHeading___Toc6491_657776424"/></text:h>
      <text:p text:style-name="P209">These <text:span text:style-name="T209">install</text:span> scripts are protected with a “<text:span text:style-name="T210">install </text:span>password”.</text:p>
      <text:p text:style-name="P209"/>
      <text:p text:style-name="P210"><text:span text:style-name="T200">On each install, the install-password will change for security reasons.<text:line-break/></text:span>You can find install password in the config file <text:span text:style-name="T211">of the framework:</text:span></text:p>
      <text:p text:style-name="P211">/<text:span text:style-name="T212">application/configs/</text:span><text:span text:style-name="T213">application</text:span><text:span text:style-name="T212">_[host].php, value: "APP_INSTALLER_PASSWORD”.</text:span></text:p>
      <text:p text:style-name="P212"/>
      <text:h text:style-name="P202" text:outline-level="2"><text:bookmark-start text:name="__RefHeading___Toc6232_3666408898"/>Sending email on Windows<text:bookmark-end text:name="__RefHeading___Toc6232_3666408898"/></text:h>
      <text:p text:style-name="P213">Sending email on Windows is a bit of challenge, because the Sendmail program does not exist for Windows.</text:p>
      <text:p text:style-name="P213">When you use XAMPP, there is a fake Sendmail program installed that can relay emails to a SMTP server (even using SSL).</text:p>
      <text:p text:style-name="P213"/>
      <text:p text:style-name="P213"><text:span text:style-name="T9">Step 1:</text:span><text:line-break/>Open “php.ini” <text:span text:style-name="T214">(in “php” subdirectory of XAMPP).<text:line-break/></text:span><text:soft-page-break/><text:span text:style-name="T214">C</text:span>hange the following line to the path of the fake sendmail program of XAMPP.<text:line-break/>The fake sendmail program is located in the “sendmail” directory inside of XAMPP.<text:line-break/>Don’t forget the extra escaping slashes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14">sendmail_path = "\"D:\xampp\sendmail\sendmail.exe\" -t"</text:p>
          </table:table-cell>
        </table:table-row>
      </table:table>
      <text:p text:style-name="P213"/>
      <text:p text:style-name="P215">Step 2:</text:p>
      <text:p text:style-name="P213">Open “<text:span text:style-name="T214">sendmail.ini”(in “sendmail” subdirectory of XAMPP).<text:line-break/>Change the following lines to the details of your SMTP server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14">smtp_server=smtp.<text:span text:style-name="T215">hoster</text:span>.nl<text:line-break/>smtp_port=465<text:line-break/>smtp_ssl=ssl<text:line-break/>auth_username=<text:span text:style-name="T216">henk</text:span><text:line-break/>auth_password=<text:span text:style-name="T217">mypassword</text:span></text:p>
          </table:table-cell>
        </table:table-row>
      </table:table>
      <text:p text:style-name="P213"/>
      <text:p text:style-name="P216"><text:span text:style-name="T9">Step 3:</text:span><text:line-break/>Restart the webserver via XAMPP.</text:p>
      <text:p text:style-name="P213"/>
      <text:p text:style-name="P213">This Youtube video explains <text:span text:style-name="T218">this process in detail</text:span>: <text:line-break/>https://www.youtube.com/watch?v=0qZ5Rc28M7k</text:p>
      <text:p text:style-name="P217"/>
      <text:h text:style-name="P202" text:outline-level="2"><text:bookmark-start text:name="__RefHeading___Toc6493_657776424"/>Relocating CMS<text:bookmark-end text:name="__RefHeading___Toc6493_657776424"/></text:h>
      <text:p text:style-name="P218">For security reasons, it is wise to relocate the CMS to a subdomain <text:span text:style-name="T212">on the same host.</text:span></text:p>
      <text:p text:style-name="P218"/>
      <text:p text:style-name="P219">Everyone familiar with this system knows that the CMS is located on /application/, even malicious individuals will find out this location by running a directory enumeration program.</text:p>
      <text:p text:style-name="P219">Enumerating subdomains is a far less common attack method.</text:p>
      <text:p text:style-name="P219"/>
      <text:p text:style-name="P219">To relocate the CMS, follow these steps:</text:p>
      <text:list text:style-name="L14">
        <text:list-item>
          <text:p text:style-name="P220">move the directory (including all subdirectories) /application/ to a new location<text:line-break/>(i.e. by downloading this directory via FTP and reupload it to the new location)</text:p>
        </text:list-item>
        <text:list-item>
          <text:p text:style-name="P220">moving location will invalidate paths in the config files, therefore you need to edit the config files in the “configs” directory:</text:p>
          <text:list>
            <text:list-item>
              <text:p text:style-name="P220">framework_[host].php:</text:p>
              <text:list>
                <text:list-item>
                  <text:p text:style-name="P220">APP_PATH_WWW_CMS</text:p>
                </text:list-item>
              </text:list>
            </text:list-item>
          </text:list>
        </text:list-item>
      </text:list>
      <text:p text:style-name="P219"/>
      <text:p text:style-name="P217"/>
      <text:h text:style-name="P202" text:outline-level="2"><text:bookmark-start text:name="__RefHeading___Toc6495_657776424"/>Upgrade<text:bookmark-end text:name="__RefHeading___Toc6495_657776424"/></text:h>
      <text:p text:style-name="P221"><text:span text:style-name="T194">To </text:span><text:span text:style-name="T200">upgrade</text:span><text:span text:style-name="T194"> the framework:</text:span></text:p>
      <text:list xml:id="list134025625819285" text:continue-list="list4188960649" text:style-name="L13">
        <text:list-item>
          <text:p text:style-name="P208"><text:span text:style-name="T194">run the script: </text:span><text:span text:style-name="T219">[host.com]</text:span><text:span text:style-name="T194">/</text:span>application/<text:span text:style-name="T205">installer</text:span><text:span text:style-name="T194">/in</text:span><text:span text:style-name="T205">dex</text:span><text:span text:style-name="T194">.ph</text:span><text:span text:style-name="T204">p <text:line-break/></text:span><text:span text:style-name="T206">(assuming the CMS is stored in “application” directory)</text:span></text:p>
          <text:p text:style-name="P222"/>
        </text:list-item>
      </text:list>
      <text:h text:style-name="P223" text:outline-level="2"><text:bookmark-start text:name="__RefHeading___Toc6497_657776424"/>Uninstall<text:bookmark-end text:name="__RefHeading___Toc6497_657776424"/></text:h>
      <text:p text:style-name="P221"><text:span text:style-name="T194">To </text:span><text:span text:style-name="T200">uninstall</text:span><text:span text:style-name="T194"> </text:span><text:span text:style-name="T219">CMS5</text:span><text:span text:style-name="T194">:</text:span></text:p>
      <text:list text:continue-numbering="true" text:style-name="L13">
        <text:list-item>
          <text:p text:style-name="P224"><text:span text:style-name="T194">run the script: </text:span><text:span text:style-name="T219">[host.com]/</text:span>application/<text:span text:style-name="T204">installer</text:span><text:span text:style-name="T194">/in</text:span><text:span text:style-name="T205">dex</text:span><text:span text:style-name="T194">.ph</text:span><text:span text:style-name="T204">p <text:line-break/></text:span><text:span text:style-name="T206">(assuming the CMS is stored in “application” directory)</text:span></text:p>
        </text:list-item>
        <text:list-item>
          <text:p text:style-name="P225">choose: “uninstall”, this will remove database data from your webhost</text:p>
        </text:list-item>
        <text:list-item>
          <text:p text:style-name="P225"><text:soft-page-break/>remove the files from your webhost</text:p>
          <text:p text:style-name="P222"/>
        </text:list-item>
      </text:list>
      <text:p text:style-name="P226"/>
      <text:p text:style-name="P227"/>
      <text:h text:style-name="Heading_20_1" text:outline-level="1"><text:bookmark-start text:name="__RefHeading___Toc2629_1370920561"/>Directory structure <text:span text:style-name="T220">of CMS5</text:span><text:bookmark-end text:name="__RefHeading___Toc2629_1370920561"/></text:h>
      <text:p text:style-name="P228"/>
      <text:p text:style-name="P229">-<text:span text:style-name="T221">installer </text:span>→</text:p>
      <text:p text:style-name="P230"><text:tab/><text:span text:style-name="T222">index</text:span>.php<text:tab/>→ install script for CMS5</text:p>
      <text:p text:style-name="P230"><text:tab/>uninstall.php<text:tab/>→ uninstall script for CMS5</text:p>
      <text:p text:style-name="P230"><text:tab/>upgrade.php<text:tab/>→ upgrade script for CMS5</text:p>
      <text:p text:style-name="P231"><text:span text:style-name="T223">-</text:span><text:span text:style-name="T224">__documentation <text:s/></text:span><text:span text:style-name="T225">→ </text:span><text:span text:style-name="T226">REMOVE THIS DIRECTORY AFTER INSTALLATION!!!</text:span></text:p>
      <text:p text:style-name="P231"><text:span text:style-name="T223">-</text:span><text:span text:style-name="T224">__design <text:s/>→ </text:span><text:span text:style-name="T227">REMOVE THIS DIRECTORY AFTER INSTALLATION!!!</text:span></text:p>
      <text:p text:style-name="P232">-backups<text:tab/><text:tab/>→ <text:span text:style-name="T185">stores chicken nuggets</text:span></text:p>
      <text:p text:style-name="P232">-cache<text:tab/><text:tab/><text:tab/>→ stores <text:span text:style-name="T220">cache. Will not be much for the CMS, but will be for managed websites</text:span></text:p>
      <text:p text:style-name="P232">-classes<text:tab/><text:tab/><text:tab/>→ <text:span text:style-name="T220">all classes</text:span></text:p>
      <text:p text:style-name="P232"><text:tab/>-<text:span text:style-name="T220">controllers <text:tab/>→ MVC controllers (module specific controllers are stored in module)</text:span></text:p>
      <text:p text:style-name="P232"><text:tab/>-<text:span text:style-name="T220">db<text:tab/><text:tab/>→ Database related classes, like database specific implementations</text:span></text:p>
      <text:p text:style-name="P232"><text:tab/>-<text:span text:style-name="T220">dom<text:tab/><text:tab/>→ HTML DOM</text:span></text:p>
      <text:p text:style-name="P232"><text:tab/><text:tab/>-<text:span text:style-name="T220">tag<text:tab/>→ HTML tags (&lt;body&gt;, &lt;head&gt; etc)</text:span></text:p>
      <text:p text:style-name="P232"><text:tab/><text:tab/><text:tab/>-<text:span text:style-name="T220">form<text:tab/>→ form related tags (&lt;form&gt;&lt;input type=”text”&gt; etc)</text:span></text:p>
      <text:p text:style-name="P232"><text:tab/><text:tab/>-<text:span text:style-name="T220">validator<text:tab/>→ form validator to check input of forms</text:span></text:p>
      <text:p text:style-name="P232"><text:tab/>-<text:span text:style-name="T220">files<text:tab/><text:tab/>→ classes to read and write file types like CSV or INI files</text:span></text:p>
      <text:p text:style-name="P232"><text:tab/>-<text:span text:style-name="T220">locale<text:tab/><text:tab/>→ locale classes (translation, country settings)</text:span></text:p>
      <text:p text:style-name="P232"><text:tab/>-<text:span text:style-name="T220">mail<text:tab/><text:tab/>→ classes to send and receive emails</text:span></text:p>
      <text:p text:style-name="P232"><text:tab/>-<text:span text:style-name="T220">MIME<text:tab/><text:tab/>→ MIME related classes (work in progress)</text:span></text:p>
      <text:p text:style-name="P233"><text:tab/>-<text:span text:style-name="T220">models<text:tab/>→ MVC models (module specific models are stored in module)</text:span></text:p>
      <text:p text:style-name="P232"><text:tab/>-<text:span text:style-name="T220">patterns<text:tab/>→ Abstract shit I don’t know where to put anywhere else</text:span></text:p>
      <text:p text:style-name="P232"><text:tab/>-<text:span text:style-name="T220">types<text:tab/><text:tab/>→ Type classes, like TCurrency, TDateTime, TFloat</text:span></text:p>
      <text:p text:style-name="P232"><text:tab/>-<text:span text:style-name="T220">vcardvcal<text:tab/>→ VCard and VCal classes (work in progress)</text:span></text:p>
      <text:p text:style-name="P234">-configs<text:tab/><text:tab/><text:tab/><text:span text:style-name="T220">→ </text:span>here are all the config files stored</text:p>
      <text:p text:style-name="P234"><text:tab/>-<text:span text:style-name="T228">application</text:span>_localhost.php<text:tab/><text:tab/><text:tab/>→ config file for <text:span text:style-name="T228">application </text:span>on localhost</text:p>
      <text:p text:style-name="P234"><text:tab/>-website_websitename_localhost.php<text:tab/>→ config file for website “websitename” on localhost<text:tab/></text:p>
      <text:p text:style-name="P232">-<text:span text:style-name="T220">languages<text:tab/><text:tab/>→ translation files</text:span></text:p>
      <text:p text:style-name="P232">-<text:span text:style-name="T220">modules<text:tab/><text:tab/>→ modules (see module structure for details)</text:span></text:p>
      <text:p text:style-name="P233">-<text:span text:style-name="T220">vendor<text:tab/><text:tab/><text:tab/>→ all 3</text:span><text:span text:style-name="T229">rd</text:span><text:span text:style-name="T220"> party components</text:span></text:p>
      <text:p text:style-name="P233">-<text:span text:style-name="T220">views<text:tab/><text:tab/><text:tab/>→ MVC views</text:span></text:p>
      <text:p text:style-name="P233"><text:tab/>-<text:span text:style-name="T220">all-themes<text:tab/>→ </text:span><text:span text:style-name="T230">stores all themes</text:span></text:p>
      <text:p text:style-name="P235"><text:tab/>-<text:span text:style-name="T220">css<text:tab/><text:tab/>→ </text:span><text:span text:style-name="T230">CSS for the whole framework (not only the current theme), like reset.css</text:span></text:p>
      <text:p text:style-name="P235"><text:tab/>-<text:span text:style-name="T220">current-theme<text:tab/>→ </text:span><text:span text:style-name="T230">fixed directory that stores the current theme</text:span></text:p>
      <text:p text:style-name="P235"><text:tab/>-<text:span text:style-name="T220">fonts<text:tab/><text:tab/>→ </text:span><text:span text:style-name="T230">fonts for the whole framework (not only the current theme)</text:span></text:p>
      <text:p text:style-name="P233"><text:tab/>-<text:span text:style-name="T220">js<text:tab/><text:tab/>→ </text:span><text:span text:style-name="T230">JS library for the whole framework (not only the current theme)</text:span></text:p>
      <text:p text:style-name="P233">.<text:span text:style-name="T220">htaccess<text:tab/><text:tab/>→ </text:span><text:span text:style-name="T231">companion for urlroutercms.php</text:span></text:p>
      <text:p text:style-name="P236">bootstrap_cms_auth.php <text:tab/>→ <text:span text:style-name="T232">= </text:span>bootstrap_cm<text:span text:style-name="T232">s</text:span>.php:, <text:span text:style-name="T233">but </text:span>include<text:span text:style-name="T233">s </text:span><text:span text:style-name="T234">authentication</text:span><text:span text:style-name="T233"> and authorization capabilities.</text:span></text:p>
      <text:p text:style-name="P236">bootstrap_cms.php<text:tab/>→ <text:span text:style-name="T232">= </text:span>bootstrap.php: <text:span text:style-name="T232">but </text:span>include<text:span text:style-name="T232">s</text:span> <text:span text:style-name="T232">extra</text:span> functionality <text:span text:style-name="T232">for CMS </text:span>like file paths for modules.</text:p>
      <text:p text:style-name="P237">bootstrap.php<text:tab/><text:tab/>→ always include bootstrap, bootstrap_cms or bootstrap_cms_auth to boot CMS5</text:p>
      <text:p text:style-name="P238">cronjob.php<text:tab/><text:tab/>→ does housekeeping, like removing old <text:span text:style-name="T235">logfiles</text:span>. Execute file once in a while with a cronjob</text:p>
      <text:p text:style-name="P239">urlroutercms<text:span text:style-name="T220">.php</text:span><text:tab/><text:tab/>→ url router for CMS5. Knows which controllers to call based on URL</text:p>
      <text:p text:style-name="P240"/>
      <text:p text:style-name="P241"/>
      <text:p text:style-name="P237"/>
      <text:p text:style-name="P237"/>
      <text:p text:style-name="P228"/>
      <text:p text:style-name="P228"/>
      <text:h text:style-name="P6" text:outline-level="1"><text:bookmark-start text:name="__RefHeading___Toc2631_1370920561"/>Bootstraps<text:bookmark-end text:name="__RefHeading___Toc2631_1370920561"/></text:h>
      <text:p text:style-name="P242">To boot the framework, include 1 of the bootstrap files.</text:p>
      <text:p text:style-name="P242"/>
      <text:p text:style-name="P242">By having different bootstraps, you can choose the bootstrap with the least “bloat” for your situation.<text:line-break/>This increases performance, by not loading the stuff you don’t need.</text:p>
      <text:p text:style-name="P242"/>
      <text:list text:style-name="L15">
        <text:list-item>
          <text:p text:style-name="P243"><text:span text:style-name="T236">bootstrap.php </text:span><text:span text:style-name="T237"><text:line-break/>Is the leanest bootstrap without any “bloat” of CMS or authentication that you don’t need for the front end of a website</text:span></text:p>
        </text:list-item>
        <text:list-item>
          <text:p text:style-name="P244"><text:span text:style-name="T238">bootstrap_cms.php</text:span><text:span text:style-name="T70"><text:line-break/>This includes bootstrap.php<text:line-break/>This has extra libraries used by the CMS and loads modules .<text:line-break/></text:span><text:span text:style-name="T239">F</text:span><text:span text:style-name="T240">or CMS when you don’t want authentication and authorisation. <text:line-break/>For example when logged out, or in a cronjob, create an account</text:span></text:p>
        </text:list-item>
        <text:list-item>
          <text:p text:style-name="P245">bootstrap_cms_auth,php</text:p>
          <text:p text:style-name="P246"><text:span text:style-name="T104">This includes bootstrap_cms.php.<text:line-break/>This enables you to use the auth() function to manage authorisation in the CMS<text:line-break/></text:span><text:span text:style-name="T241">T</text:span><text:span text:style-name="T242">he $objAuthenticationSystem object is created </text:span><text:span text:style-name="T240">and available to you.<text:line-break/></text:span><text:span text:style-name="T242">$objAuthenticationSystem check</text:span><text:span text:style-name="T243">s</text:span><text:span text:style-name="T242"> automatically for authentication </text:span><text:span text:style-name="T243">(and redirects user to login page </text:span><text:span text:style-name="T240">if not logged in</text:span><text:span text:style-name="T243">).</text:span></text:p>
        </text:list-item>
      </text:list>
      <text:p text:style-name="P247"/>
      <text:h text:style-name="P248" text:outline-level="1"><text:bookmark-start text:name="__RefHeading___Toc2633_1370920561 Copy 2"/>Config files<text:bookmark-end text:name="__RefHeading___Toc2633_1370920561 Copy 2"/></text:h>
      <text:p text:style-name="P249">In the “configs” directory in the CMS you can find the configuration files.</text:p>
      <text:p text:style-name="P250">CMS5 <text:span text:style-name="T244">knows </text:span>multiple <text:span text:style-name="T244">configuration files:</text:span></text:p>
      <text:list text:style-name="L16">
        <text:list-item>
          <text:p text:style-name="P251">1 for the framework and CMS per host. Format: “framework_[host].php”</text:p>
        </text:list-item>
        <text:list-item>
          <text:p text:style-name="P252"><text:span text:style-name="T244">0,1 or multiple for websites: 1 per website per host. Format: “website_[websitename]_[host].php”</text:span><text:line-break/></text:p>
        </text:list-item>
      </text:list>
      <text:p text:style-name="P253">I chose this solution so you can copy systems from development environment to deployment without having to change config files, just another config file is used on another host.</text:p>
      <text:p text:style-name="P253">To delete internal passwords, you only have to delete the proper config file the dev-host.</text:p>
      <text:p text:style-name="P253"/>
      <text:p text:style-name="P253">The config files are <text:span text:style-name="T245">regular PHP files which contain constants.</text:span></text:p>
      <text:p text:style-name="P254">On boot these files are included.</text:p>
      <text:p text:style-name="P254"/>
      <text:p text:style-name="P254">I chose a native PHP config files for 2 reasons:</text:p>
      <text:list text:style-name="L17">
        <text:list-item>
          <text:p text:style-name="P255">speed – there is nothing faster than native PHP</text:p>
        </text:list-item>
        <text:list-item>
          <text:p text:style-name="P256"><text:span text:style-name="T246">security <text:s/>- you can’t accidentally expose passwords </text:span><text:span text:style-name="T247">by typing in the exact url of the config files, </text:span><text:span text:style-name="T246">like </text:span><text:span text:style-name="T247">would be the case </text:span><text:span text:style-name="T246">with CSV or JSON.</text:span></text:p>
        </text:list-item>
      </text:list>
      <text:p text:style-name="P253"/>
      <text:p text:style-name="P254">There are classes to read and write these config files:</text:p>
      <text:list text:style-name="L18">
        <text:list-item>
          <text:p text:style-name="P257"><text:span text:style-name="T246">TConfigFileFramework.php – </text:span><text:span text:style-name="T248">for the framework config file</text:span></text:p>
        </text:list-item>
        <text:list-item>
          <text:p text:style-name="P258">TConfigFileWebsite.php – for a website config file</text:p>
        </text:list-item>
      </text:list>
      <text:p text:style-name="P259">These classes are used in the installer.</text:p>
      <text:p text:style-name="P260">These classes provide defaults <text:span text:style-name="T249">for the most secure settings possible.</text:span></text:p>
      <text:p text:style-name="P261"/>
      <text:p text:style-name="P262">In the installer are 2 config files created:</text:p>
      <text:list text:style-name="L19">
        <text:list-item>
          <text:p text:style-name="P263">one for the framework</text:p>
        </text:list-item>
      </text:list>
      <text:list text:style-name="L20">
        <text:list-item>
          <text:p text:style-name="P264">one for a website</text:p>
        </text:list-item>
      </text:list>
      <text:p text:style-name="P265"/>
      <text:p text:style-name="P266"><text:span text:style-name="T250">E</text:span><text:span text:style-name="T104">ach website needs to include </text:span></text:p>
      <text:list text:style-name="L21">
        <text:list-item>
          <text:p text:style-name="P267">the framework config file </text:p>
        </text:list-item>
        <text:list-item>
          <text:p text:style-name="P267">the config file for their own website</text:p>
        </text:list-item>
      </text:list>
      <text:p text:style-name="P266"/>
      <text:p text:style-name="P268">We can control multiple websites with the CMS.<text:line-break/>For example: 5 websites, with 1 framework.</text:p>
      <text:p text:style-name="P268">But for each website there is a development server and a deployment server.</text:p>
      <text:p text:style-name="P268">So for 5 websites, there will be:</text:p>
      <text:list text:style-name="L22">
        <text:list-item>
          <text:p text:style-name="P269">1 config file for the framework for each server, so 1 x 2 = 2</text:p>
        </text:list-item>
        <text:list-item>
          <text:p text:style-name="P269">1 config file for each website for each server, so 5 x 2 = 10</text:p>
        </text:list-item>
      </text:list>
      <text:p text:style-name="P270"><text:span text:style-name="T104">W</text:span><text:span text:style-name="T251">h</text:span><text:span text:style-name="T104">ich makes the total amount of config files = 12</text:span></text:p>
      <text:p text:style-name="P270"/>
      <text:h text:style-name="Heading_20_2" text:outline-level="2"><text:bookmark-start text:name="__RefHeading___Toc6499_657776424"/>What is stored in the config files?<text:bookmark-end text:name="__RefHeading___Toc6499_657776424"/></text:h>
      <text:list text:style-name="L23">
        <text:list-item>
          <text:p text:style-name="P271">Paths</text:p>
        </text:list-item>
        <text:list-item>
          <text:p text:style-name="P271">database login</text:p>
        </text:list-item>
        <text:list-item>
          <text:p text:style-name="P271">pepper – checksums and encryption in database is randomized with this value</text:p>
        </text:list-item>
        <text:list-item>
          <text:p text:style-name="P271">installation password</text:p>
        </text:list-item>
      </text:list>
      <text:h text:style-name="P272" text:outline-level="1"><text:bookmark-start text:name="__RefHeading___Toc2633_1370920561"/><text:soft-page-break/>Multi language<text:bookmark-end text:name="__RefHeading___Toc2633_1370920561"/></text:h>
      <text:p text:style-name="P273"><text:span text:style-name="T2">The application</text:span> supports </text:p>
      <text:list text:style-name="L24">
        <text:list-item>
          <text:p text:style-name="P274">multiple languages <text:span text:style-name="T2">for the application.<text:line-break/>Texts for the admin panel can be in 1 or more languages</text:span></text:p>
        </text:list-item>
        <text:list-item>
          <text:p text:style-name="P275">management of multiple languages for database tables.<text:line-break/>For example: you can manage a web page in English, Spanish and Dutch.</text:p>
        </text:list-item>
      </text:list>
      <text:p text:style-name="P273"/>
      <text:p text:style-name="P273"><draw:frame draw:style-name="fr1" draw:name="Frame1" text:anchor-type="as-char" draw:z-index="0"><draw:text-box fo:min-height="0cm" fo:min-width="0cm"><text:h text:style-name="P276" text:outline-level="2">Language files</text:h></draw:text-box></draw:frame><text:line-break/><text:span text:style-name="T2">O</text:span><text:span text:style-name="T252">ut of the box </text:span><text:span text:style-name="T2">the default language for the application is English and only English language files are included.</text:span><text:span text:style-name="T252"><text:line-break/>You are free to write your own language files.</text:span></text:p>
      <text:p text:style-name="P277"/>
      <text:p text:style-name="P278">There are multiple language files <text:span text:style-name="T253">for 1 language</text:span>:</text:p>
      <text:list text:style-name="L25">
        <text:list-item>
          <text:p text:style-name="P279"><text:span text:style-name="T254">website: </text:span><text:span text:style-name="T255">1 for each individual website</text:span></text:p>
        </text:list-item>
        <text:list-item>
          <text:p text:style-name="P280"><text:span text:style-name="T256">global</text:span><text:span text:style-name="T104">: global</text:span><text:span text:style-name="T257"> </text:span><text:span text:style-name="T258">applying to </text:span><text:span text:style-name="T104">all websites </text:span><text:span text:style-name="T259">(including CMS)</text:span><text:span text:style-name="T104"><text:line-break/></text:span><text:span text:style-name="T260">Sometimes there are Abstract classes defined that use system translation so they are reusable on all websites.</text:span></text:p>
        </text:list-item>
        <text:list-item>
          <text:p text:style-name="P280"><text:span text:style-name="T9">cms</text:span><text:span text:style-name="T104">: CMS specific translations</text:span></text:p>
        </text:list-item>
        <text:list-item>
          <text:p text:style-name="P280"><text:span text:style-name="T9">module:</text:span><text:span text:style-name="T104"> 1 for each module. </text:span><text:span text:style-name="T250">This allows you to sell a module and include the proper translations for that module.</text:span></text:p>
        </text:list-item>
      </text:list>
      <text:p text:style-name="P281"/>
      <text:p text:style-name="P281">each has its own translation function:</text:p>
      <text:list text:style-name="L26">
        <text:list-item>
          <text:p text:style-name="P282">transw() for websites</text:p>
        </text:list-item>
        <text:list-item>
          <text:p text:style-name="P282">trans<text:span text:style-name="T261">g</text:span>() for <text:span text:style-name="T261">global</text:span></text:p>
        </text:list-item>
        <text:list-item>
          <text:p text:style-name="P282">transcms() for cms</text:p>
        </text:list-item>
        <text:list-item>
          <text:p text:style-name="P282">transm() for modules</text:p>
        </text:list-item>
      </text:list>
      <text:p text:style-name="P281"/>
      <text:p text:style-name="P283"/>
      <text:p text:style-name="P284"><text:span text:style-name="T262">These functions have a </text:span><text:span text:style-name="T263">$sUniqueKey</text:span><text:span text:style-name="T262"> parameter.<text:line-break/>This is a unique key in the internal array in the translation class.<text:line-break/>If this key does not exist in this array, it will be created and automatically written to the language file in question.</text:span></text:p>
      <text:p text:style-name="P283"/>
      <text:p text:style-name="P283">A translation file with default English is automatically generated.<text:line-break/>This was the preferred solution because it has 2 advantages:</text:p>
      <text:list text:style-name="L27">
        <text:list-item>
          <text:p text:style-name="P285">faster coding because you don’t have to keep track of all keys in a separate language file.</text:p>
        </text:list-item>
        <text:list-item>
          <text:p text:style-name="P285">If a translation does not exist (because it is a new feature for example), you always have text in a foreign language, albeit in English.<text:line-break/>(instead of being blank)<text:line-break/></text:p>
        </text:list-item>
      </text:list>
      <text:p text:style-name="P283">This has 1 downside:</text:p>
      <text:list text:style-name="L28">
        <text:list-item>
          <text:p text:style-name="P286">When you want to translate a language file, not all possible translations are in the file.<text:line-break/>(some obscure error message that almost never occur for example)</text:p>
        </text:list-item>
      </text:list>
      <text:p text:style-name="P284"/>
      <text:h text:style-name="Heading_20_3" text:outline-level="3"><text:bookmark-start text:name="__RefHeading___Toc2635_1370920561"/>Layout language files<text:bookmark-end text:name="__RefHeading___Toc2635_1370920561"/></text:h>
      <text:p text:style-name="Standard">Language files are plain .CSV files with 3 columns:</text:p>
      <text:list text:style-name="L29">
        <text:list-item>
          <text:p text:style-name="P287"><text:span text:style-name="T9">unique key </text:span><text:s/>- unique key to identify the translation sentence</text:p>
        </text:list-item>
        <text:list-item>
          <text:p text:style-name="P287"><text:soft-page-break/><text:span text:style-name="T9">default english translation</text:span> <text:s/>- not read by the system, just for you when you translate a language file that you know what the English translation was </text:p>
        </text:list-item>
        <text:list-item>
          <text:p text:style-name="P287"><text:span text:style-name="T9">translation foreign language </text:span><text:s/>- your translation</text:p>
        </text:list-item>
      </text:list>
      <text:p text:style-name="P288"/>
      <text:p text:style-name="P288">example:</text:p>
      <text:p text:style-name="P289">overview_column_sTopic;Topic;<text:span text:style-name="T264">Onderwerp</text:span><text:line-break/>tab_title_submissions_nospam;Contact form submissions;Contact form<text:span text:style-name="T264">ulier</text:span> <text:span text:style-name="T264">berichten</text:span><text:line-break/>tabsheets_module_name_Submissions;Submissions;<text:span text:style-name="T264">Berichten</text:span></text:p>
      <text:p text:style-name="P288"/>
      <text:h text:style-name="Heading_20_2" text:outline-level="2">Multi language database tables</text:h>
      <text:p text:style-name="P290">You can manage items in multiple languages, when functionality is implemented in the module.</text:p>
      <text:p text:style-name="P290"/>
      <text:p text:style-name="P290">For a translations you need 2 database tables:</text:p>
      <text:list text:style-name="L30">
        <text:list-item>
          <text:p text:style-name="P291">table itself representing the <text:span text:style-name="T265">parent </text:span>item. <text:line-break/><text:span text:style-name="T266">You store everything in this table </text:span><text:span text:style-name="T267">(like normal)</text:span><text:span text:style-name="T266">, except language </text:span><text:span text:style-name="T267">specific</text:span> <text:span text:style-name="T267">texts.</text:span><text:line-break/><text:span text:style-name="T268">E</text:span>xample:<text:line-break/><text:tab/><text:span text:style-name="T269">tblWebpages</text:span> (<text:span text:style-name="T269">iID</text:span><text:span text:style-name="T270">, </text:span><text:span text:style-name="T271">sFavIcon, </text:span><text:span text:style-name="T272">iPosition</text:span>)</text:p>
        </text:list-item>
        <text:list-item>
          <text:p text:style-name="P292">table with <text:span text:style-name="T273">only </text:span>the translations for different languages. <text:line-break/>This table stores an id <text:span text:style-name="T274">to</text:span> the primary table, <text:span text:style-name="T275">language id</text:span> <text:span text:style-name="T276">and the texts<text:line-break/></text:span><text:span text:style-name="T268">Example:</text:span><text:line-break/><text:tab/><text:span text:style-name="T269">tblWebpages-</text:span><text:span text:style-name="T277">Languages</text:span> (<text:span text:style-name="T269">iID</text:span>, <text:span text:style-name="T278">iWebpageID</text:span>, <text:span text:style-name="T279">iLanguageID</text:span><text:span text:style-name="T276">, </text:span>sTitle, sBody)</text:p>
        </text:list-item>
      </text:list>
      <text:p text:style-name="P290"/>
      <text:p text:style-name="P293">So, if a webpage is in English, French, German and Dutch:</text:p>
      <text:list text:style-name="L31">
        <text:list-item>
          <text:p text:style-name="P294"><text:span text:style-name="T280">tblWebpages</text:span><text:span text:style-name="T281"> </text:span><text:span text:style-name="T282">has 1 record </text:span><text:span text:style-name="T283">(for the page)</text:span></text:p>
        </text:list-item>
        <text:list-item>
          <text:p text:style-name="P295"><text:span text:style-name="T269">tblWebpages-</text:span><text:span text:style-name="T277">Languages</text:span><text:span text:style-name="T284"> has 4 records </text:span><text:span text:style-name="T285">(for the translations in </text:span><text:span text:style-name="T284">English, French, German and Dutch</text:span><text:span text:style-name="T286">)</text:span></text:p>
        </text:list-item>
      </text:list>
      <text:p text:style-name="P290"><text:span text:style-name="T287"><text:line-break/></text:span>There are 2 approaches you could take <text:span text:style-name="T288">to list and edit records</text:span>:</text:p>
      <text:list text:style-name="L32">
        <text:list-item>
          <text:p text:style-name="P296">model primary, translation secondary<text:line-break/><text:span text:style-name="T104">When you </text:span><text:span text:style-name="T289">list all the webpages, you use the id of </text:span><text:span text:style-name="T290">tblWebpages</text:span><text:span text:style-name="T104"> </text:span><text:span text:style-name="T289">to edit or delete items.</text:span></text:p>
        </text:list-item>
        <text:list-item>
          <text:p text:style-name="P297"><text:span text:style-name="T9">translation primary, model secondary<text:line-break/></text:span><text:span text:style-name="T104">When you </text:span><text:span text:style-name="T289">list all the webpages, you use the id of </text:span><text:span text:style-name="T290">tblWebpages-</text:span><text:span text:style-name="T291">Languages</text:span><text:span text:style-name="T104"> </text:span><text:span text:style-name="T289">to edit or delete specific translations</text:span></text:p>
        </text:list-item>
      </text:list>
      <text:p text:style-name="P298"><text:line-break/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99"/>
          </table:table-cell>
          <table:table-cell table:style-name="Table4.A1" office:value-type="string">
            <text:p text:style-name="P299"><text:span text:style-name="T292">Primary: </text:span>model<text:line-break/><text:span text:style-name="T292">Secondary: </text:span>translation</text:p>
          </table:table-cell>
          <table:table-cell table:style-name="Table4.C1" office:value-type="string">
            <text:p text:style-name="P299"><text:span text:style-name="T292">Primary: </text:span>translation<text:line-break/><text:span text:style-name="T292">Secondary: </text:span>model</text:p>
          </table:table-cell>
        </table:table-row>
        <table:table-row>
          <table:table-cell table:style-name="Table4.A2" office:value-type="string">
            <text:p text:style-name="P300">deleting</text:p>
          </table:table-cell>
          <table:table-cell table:style-name="Table4.A2" office:value-type="string">
            <text:p text:style-name="P301">Easier<text:line-break/>deletes all translations at once</text:p>
          </table:table-cell>
          <table:table-cell table:style-name="Table4.C2" office:value-type="string">
            <text:p text:style-name="P302">Hard<text:span text:style-name="T293">er</text:span><text:line-break/><text:span text:style-name="T293">How to delete parent model?<text:line-break/></text:span><text:span text:style-name="T294">You can have <text:s/>a parent without children</text:span></text:p>
          </table:table-cell>
        </table:table-row>
        <table:table-row>
          <table:table-cell table:style-name="Table4.A2" office:value-type="string">
            <text:p text:style-name="P300">creating</text:p>
          </table:table-cell>
          <table:table-cell table:style-name="Table4.A2" office:value-type="string">
            <text:p text:style-name="P301">easier</text:p>
          </table:table-cell>
          <table:table-cell table:style-name="Table4.C2" office:value-type="string">
            <text:p text:style-name="P303"><text:span text:style-name="T294">VERY </text:span>Hard<text:line-break/>H<text:span text:style-name="T295">ow do you select </text:span><text:span text:style-name="T296">parent</text:span><text:span text:style-name="T295"> model for </text:span><text:span text:style-name="T296">the same page but different translation </text:span><text:span text:style-name="T297">in a user friendly way</text:span><text:span text:style-name="T295">?</text:span></text:p>
          </table:table-cell>
        </table:table-row>
        <table:table-row>
          <table:table-cell table:style-name="Table4.A2" office:value-type="string">
            <text:p text:style-name="P304">Positions &amp; tree hierarchy</text:p>
          </table:table-cell>
          <table:table-cell table:style-name="Table4.A2" office:value-type="string">
            <text:p text:style-name="P301">Easier<text:line-break/><text:soft-page-break/><text:span text:style-name="T298">You store position once</text:span></text:p>
          </table:table-cell>
          <table:table-cell table:style-name="Table4.C2" office:value-type="string">
            <text:p text:style-name="P303">Hard<text:span text:style-name="T298">er</text:span><text:line-break/><text:soft-page-break/><text:span text:style-name="T298">Y</text:span>ou manage that for <text:span text:style-name="T298">every</text:span> <text:span text:style-name="T299">language</text:span></text:p>
          </table:table-cell>
        </table:table-row>
        <table:table-row>
          <table:table-cell table:style-name="Table4.A2" office:value-type="string">
            <text:p text:style-name="P304">List <text:span text:style-name="T293">all pages for a </text:span>language</text:p>
          </table:table-cell>
          <table:table-cell table:style-name="Table4.A2" office:value-type="string">
            <text:p text:style-name="P305">not</text:p>
          </table:table-cell>
          <table:table-cell table:style-name="Table4.C2" office:value-type="string">
            <text:p text:style-name="P303">easy</text:p>
          </table:table-cell>
        </table:table-row>
        <table:table-row>
          <table:table-cell table:style-name="Table4.A2" office:value-type="string">
            <text:p text:style-name="P304">Quickly edit a specific language</text:p>
          </table:table-cell>
          <table:table-cell table:style-name="Table4.A2" office:value-type="string">
            <text:p text:style-name="P305">Not<text:line-break/><text:span text:style-name="T293">Open detail screen and select language</text:span></text:p>
          </table:table-cell>
          <table:table-cell table:style-name="Table4.C2" office:value-type="string">
            <text:p text:style-name="P303">easy</text:p>
          </table:table-cell>
        </table:table-row>
        <table:table-row>
          <table:table-cell table:style-name="Table4.A2" office:value-type="string">
            <text:p text:style-name="P304">when switching default application language to a language that is just added.<text:line-break/>What is shown in list?</text:p>
          </table:table-cell>
          <table:table-cell table:style-name="Table4.A2" office:value-type="string">
            <text:p text:style-name="P306"><text:span text:style-name="T300">n</text:span><text:span text:style-name="T301">othing is shown, unless you do a left join</text:span></text:p>
          </table:table-cell>
          <table:table-cell table:style-name="Table4.C2" office:value-type="string">
            <text:p text:style-name="P303">easy</text:p>
          </table:table-cell>
        </table:table-row>
        <table:table-row>
          <table:table-cell table:style-name="Table4.A2" office:value-type="string">
            <text:p text:style-name="P307">Which records are not translated yet in a specific language?</text:p>
          </table:table-cell>
          <table:table-cell table:style-name="Table4.A2" office:value-type="string">
            <text:p text:style-name="P308">With left join</text:p>
          </table:table-cell>
          <table:table-cell table:style-name="Table4.C2" office:value-type="string">
            <text:p text:style-name="P303">Hard</text:p>
          </table:table-cell>
        </table:table-row>
        <table:table-row>
          <table:table-cell table:style-name="Table4.A2" office:value-type="string">
            <text:p text:style-name="P309">ID used in list/detail screen</text:p>
          </table:table-cell>
          <table:table-cell table:style-name="Table4.A2" office:value-type="string">
            <text:p text:style-name="P310">ID of parent model</text:p>
          </table:table-cell>
          <table:table-cell table:style-name="Table4.C2" office:value-type="string">
            <text:p text:style-name="P311">ID of translation</text:p>
          </table:table-cell>
        </table:table-row>
      </table:table>
      <text:p text:style-name="P228"/>
      <text:p text:style-name="P228"><text:tab/></text:p>
      <text:p text:style-name="P312"><text:span text:style-name="T302">Chosen method: </text:span>model primary, translation secondary</text:p>
      <text:p text:style-name="P313"><text:span text:style-name="T303">The downsides seem to be workable and the upsides plenty.<text:line-break/></text:span><text:span text:style-name="T304">The other way around: are plenty of very nasty obstacles.</text:span></text:p>
      <text:h text:style-name="P6" text:outline-level="1"><text:bookmark-start text:name="__RefHeading___Toc6501_657776424"/>Multi Site<text:bookmark-end text:name="__RefHeading___Toc6501_657776424"/></text:h>
      <text:p text:style-name="P314"/>
      <text:p text:style-name="P314">CMS5 is built from the ground up with capabilities to manage multiple websites in different configurations:</text:p>
      <text:list text:style-name="L33">
        <text:list-item>
          <text:p text:style-name="P315"><text:span text:style-name="T305">On the same host (=the same server) <text:s/>→ </text:span><text:span text:style-name="T306">recommended</text:span></text:p>
        </text:list-item>
        <text:list-item>
          <text:p text:style-name="P316">On a different host (=another server), with a couple of caveats:</text:p>
          <text:list>
            <text:list-item>
              <text:p text:style-name="P317"><text:span text:style-name="T307">T</text:span><text:span text:style-name="T70">he CMS needs to be present on every server.<text:line-break/>This is because the CMS contains the programming libraries that </text:span><text:span text:style-name="T307">each</text:span><text:span text:style-name="T70"> websites use</text:span><text:span text:style-name="T307">s</text:span><text:span text:style-name="T70">.</text:span></text:p>
            </text:list-item>
            <text:list-item>
              <text:p text:style-name="P316">On other hosts, you are not able to upload files, only the webserver that is appointed as the CDN (Content Delivery Network)</text:p>
            </text:list-item>
            <text:list-item>
              <text:p text:style-name="P317">The other webservers need to be able to connect to the central database</text:p>
            </text:list-item>
          </text:list>
        </text:list-item>
      </text:list>
      <text:p text:style-name="P314"/>
      <text:p text:style-name="P314">Noteworthy:</text:p>
      <text:list text:style-name="L34">
        <text:list-item>
          <text:p text:style-name="P318">The database is central and used by all websites</text:p>
        </text:list-item>
        <text:list-item>
          <text:p text:style-name="P318">The file uploads are central and used by all website<text:span text:style-name="T308">s</text:span></text:p>
        </text:list-item>
      </text:list>
      <text:p text:style-name="P314"/>
      <text:p text:style-name="P319">To add a new website:</text:p>
      <text:list text:style-name="L35">
        <text:list-item>
          <text:p text:style-name="P320">make sure to install CMS5 first</text:p>
        </text:list-item>
        <text:list-item>
          <text:p text:style-name="P321">in the CMS: go to: “websites” and add a new website</text:p>
        </text:list-item>
        <text:list-item>
          <text:p text:style-name="P320">copy files for the new website to the appropriate directory on the host for that website</text:p>
        </text:list-item>
        <text:list-item>
          <text:p text:style-name="P320">make sure to include the framework config file: [dir]/application/configs/framework_[host].php in <text:span text:style-name="T309">the</text:span> bootstrap file <text:span text:style-name="T309">of your site.</text:span></text:p>
        </text:list-item>
        <text:list-item>
          <text:p text:style-name="P320">create new config files for the new website (by copy/pasting the existing website_defaultsite_[host].php).</text:p>
          <text:list>
            <text:list-item>
              <text:p text:style-name="P320">Don’t forget to include multiple config file variants for different environments (dev/deployment).</text:p>
            </text:list-item>
          </text:list>
        </text:list-item>
        <text:list-item>
          <text:p text:style-name="P320">give the config files proper names for your own reference so you know in the future for which website the config file is.</text:p>
        </text:list-item>
        <text:list-item>
          <text:p text:style-name="P320">adjust the values in the new config files</text:p>
        </text:list-item>
        <text:list-item>
          <text:p text:style-name="P320">make sure to include the website config file in <text:span text:style-name="T309">the </text:span>bootstrap file <text:span text:style-name="T309">of the site</text:span></text:p>
        </text:list-item>
      </text:list>
      <text:p text:style-name="P314"/>
      <text:p text:style-name="P314"/>
      <text:p text:style-name="P314"/>
      <text:p text:style-name="P227"/>
      <text:h text:style-name="Heading_20_1" text:outline-level="1"><text:bookmark-start text:name="__RefHeading___Toc1659_2312667402"/>Important classes<text:bookmark-end text:name="__RefHeading___Toc1659_2312667402"/></text:h>
      <text:h text:style-name="P322" text:outline-level="2"><text:bookmark-start text:name="__RefHeading___Toc1661_2312667402"/>TDBConnection / TDBPreparedStatement / TDBResultset<text:bookmark-end text:name="__RefHeading___Toc1661_2312667402"/></text:h>
      <text:p text:style-name="Standard">The ide<text:span text:style-name="T310">a is to create database connections independent of the database it’s connecting to.</text:span></text:p>
      <text:p text:style-name="P323">Whether it is MySQL, MariaDB, MS SQL Server, MS Access, Dbase, PostGreSQL, Oracle, SyBase, DB2, FireBird or SQLite.<text:line-break/>The MySQL classes are included with the framework, but connecting to a different database is inheriting TDBConnection, TDBPreparedStatement and TDBResultset and writing one for the database you want to connect to <text:span text:style-name="T9">without having to rewrite any </text:span><text:span text:style-name="T311">SQL queries in modules</text:span><text:span text:style-name="T9"> to handle difference</text:span><text:span text:style-name="T312">s</text:span><text:span text:style-name="T9"> in SQL dialect.</text:span></text:p>
      <text:p text:style-name="P323"><text:span text:style-name="T9"><text:line-break/></text:span><text:span text:style-name="T104">For example: Access doesn’t support the MySQL “limit”-command, but it supports the “Top”-command </text:span><text:span text:style-name="T313">with a slightly different syntax.</text:span><text:span text:style-name="T104"><text:line-break/></text:span><text:span text:style-name="T313">Implement that into the child of</text:span><text:span text:style-name="T104"> TDBPreparedStatement.</text:span></text:p>
      <text:p text:style-name="P324"/>
      <text:p text:style-name="P325"><text:span text:style-name="T104">TDBPreparedStatement </text:span><text:span text:style-name="T313">supports a query builder which </text:span><text:span text:style-name="T314">reads data from Tmodel.<text:line-break/></text:span><text:span text:style-name="T315">Although </text:span><text:span text:style-name="T104">TDBPreparedStatement </text:span><text:span text:style-name="T315">supports giving it direct SQL commands </text:span><text:span text:style-name="T316">(and prepared statements, hence the name)</text:span><text:span text:style-name="T315">, it highly recommended to use the Tmodel-approach instead to ensure database independence </text:span><text:span text:style-name="T317">for referential databases (not object oriented databases).</text:span></text:p>
      <text:h text:style-name="Heading_20_2" text:outline-level="2"><text:bookmark-start text:name="__RefHeading___Toc1663_2312667402"/>T<text:span text:style-name="T185">Sys</text:span><text:span text:style-name="T310">M</text:span>odel<text:bookmark-end text:name="__RefHeading___Toc1663_2312667402"/></text:h>
      <text:p text:style-name="P326">T<text:span text:style-name="T318">M</text:span>odel represents a table in the database is probably at the heart of CMS <text:span text:style-name="T319">5.</text:span></text:p>
      <text:p text:style-name="P327"><text:span text:style-name="T319">Although it functions as 1 table, it is also doubles as a resultset for a database query.<text:line-break/>Meaning that there can be values of multiple tables in 1 T</text:span><text:span text:style-name="T165">SysM</text:span><text:span text:style-name="T319">odel-child when other database tables are joined with each other.<text:line-break/>The current table is represented internally with ‘’ (</text:span><text:span text:style-name="T165">empty)</text:span><text:span text:style-name="T319"> </text:span><text:span text:style-name="T165">as key in data array</text:span><text:span text:style-name="T319">, and external tables are representen</text:span><text:span text:style-name="T320">ted</text:span><text:span text:style-name="T319"> with their table name.<text:line-break/></text:span></text:p>
      <text:p text:style-name="P328">T<text:span text:style-name="T321">SysM</text:span>odel classes can save, update, delete and create database records <text:s/><text:span text:style-name="T322">for the current table </text:span>in collaboration with TDBPreparedStatement.<text:line-break/><text:span text:style-name="T323">Although there can be data of multiple tables in 1 Tmodel, you can </text:span><text:span text:style-name="T324">not</text:span><text:span text:style-name="T323"> </text:span><text:span text:style-name="T325">save, delete, </text:span><text:span text:style-name="T323">update or create records of external tables, use the Tmodel for those tables </text:span><text:span text:style-name="T326">for that.</text:span></text:p>
      <text:p text:style-name="P328"/>
      <text:p text:style-name="P329">The idea is <text:span text:style-name="T321">to have a SQL-less and </text:span>database independen<text:span text:style-name="T321">t class that is safe for SQL injections.<text:line-break/>It is also meant to program simple</text:span> database queries as fast a possible.</text:p>
      <text:p text:style-name="P328"/>
      <text:p text:style-name="P329">T<text:span text:style-name="T327">SysM</text:span>odel covers a lot of use cases, including different types of joins, referencing other database tables and subqueries.</text:p>
      <text:p text:style-name="P329">But regretfully it struggles with complex queries (in terms of flexibilty) and in those cases isn’t convenient to work with.</text:p>
      <text:p text:style-name="P330"><text:line-break/><text:span text:style-name="T328">An example of convenience: creating a database record has the same syntax as updating one.<text:line-break/>T</text:span><text:span text:style-name="T329">SysM</text:span><text:span text:style-name="T328">odel will figure out if it is a new record (using an “insert”-statement) or an existing one (using an “update”-statement).</text:span></text:p>
      <text:p text:style-name="P329"/>
      <text:p text:style-name="P329"><text:soft-page-break/>Field names are declared as constants at the top of a T<text:span text:style-name="T330">SysM</text:span>odel child class.<text:line-break/>This to ensure if ever <text:span text:style-name="T331">change </text:span>a database-field name in the database, you only have to change it in one pla<text:span text:style-name="T332">ce.</text:span></text:p>
      <text:p text:style-name="P329"/>
      <text:h text:style-name="Heading_20_3" text:outline-level="3"><text:bookmark-start text:name="__RefHeading___Toc6503_657776424"/>Getters and setters<text:bookmark-end text:name="__RefHeading___Toc6503_657776424"/></text:h>
      <text:p text:style-name="P331">By default:</text:p>
      <text:list text:style-name="L36">
        <text:list-item>
          <text:p text:style-name="P332">The <text:s/>→get(fieldname) function will get the contents of a field.</text:p>
        </text:list-item>
        <text:list-item>
          <text:p text:style-name="P332">The <text:s/>→set(fieldname, value) function will set the contents of a field.</text:p>
        </text:list-item>
      </text:list>
      <text:p text:style-name="P333">But for programming convenience adding more descriptive getters and setters is adviced, like: getName() and setName().<text:line-break/><text:span text:style-name="T333">You can also hide some extra logic in those dedicated getters and setters, like for example setting multiple values at once with 1 setter.</text:span></text:p>
      <text:p text:style-name="P333"/>
      <text:h text:style-name="Heading_20_3" text:outline-level="3"><text:bookmark-start text:name="__RefHeading___Toc6505_657776424"/>Encryption<text:bookmark-end text:name="__RefHeading___Toc6505_657776424"/></text:h>
      <text:p text:style-name="P333">T<text:span text:style-name="T333">SysM</text:span>odel has integrated 2 way encryption <text:span text:style-name="T333">by default.</text:span><text:line-break/>The only thing to enable that is to declare a constant in the class with the pass-phrase for <text:span text:style-name="T334">that field for</text:span> the encryption algorithm and define the encryption algorithm.</text:p>
      <text:p text:style-name="P333">Encrypting is as easy as calling get() and set with an extra parameter set to true (default = false, non-encrypted).</text:p>
      <text:p text:style-name="P333"/>
      <text:h text:style-name="Heading_20_3" text:outline-level="3"><text:bookmark-start text:name="__RefHeading___Toc6507_657776424"/>IP addresses<text:bookmark-end text:name="__RefHeading___Toc6507_657776424"/></text:h>
      <text:p text:style-name="P334">TSysModel has standard support for automatically converting IPv4 and IPv6 IP addressess into a binary representation.<text:line-break/>This binary representation allows for faster searching in the database than strings ever could.</text:p>
      <text:p text:style-name="P334"/>
      <text:h text:style-name="Heading_20_3" text:outline-level="3"><text:bookmark-start text:name="__RefHeading___Toc6509_657776424"/>Dates<text:bookmark-end text:name="__RefHeading___Toc6509_657776424"/></text:h>
      <text:p text:style-name="P334">TSysModel has standard support for the TDateTime format.</text:p>
      <text:p text:style-name="P333"/>
      <text:p text:style-name="P333"/>
      <text:p text:style-name="P335"/>
      <text:h text:style-name="Heading_20_1" text:outline-level="1"><text:bookmark-start text:name="__RefHeading___Toc1665_2312667402"/>Modules<text:bookmark-end text:name="__RefHeading___Toc1665_2312667402"/></text:h>
      <text:p text:style-name="P336"/>
      <text:p text:style-name="P336">Modules in CMS5 need to be plug-and-play self sustained.<text:line-break/><text:span text:style-name="T335">Meaning that it manages its </text:span><text:span text:style-name="T336">own </text:span><text:span text:style-name="T335">database tables.</text:span></text:p>
      <text:p text:style-name="P337"/>
      <text:p text:style-name="P337">There can be dependencies on other modules, but the system does not lean on any module to function <text:span text:style-name="T336">(system modules are the exception, see “system modules”).</text:span></text:p>
      <text:p text:style-name="P338">The user is able to install and uninstall modules without having the fear of breaking crucial system operation.</text:p>
      <text:h text:style-name="Heading_20_2" text:outline-level="2"><text:bookmark-start text:name="__RefHeading___Toc2637_1370920561"/>Module Type<text:span text:style-name="T337">s</text:span><text:bookmark-end text:name="__RefHeading___Toc2637_1370920561"/></text:h>
      <text:p text:style-name="P339">There are 3 module types:</text:p>
      <text:list text:style-name="L37">
        <text:list-item>
          <text:p text:style-name="P340">regular – normal modules. <text:span text:style-name="T338">This is </text:span><text:span text:style-name="T339">the </text:span><text:span text:style-name="T338">default.</text:span></text:p>
        </text:list-item>
        <text:list-item>
          <text:p text:style-name="P340">system – <text:span text:style-name="T337">same as regular, but </text:span>modules that can’t be removed, because <text:span text:style-name="T340">it would break the</text:span> <text:span text:style-name="T341">system</text:span></text:p>
        </text:list-item>
        <text:list-item>
          <text:p text:style-name="P340">pagebuilder – modules that create html pages</text:p>
        </text:list-item>
      </text:list>
      <text:p text:style-name="P339"/>
      <text:p text:style-name="P341"><text:span text:style-name="T342">When inheriting TModuleAbstract, create the function to return the type </text:span><text:span text:style-name="T335">T</text:span><text:span text:style-name="T342">M</text:span><text:span text:style-name="T335">oduleAbstract::getModuleType().</text:span></text:p>
      <text:p text:style-name="P342"/>
      <text:h text:style-name="Heading_20_3" text:outline-level="3"><text:bookmark-start text:name="__RefHeading___Toc1667_2312667402"/>System modules<text:bookmark-end text:name="__RefHeading___Toc1667_2312667402"/></text:h>
      <text:p text:style-name="P343">System modules are modules that allow basic operation of CMS5.</text:p>
      <text:p text:style-name="P343"/>
      <text:p text:style-name="P343">Examples of system modules are: countries, currencies, users, user accounts etc.</text:p>
      <text:p text:style-name="P343">Examples of non-system modules are: blog, pages, invoices, products etc.</text:p>
      <text:p text:style-name="P343"/>
      <text:p text:style-name="P343">The basic functionality of the system modules is an integral part of CMS5, and thus classes included in the “classes” directory for example.<text:line-break/>The existence is assumed without checking anything.</text:p>
      <text:p text:style-name="P343">It can not be removed without breaking the system.</text:p>
      <text:p text:style-name="P343"/>
      <text:p text:style-name="P343">Although the <text:span text:style-name="T343">GUI</text:span> doesn’t allow you to uninstall system modules, technically you could delete the directories of these modules with FTP or File Explorer.</text:p>
      <text:p text:style-name="P343">It still wouldn’t break the system!<text:line-break/><text:span text:style-name="T129">This is by design!</text:span></text:p>
      <text:p text:style-name="P343"/>
      <text:p text:style-name="P344"><text:span text:style-name="T344">If you would remove as system module, you would remove </text:span><text:span text:style-name="T345">only </text:span><text:span text:style-name="T344">the management opportunity </text:span><text:span text:style-name="T345">in the GUI.</text:span></text:p>
      <text:list text:style-name="L38">
        <text:list-item>
          <text:p text:style-name="P345"><text:span text:style-name="T346">System modules:</text:span><text:span text:style-name="T345"> <text:line-break/>All the database-models and business logic to cripple-the-system is stored in the system directories. <text:line-break/>All the business logic and GUI to manage system modules (that wouldn’t cripple the system) is stored in the module directory.<text:line-break/><text:line-break/></text:span><text:span text:style-name="T347">For example:<text:line-break/></text:span><text:soft-page-break/><text:span text:style-name="T347">If you would delete the users module, you would remove the ability to delete and add users via the GUI.<text:line-break/>However, you would not the ability for users to login in, because everything needed is stored in the system directories.<text:line-break/></text:span></text:p>
        </text:list-item>
        <text:list-item>
          <text:p text:style-name="P345"><text:span text:style-name="T346">Non-system modules: </text:span><text:span text:style-name="T345"><text:line-break/></text:span><text:span text:style-name="T348">Everything</text:span><text:span text:style-name="T349"> needed for the module is stored in the module directory, unless it is a dependency on another module.<text:line-break/>Removing the module would result in </text:span><text:span text:style-name="T350">everything</text:span><text:span text:style-name="T349"> (!!!) being removed from the system.<text:line-break/>Nothing is left behind: no files, no settings … </text:span><text:span text:style-name="T350">nothing, no exception</text:span><text:span text:style-name="T349">!</text:span></text:p>
          <text:p text:style-name="P346"/>
        </text:list-item>
      </text:list>
      <text:h text:style-name="P347" text:outline-level="2"><text:bookmark-start text:name="__RefHeading___Toc1669_2312667402"/>Module state<text:bookmark-end text:name="__RefHeading___Toc1669_2312667402"/></text:h>
      <text:p text:style-name="P348">A module can have 3 states:</text:p>
      <text:p text:style-name="P348"/>
      <text:list text:style-name="L39">
        <text:list-item>
          <text:p text:style-name="P349"><text:span text:style-name="T9">non existing</text:span>: no files are present in the modules directo<text:span text:style-name="T351">r</text:span>y</text:p>
        </text:list-item>
        <text:list-item>
          <text:p text:style-name="P349"><text:span text:style-name="T9">uninstalled</text:span>: files existing in module directory</text:p>
        </text:list-item>
        <text:list-item>
          <text:p text:style-name="P349"><text:span text:style-name="T9">installed</text:span>: <text:span text:style-name="T351">the module is registered in the database </text:span><text:span text:style-name="T352">in</text:span><text:span text:style-name="T351">:</text:span></text:p>
          <text:list>
            <text:list-item>
              <text:p text:style-name="P350">modules table</text:p>
            </text:list-item>
            <text:list-item>
              <text:p text:style-name="P350">settings table</text:p>
            </text:list-item>
            <text:list-item>
              <text:p text:style-name="P350">permissions table</text:p>
            </text:list-item>
          </text:list>
        </text:list-item>
      </text:list>
      <text:p text:style-name="P348"/>
      <text:h text:style-name="Heading_20_2" text:outline-level="2"><text:bookmark-start text:name="__RefHeading___Toc2639_1370920561"/>Module classes<text:bookmark-end text:name="__RefHeading___Toc2639_1370920561"/></text:h>
      <text:p text:style-name="P351">There are 2 classes that represent a module:</text:p>
      <text:list text:style-name="L40">
        <text:list-item>
          <text:p text:style-name="P352">TModuleAbstract child → this is the business logic of a module, which is found in the root of a module. This has to have the same file and class name as the module.<text:line-break/>This class returns </text:p>
          <text:list>
            <text:list-item>
              <text:p text:style-name="P352">the module type</text:p>
            </text:list-item>
            <text:list-item>
              <text:p text:style-name="P352">the module permissions to be registered</text:p>
            </text:list-item>
            <text:list-item>
              <text:p text:style-name="P353">the category in the menu</text:p>
            </text:list-item>
            <text:list-item>
              <text:p text:style-name="P353">the TSysModels used by the module (so they can be created on install and removed on uninstall)</text:p>
            </text:list-item>
          </text:list>
        </text:list-item>
        <text:list-item>
          <text:p text:style-name="P352">TSysModel child <text:s/>-&gt; this is the representation of the module in the database</text:p>
        </text:list-item>
      </text:list>
      <text:p text:style-name="P351"/>
      <text:h text:style-name="Heading_20_2" text:outline-level="2"><text:bookmark-start text:name="__RefHeading___Toc1671_2312667402"/>Installing and uninstalling modules<text:bookmark-end text:name="__RefHeading___Toc1671_2312667402"/></text:h>
      <text:p text:style-name="P354">When you want to install a module, you can copy the module files in the module directory.<text:line-break/><text:span text:style-name="T353">This doesn’t mean it is installed (aka registered in database)!<text:line-break/>Therefore you need to register it in the database.</text:span></text:p>
      <text:p text:style-name="P354"/>
      <text:p text:style-name="P355">TModuleAbstract::installModule() takes care of installing a module.<text:line-break/>It will create the settings and permissions you need for the module.<text:line-break/><text:line-break/>TModuleAbstract::uninstallModule() functions take care of uninstalling a module database).<text:line-break/>It will delete the settings and permissions you used for the module.</text:p>
      <text:p text:style-name="P355">It can also delete the files from disk (optional parameter).</text:p>
      <text:p text:style-name="P348"/>
      <text:p text:style-name="P355"><text:soft-page-break/>The modules module (yeah that exists) GUI also allows you to install and uninstall a module.<text:line-break/>This is the easiest way for the user.</text:p>
      <text:p text:style-name="P355">To install: the user can upload a .ZIP file with all the module files, which is automatically extracted.</text:p>
      <text:p text:style-name="P355"/>
      <text:h text:style-name="Heading_20_2" text:outline-level="2"><text:bookmark-start text:name="__RefHeading___Toc1673_2312667402"/><text:span text:style-name="T220">Directory structure </text:span>of a module<text:bookmark-end text:name="__RefHeading___Toc1673_2312667402"/></text:h>
      <text:p text:style-name="P356">All modules live in the “modules” folder in the root of CMS5.</text:p>
      <text:p text:style-name="P356">This folder contains subfolders:</text:p>
      <text:p text:style-name="P356"/>
      <text:p text:style-name="P357">-modules</text:p>
      <text:p text:style-name="P358"><text:tab/>-moduleA<text:tab/><text:tab/>→ <text:span text:style-name="T354">internal module name</text:span></text:p>
      <text:p text:style-name="P359"><text:tab/><text:tab/>-controllers<text:tab/>→ <text:span text:style-name="T355">stores database models (MV</text:span><text:span text:style-name="T356">C</text:span><text:span text:style-name="T355"> </text:span><text:span text:style-name="T357">C</text:span><text:span text:style-name="T358">ontroller</text:span><text:span text:style-name="T355">)</text:span></text:p>
      <text:p text:style-name="P359"><text:tab/><text:tab/>-languages<text:tab/>→ <text:span text:style-name="T355">stores language files</text:span></text:p>
      <text:p text:style-name="P359"><text:tab/><text:tab/>-lib <text:tab/><text:tab/>→ <text:span text:style-name="T355">if you want to define extra php functions</text:span></text:p>
      <text:p text:style-name="P359"><text:tab/><text:tab/>-models <text:tab/><text:tab/>→ <text:span text:style-name="T355">stores database models (MVC </text:span><text:span text:style-name="T357">M</text:span><text:span text:style-name="T355">odel)</text:span></text:p>
      <text:p text:style-name="P360"><text:span text:style-name="T355"><text:tab/><text:tab/>-</text:span><text:span text:style-name="T359">Views<text:tab/></text:span><text:span text:style-name="T355"> <text:tab/>→ stores database models (MVC </text:span><text:span text:style-name="T357">V</text:span><text:span text:style-name="T358">iews</text:span><text:span text:style-name="T355">)</text:span></text:p>
      <text:p text:style-name="P359"><text:tab/><text:tab/><text:tab/>-templates → <text:span text:style-name="T355">stores php templates</text:span></text:p>
      <text:p text:style-name="P361"><text:tab/><text:tab/><text:tab/>-images<text:tab/>→ stores images</text:p>
      <text:p text:style-name="P360"><text:span text:style-name="T355"><text:tab/><text:tab/><text:tab/>-</text:span><text:span text:style-name="T359">JS<text:tab/>→ </text:span><text:span text:style-name="T360">Javascripts of module</text:span></text:p>
      <text:p text:style-name="P360"><text:span text:style-name="T359"><text:tab/><text:tab/><text:tab/>-CSS<text:tab/>→ </text:span><text:span text:style-name="T360">CSS of module</text:span></text:p>
      <text:p text:style-name="P357"><text:tab/><text:tab/>moduleA.php <text:s/><text:tab/>→ module class inherited from TModuleAbstract → <text:span text:style-name="T361">matches</text:span> folder <text:span text:style-name="T361">name</text:span></text:p>
      <text:p text:style-name="P357"><text:tab/><text:tab/>index.php <text:tab/>→ <text:span text:style-name="T361">header-redirects to first controller in module</text:span></text:p>
      <text:h text:style-name="Heading_20_2" text:outline-level="2"><text:bookmark-start text:name="__RefHeading___Toc2915_3924715771"/>Starting a module<text:bookmark-end text:name="__RefHeading___Toc2915_3924715771"/></text:h>
      <text:p text:style-name="P362">To run a module in the browser, you click on the menu on the left.</text:p>
      <text:p text:style-name="P362">This points to the root of the module directory, which is automatically is picked up by index.php.</text:p>
      <text:p text:style-name="P362">Index.php redirects to first controller in the module.</text:p>
      <text:p text:style-name="P362"/>
      <text:p text:style-name="P362">This is done because:</text:p>
      <text:list text:style-name="L41">
        <text:list-item>
          <text:p text:style-name="P363"><text:span text:style-name="T362">then there is always a index.php for security reasons. <text:line-break/></text:span><text:span text:style-name="T363">(users can’t look into the directory structure by accident)</text:span></text:p>
        </text:list-item>
        <text:list-item>
          <text:p text:style-name="P364">It is very user-friendly: type in the name of the module and you’ll arrive at the right controller</text:p>
        </text:list-item>
        <text:list-item>
          <text:p text:style-name="P365"><text:span text:style-name="T70">then you don’t have to instantiate every… single ....module-</text:span><text:span text:style-name="T364">class</text:span><text:span text:style-name="T70"> to request what its first controller is.<text:line-break/>Instantiating </text:span><text:span text:style-name="T365">classes</text:span><text:span text:style-name="T70"> is very slow in PHP, so I want to avoid that as much as possible.<text:line-break/></text:span><text:span text:style-name="T365">When you have 20 modules, </text:span><text:span text:style-name="T366">there are</text:span><text:span text:style-name="T365"> have 20 class objects with 20 parent classes.<text:line-break/></text:span><text:span text:style-name="T367">So 40 files that</text:span><text:span text:style-name="T365"> ALL have to be included, checked, </text:span><text:span text:style-name="T367">run </text:span><text:span text:style-name="T365"><text:s/>… for just 1 piece of information.<text:line-break/></text:span><text:span text:style-name="T368">This is on top of all other classes that REALLY have to be instantiated for 1 page.</text:span></text:p>
        </text:list-item>
      </text:list>
      <text:p text:style-name="P356"/>
      <text:h text:style-name="Heading_20_2" text:outline-level="2"><text:bookmark-start text:name="__RefHeading___Toc1675_2312667402"/>Naming<text:bookmark-end text:name="__RefHeading___Toc1675_2312667402"/></text:h>
      <text:p text:style-name="P356">Let’s assume our module is named “moduleA”, this is the internal name.</text:p>
      <text:p text:style-name="P356">You are able to define a language specific name <text:span text:style-name="T369">in the language files (in the folder “languages”).</text:span></text:p>
      <text:p text:style-name="P366"><text:span text:style-name="T369">With </text:span><text:span text:style-name="T353">TModuleAbstract::</text:span>getNameDefault<text:span text:style-name="T369">() you can return a default name that is used by default when you don’t specify anything in the language files.</text:span></text:p>
      <text:p text:style-name="P366"/>
      <text:p text:style-name="P367">The internal name is visible in the url, but nowhere else in the GUI.</text:p>
      <text:p text:style-name="P367">So if you want to make pretty urls for Google, it is wise to give your module a nice name.</text:p>
      <text:p text:style-name="P367">Most modules are prefixed with “Mod_”, just to make it abundantly clear that it is a module, but feel free to use your own name.</text:p>
      <text:p text:style-name="P367"><text:soft-page-break/></text:p>
      <text:p text:style-name="P367">The name you choose must adhere by <text:span text:style-name="T361">4</text:span> rules:</text:p>
      <text:list text:style-name="L42">
        <text:list-item>
          <text:p text:style-name="P368">it must be url safe <text:span text:style-name="T361">(no weird characters)</text:span></text:p>
        </text:list-item>
        <text:list-item>
          <text:p text:style-name="P368">it must be directory safe</text:p>
        </text:list-item>
        <text:list-item>
          <text:p text:style-name="P368">it must be PHP class name safe <text:span text:style-name="T361">(so no spaces for example)</text:span></text:p>
        </text:list-item>
        <text:list-item>
          <text:p text:style-name="P368">preferably start with a capital (to adhere by class naming rules)</text:p>
        </text:list-item>
      </text:list>
      <text:p text:style-name="P367"/>
      <text:h text:style-name="Heading_20_3" text:outline-level="3"><text:bookmark-start text:name="__RefHeading___Toc1677_2312667402"/>Class configuration<text:bookmark-end text:name="__RefHeading___Toc1677_2312667402"/></text:h>
      <text:p text:style-name="P369">In the root of the module folder you will find a .PHP file that is named exactly that same as the folder.</text:p>
      <text:p text:style-name="P369">This is the module file that configures your module.</text:p>
      <text:p text:style-name="P369">This is a class that inherits from <text:span text:style-name="T353">TModuleAbstract.</text:span></text:p>
      <text:p text:style-name="P370"/>
      <text:p text:style-name="P371">The class name in the file must have the same name as the file <text:span text:style-name="T370">and the directory of the module.</text:span></text:p>
      <text:p text:style-name="P372">In other words:</text:p>
      <text:p text:style-name="P373">Internal module name = Class name = file name = folder name</text:p>
      <text:p text:style-name="P373"/>
      <text:p text:style-name="P374"/>
      <text:p text:style-name="P375"/>
      <text:h text:style-name="Heading_20_1" text:outline-level="1"><text:bookmark-start text:name="__RefHeading___Toc1679_2312667402"/>Authentication and authori<text:span text:style-name="T371">z</text:span>ation<text:bookmark-end text:name="__RefHeading___Toc1679_2312667402"/></text:h>
      <text:p text:style-name="P356"/>
      <text:p text:style-name="P376">The authentication and authori<text:span text:style-name="T372">z</text:span>ation part of CMS5 is quite <text:span text:style-name="T373">extensive</text:span></text:p>
      <text:p text:style-name="P376">To be clear:</text:p>
      <text:list text:style-name="L43">
        <text:list-item>
          <text:p text:style-name="P377"><text:span text:style-name="T374">authentication</text:span><text:span text:style-name="T375"> = is the user allowed to log in?</text:span></text:p>
        </text:list-item>
        <text:list-item>
          <text:p text:style-name="P377"><text:span text:style-name="T374">authori</text:span><text:span text:style-name="T376">z</text:span><text:span text:style-name="T374">ation</text:span><text:span text:style-name="T375"> = WHAT is a user allowed to do? </text:span><text:span text:style-name="T377">(permissions)</text:span></text:p>
        </text:list-item>
      </text:list>
      <text:p text:style-name="P378"/>
      <text:p text:style-name="P379">There are 3 models that have to do with authentication:</text:p>
      <text:list text:style-name="L44">
        <text:list-item>
          <text:p text:style-name="P380"><text:span text:style-name="T9">users</text:span><text:line-break/>A user has a username and password.</text:p>
          <text:p text:style-name="P380"><text:span text:style-name="T378">For security reasons the email </text:span><text:span text:style-name="T379">address</text:span><text:span text:style-name="T378"> is </text:span><text:span text:style-name="T380">NOT</text:span><text:span text:style-name="T378"> the username (when you want to hack, you have 50% of the </text:span><text:span text:style-name="T379">username-password combination </text:span><text:span text:style-name="T378">already </text:span><text:span text:style-name="T379">when you know an email address</text:span><text:span text:style-name="T378">).</text:span><text:line-break/>The login can be disabled with a checkbox and an auto expiration date.<text:line-break/>You can assign a user-account and a user-role to a user.<text:line-break/></text:p>
        </text:list-item>
        <text:list-item>
          <text:p text:style-name="P381">user accounts</text:p>
          <text:p text:style-name="P382">A user account has 1 or more users.</text:p>
          <text:p text:style-name="P382">User accounts are used to bill clients.</text:p>
          <text:p text:style-name="P382">A client can assign new users to their user account (when they pay for more users).</text:p>
          <text:p text:style-name="P382"><text:line-break/><text:span text:style-name="T129">For example:<text:line-break/>Let’s say: I am the company Mailchimp.<text:line-break/>I want to bill my client $100 per month for sending emails.<text:line-break/>That client has 1 user account, I send 1 bill per month to that account.<text:line-break/>My client has multiple employees: a writer, an editor, the boss.<text:line-break/>Each employee of the client has its own individual user account.</text:span><text:line-break/></text:p>
        </text:list-item>
        <text:list-item>
          <text:p text:style-name="P383"><text:span text:style-name="T9">user roles / </text:span><text:span text:style-name="T381">plans</text:span><text:line-break/><text:span text:style-name="T382">User roles are the roles that users fulfill in the system.<text:line-break/></text:span><text:span text:style-name="T383">A role can be a writer, editor, and boss.<text:line-break/>But these roles can also be plans or tiers: basic, advanced, pro.<text:line-break/></text:span><text:span text:style-name="T384">Think of roles as: any </text:span><text:span text:style-name="T385">entity</text:span><text:span text:style-name="T384"> that needs permissions.</text:span></text:p>
        </text:list-item>
      </text:list>
      <text:p text:style-name="P384"/>
      <text:p text:style-name="P385">There is 1 model that handles authorization</text:p>
      <text:list text:style-name="L45">
        <text:list-item>
          <text:p text:style-name="P386"><text:span text:style-name="T377">permissions<text:line-break/></text:span><text:span text:style-name="T386">Permissions are store</text:span><text:span text:style-name="T387">d</text:span><text:span text:style-name="T386"> on user-role level.<text:line-break/>So not every single user has their own individual permissions.</text:span></text:p>
        </text:list-item>
      </text:list>
      <text:p text:style-name="P385"/>
      <text:h text:style-name="Heading_20_2" text:outline-level="2"><text:bookmark-start text:name="__RefHeading___Toc2641_1370920561"/>Auth()<text:bookmark-end text:name="__RefHeading___Toc2641_1370920561"/></text:h>
      <text:p text:style-name="P387"><text:span text:style-name="T388">To authorize an action you can request the authorization with the </text:span><text:span text:style-name="T389">auth</text:span><text:span text:style-name="T390">(</text:span><text:span text:style-name="T391">$sModule</text:span><text:span text:style-name="T390">, </text:span><text:span text:style-name="T391">$sCategoryOrScreen</text:span><text:span text:style-name="T390">, </text:span><text:span text:style-name="T391">$sOperation</text:span><text:span text:style-name="T390">)</text:span><text:span text:style-name="T388"> function from lib_sys_framework.<text:line-break/></text:span><text:span text:style-name="T392">This returns a boolean: true = access, false = access denied.</text:span></text:p>
      <text:p text:style-name="P387"/>
      <text:p text:style-name="P388"><text:span text:style-name="T392">These operations need to registered </text:span><text:span text:style-name="T393">once </text:span><text:span text:style-name="T394">(in database) </text:span><text:span text:style-name="T393">on install </text:span><text:span text:style-name="T392">before being able to use!</text:span></text:p>
      <text:p text:style-name="P387"><text:soft-page-break/><text:span text:style-name="T392">Every operations gets a record in the permissions table for each user role.</text:span><text:span text:style-name="T388"><text:line-break/></text:span></text:p>
      <text:p text:style-name="P389">To register <text:span text:style-name="T395">permissions</text:span>:</text:p>
      <text:p text:style-name="P390"><text:span text:style-name="T396">When you create a module, you have to return these permissions by implementing </text:span><text:span text:style-name="T389">getPermissions</text:span><text:span text:style-name="T397">()</text:span><text:span text:style-name="T398"> in an array.</text:span></text:p>
      <text:p text:style-name="P390"/>
      <text:p text:style-name="P391">auth() only works when a user is logged in.<text:line-break/>(the permissions are loaded by TAuthenticationSystem when a user logs in)</text:p>
      <text:p text:style-name="P390"/>
      <text:p text:style-name="P392"/>
      <text:h text:style-name="Heading_20_2" text:outline-level="2"><text:bookmark-start text:name="__RefHeading___Toc2643_1370920561"/>TAuthenticationSystemAbstract<text:bookmark-end text:name="__RefHeading___Toc2643_1370920561"/></text:h>
      <text:p text:style-name="P393">There is a TAuthenticationSystemAbstract class <text:span text:style-name="T399">that handles both </text:span><text:span text:style-name="T400">authorisation and authentication</text:span><text:span text:style-name="T399">.</text:span><text:line-break/>This is the backbone for authentication <text:span text:style-name="T401">that has close ties with multiple controllers controlling the different screens (login screen, password lost screen, create account screen).<text:line-break/></text:span><text:span text:style-name="T402">It knows for example all the URLs of the controllers, </text:span><text:span text:style-name="T403">it also has instantiated objects of users and user sessions.</text:span><text:span text:style-name="T402"><text:line-break/>This way you only have to set all the urls </text:span><text:span text:style-name="T404">and instantiate classes</text:span><text:span text:style-name="T402"> once in the </text:span>T<text:span text:style-name="T402">A</text:span>uthenticationSystemAbstract <text:span text:style-name="T402">child class, </text:span><text:span text:style-name="T405">not in every … single … controller</text:span><text:span text:style-name="T402">.</text:span></text:p>
      <text:p text:style-name="P394"/>
      <text:p text:style-name="P395">To <text:span text:style-name="T406">write your own login system </text:span><text:span text:style-name="T407">(a webshop, a tool)</text:span>, inherit <text:span text:style-name="T388">TAuthenticationSystemAbstract</text:span> in your own class (like <text:span text:style-name="T408">done for the CMS with</text:span> TCMSAuthenticationSystem).<text:line-break/>Also inherit the <text:span text:style-name="T407">abtract </text:span>controller <text:span text:style-name="T407">classes</text:span> (login screen, password lost screen, create account screen) that you need for your own login system.</text:p>
      <text:p text:style-name="P396"/>
      <text:p text:style-name="P396">The idea is that all basic functionality is in the abstract parent classes (TAuthenticationSystemAbstract, TLoginFormControllerAbstract etc), but you have to answer questions (by implementing abstract methods like: where is the template located) to apply functionality to your login system.</text:p>
      <text:p text:style-name="P397"/>
      <text:p text:style-name="P397">By inheriting these abstract classes you have your own login system implemented with all the advanced features like Recaptcha login.</text:p>
      <text:p text:style-name="P398"/>
      <text:p text:style-name="P385"/>
      <text:h text:style-name="Heading_20_2" text:outline-level="2"><text:bookmark-start text:name="__RefHeading___Toc1681_2312667402"/>Default login<text:bookmark-end text:name="__RefHeading___Toc1681_2312667402"/></text:h>
      <text:p text:style-name="P376">The default login after installing:</text:p>
      <text:p text:style-name="P376">user: root</text:p>
      <text:p text:style-name="P376">password: root</text:p>
      <text:p text:style-name="P376">You need to change this password on the first login.</text:p>
      <text:p text:style-name="P376"/>
      <text:p text:style-name="P399"/>
      <text:h text:style-name="Heading_20_1" text:outline-level="1"><text:bookmark-start text:name="__RefHeading___Toc1683_2312667402"/>Templates<text:bookmark-end text:name="__RefHeading___Toc1683_2312667402"/></text:h>
      <text:p text:style-name="P400">There is a very small but efficient template engine in CMS5</text:p>
      <text:p text:style-name="P400">It uses just normal/regular PHP, so you can use normal PHP code (structures, valuables).</text:p>
      <text:p text:style-name="P400"><text:span text:style-name="T409">But y</text:span><text:span text:style-name="T410">ou need to explicitly push variables with their values to the template</text:span>.</text:p>
      <text:p text:style-name="P400"><text:span text:style-name="T411">T</text:span>hings like constants <text:span text:style-name="T411">and global variables </text:span>are <text:span text:style-name="T412">automatically</text:span> available in templates!</text:p>
      <text:p text:style-name="P400"/>
      <text:h text:style-name="Heading_20_2" text:outline-level="2"><text:bookmark-start text:name="__RefHeading___Toc2645_1370920561"/>Templates and skins<text:bookmark-end text:name="__RefHeading___Toc2645_1370920561"/></text:h>
      <text:p text:style-name="P401">There are skins and templates:</text:p>
      <text:list text:style-name="L46">
        <text:list-item>
          <text:p text:style-name="P402"><text:span text:style-name="T413">skin</text:span><text:span text:style-name="T414"> = everything that </text:span><text:span text:style-name="T413">doesn’t</text:span><text:span text:style-name="T414"> change from page to page, like a header and menu</text:span></text:p>
        </text:list-item>
        <text:list-item>
          <text:p text:style-name="P402"><text:span text:style-name="T413">template</text:span><text:span text:style-name="T414"> = everything that </text:span><text:span text:style-name="T413">does</text:span><text:span text:style-name="T414"> change from page to page, like text in a blog post</text:span></text:p>
        </text:list-item>
      </text:list>
      <text:p text:style-name="P401"/>
      <text:p text:style-name="P403">A skin is a template in itself that is rendered around another template.<text:line-break/>In other words: a webpage contains 2 templates pasted into each other: 1 border, 1 content.</text:p>
      <text:p text:style-name="P403"/>
      <text:p text:style-name="P403">Both skins and templates are stored in the templates directories in the CMS and modules.</text:p>
      <text:list text:style-name="L47">
        <text:list-item>
          <text:p text:style-name="P404"><text:span text:style-name="T415">Skins</text:span><text:span text:style-name="T416"> have the prefix: </text:span><text:span text:style-name="T415">skin_</text:span></text:p>
        </text:list-item>
        <text:list-item>
          <text:p text:style-name="P404"><text:span text:style-name="T415">Templates</text:span><text:span text:style-name="T416"> have the prefix: </text:span><text:span text:style-name="T415">tpl_</text:span></text:p>
        </text:list-item>
      </text:list>
      <text:p text:style-name="P401"/>
      <text:h text:style-name="Heading_20_2" text:outline-level="2"><text:bookmark-start text:name="__RefHeading___Toc2647_1370920561"/>Early and late binding variables<text:bookmark-end text:name="__RefHeading___Toc2647_1370920561"/></text:h>
      <text:p text:style-name="P400">The standard controller <text:span text:style-name="T417">(TControllerAbstract) </text:span>supports early binding variables (standard php variables) and late binding variables for these templates (variables that start and end with a bracket, for example: [name])</text:p>
      <text:p text:style-name="P400">This way you can cache parts of a page (early binding variables), but not others (late binding variables).</text:p>
      <text:p text:style-name="P400"/>
      <text:h text:style-name="Heading_20_2" text:outline-level="2"><text:bookmark-start text:name="__RefHeading___Toc1685_2312667402"/>renderTemplate()<text:bookmark-end text:name="__RefHeading___Toc1685_2312667402"/></text:h>
      <text:p text:style-name="P400">The function renderTemplate() (in lib_sys_framework.php) renders templates <text:span text:style-name="T418">and skins</text:span>.<text:line-break/><text:span text:style-name="T419">In practice, you will never use this function directly, because the most convenient way is to use TControllerAbstract which supports caching. </text:span></text:p>
      <text:p text:style-name="P400"/>
      <text:p text:style-name="P403">This function only renders 1 template <text:span text:style-name="T418">or skin.</text:span><text:line-break/>So if you have a template in a skin, you need to render the template first, then paste the rendered template in the skin.<text:line-break/>This is exactly what happens automatically in TControllerAbstract.</text:p>
      <text:p text:style-name="P400"/>
      <text:h text:style-name="Heading_20_2" text:outline-level="2"><text:bookmark-start text:name="__RefHeading___Toc1687_2312667402"/>TControllerAbstract<text:bookmark-end text:name="__RefHeading___Toc1687_2312667402"/></text:h>
      <text:p text:style-name="P405">T<text:span text:style-name="T420">C</text:span>ontrollerAbstract has the features to cache and render these templates with early- and late binding variables.<text:line-break/>TControllerAbstract→render()<text:span text:style-name="T421"> calls </text:span>renderTemplate() <text:s/><text:span text:style-name="T421">from</text:span> lib_sys_framework.php.</text:p>
      <text:p text:style-name="P406"><text:line-break/><text:span text:style-name="T419">To use early/late binding variables: i</text:span><text:span text:style-name="T420">nherit </text:span>T<text:span text:style-name="T420">C</text:span>ontrollerAbstract-&gt;<text:span text:style-name="T420">executeEarlyBinding() or </text:span><text:soft-page-break/>TcontrollerAbstract→executeLateBinding()<text:span text:style-name="T420">.<text:line-break/></text:span><text:span text:style-name="T419">Both functions return an associative array with the variables.</text:span></text:p>
      <text:p text:style-name="P406"/>
      <text:p text:style-name="P407"/>
      <text:h text:style-name="Heading_20_1" text:outline-level="1"><text:bookmark-start text:name="__RefHeading___Toc6511_657776424"/>Troubleshooting<text:bookmark-end text:name="__RefHeading___Toc6511_657776424"/></text:h>
      <text:p text:style-name="P406"/>
      <text:h text:style-name="Heading_20_2" text:outline-level="2"><text:bookmark-start text:name="__RefHeading___Toc6513_657776424"/>Endless redirects<text:bookmark-end text:name="__RefHeading___Toc6513_657776424"/></text:h>
      <text:p text:style-name="P408">Sometimes endless redirects happen with the inlog screen.<text:line-break/>Most likely 2 things are the matter:</text:p>
      <text:list text:style-name="L48">
        <text:list-item>
          <text:p text:style-name="P409">a path is misconfigured in the config file</text:p>
        </text:list-item>
        <text:list-item>
          <text:p text:style-name="P409">the ishttps=true in config file, when there is no https available (like in a dev environment).<text:line-break/>For security reasons a site always redirects to the https variant, which doesn’t exist so it defaults to http, which is redirected to https which doesn’t exist etc etc.</text:p>
        </text:list-item>
      </text:list>
      <text:h text:style-name="P6" text:outline-level="1"><text:bookmark-start text:name="__RefHeading___Toc2649_1370920561"/>Themes<text:bookmark-end text:name="__RefHeading___Toc2649_1370920561"/></text:h>
      <text:p text:style-name="P410">CMS5 supports themes, which you can switch in the options screen.</text:p>
      <text:p text:style-name="P410">A theme is the visual layout of CMS5.<text:line-break/>This is a theme for the CMS itself, not the website it controls!</text:p>
      <text:p text:style-name="P410">This way you can build a customized layout for a client to use CMS5 with their specific colors and their specific needs, while leaving all the business logic in tact.</text:p>
      <text:p text:style-name="P406"/>
      <text:h text:style-name="Heading_20_2" text:outline-level="2"><text:bookmark-start text:name="__RefHeading___Toc2651_1370920561"/><text:span text:style-name="T422">D</text:span>irector<text:span text:style-name="T422">ies</text:span><text:bookmark-end text:name="__RefHeading___Toc2651_1370920561"/></text:h>
      <text:p text:style-name="P410"><text:span text:style-name="T412">In the “views” directory in the CMS root, you can find the </text:span>“all-themes” directory, <text:span text:style-name="T412">here you can find all themes of the system.</text:span></text:p>
      <text:p text:style-name="P410">The current theme is located in the “current-theme” directory.</text:p>
      <text:p text:style-name="P410">The theme in the “current-theme” directory is a 1-on-1 copy from the theme in the “all themes” directory (so it is doubly stored).</text:p>
      <text:p text:style-name="P411">The currently installed theme is marked with the “__INSTALLED___” directive in the directory name.</text:p>
      <text:p text:style-name="P410"/>
      <text:p text:style-name="P410"/>
      <text:h text:style-name="Heading_20_3" text:outline-level="3"><text:bookmark-start text:name="__RefHeading___Toc2653_1370920561"/>Why this solution?<text:bookmark-end text:name="__RefHeading___Toc2653_1370920561"/></text:h>
      <text:p text:style-name="P412">I choose for a solution where files <text:span text:style-name="T423">of the current theme </text:span>are always stored in the same directory, doesn’t matter which theme is selected.</text:p>
      <text:p text:style-name="P412"/>
      <text:p text:style-name="P413"><text:span text:style-name="T424">I want the user to select </text:span><text:span text:style-name="T425">a theme to in the options screen.</text:span></text:p>
      <text:list text:style-name="L49">
        <text:list-item>
          <text:p text:style-name="P414"><text:span text:style-name="T426">I </text:span><text:span text:style-name="T425">can’t use the config file, because it is fixed.</text:span></text:p>
        </text:list-item>
        <text:list-item>
          <text:p text:style-name="P414"><text:span text:style-name="T426">I don’t want to use the database because it is </text:span><text:span text:style-name="T427">a very</text:span><text:span text:style-name="T426"> expensive operation that is repeated for each and every loaded file (css, js, images)</text:span></text:p>
        </text:list-item>
        <text:list-item>
          <text:p text:style-name="P415"><text:span text:style-name="T428">With this solution you always know where your current theme is stored</text:span><text:span text:style-name="T429">.</text:span></text:p>
        </text:list-item>
      </text:list>
      <text:p text:style-name="P410"/>
      <text:p text:style-name="P410">For example:</text:p>
      <text:p text:style-name="P410">When I <text:span text:style-name="T429">want to include a stylesheet: include_once APP_PATH_LOCAL_CMS_THEMES_STYLESHEETS.'/withmenu.css'; </text:span></text:p>
      <text:p text:style-name="P416">I know the stylesheet is in the “current-theme” directory, without have to request the database.</text:p>
      <text:p text:style-name="P416"/>
      <text:p text:style-name="P416">The same applies to requesting images.<text:line-break/>When there are 20 images on a page (icons for example), I know where they are stored, regardless of the theme.<text:line-break/>This is fastest method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 Light" fo:font-family="'Calibri Light'" style:font-family-generic="swiss" style:font-pitch="variable" officeooo:rsid="001d56c1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5pt" fo:font-weight="bold" style:font-size-asian="15pt" style:font-weight-asian="bold" style:font-size-complex="15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11-27T10:47:15.654000000</meta:creation-date>
    <dc:date>2025-10-17T13:39:47.117862600</dc:date>
    <meta:editing-duration>P1DT2H15M20S</meta:editing-duration>
    <meta:editing-cycles>536</meta:editing-cycles>
    <meta:generator>LibreOffice/25.2.5.2$Windows_X86_64 LibreOffice_project/03d19516eb2e1dd5d4ccd751a0d6f35f35e08022</meta:generator>
    <meta:document-statistic meta:table-count="4" meta:image-count="0" meta:object-count="0" meta:page-count="41" meta:paragraph-count="889" meta:word-count="10068" meta:character-count="60185" meta:non-whitespace-character-count="51056"/>
  </office:meta>
</office:document-meta>
</file>